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style>
    <style:style style:name="P4" style:family="paragraph" style:parent-style-name="List_20_Heading" style:list-style-name="L5"/>
    <style:style style:name="P5" style:family="paragraph" style:parent-style-name="List_20_Contents" style:list-style-name="L5">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T1" style:family="text">
      <style:text-properties officeooo:rsid="00158edc"/>
    </style:style>
    <style:style style:name="T2" style:family="text">
      <style:text-properties officeooo:rsid="0015b84e"/>
    </style:style>
    <style:style style:name="T3" style:family="text">
      <style:text-properties officeooo:rsid="00193de6"/>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T</text:span>utoriais &amp; Exemplos</text:h>
      <text:p text:style-name="Text_20_body">Nesta seção, você poderá caminhar através de típicas aplicações CakePHP para ver como todas as peças se encaixam.</text:p>
      <text:p text:style-name="Text_20_body">Como alternativa, você pode preferir visitar o repositório não oficial de plugins para o CakePHP <text:a xlink:type="simple" xlink:href="https://plugins.cakephp.org/" text:style-name="Internet_20_link" text:visited-style-name="Visited_20_Internet_20_Link">CakePackages</text:a> e a <text:a xlink:type="simple" xlink:href="https://bakery.cakephp.org/" text:style-name="Internet_20_link" text:visited-style-name="Visited_20_Internet_20_Link">Bakery (Padaria)</text:a> para conhecer aplicações e componentes existentes.</text:p>
      <text:list xml:id="list3521670360" text:style-name="L1">
        <text:list-item>
          <text:p text:style-name="P11"><text:a xlink:type="simple" xlink:href="https://book.cakephp.org/3.0/pt/tutorials-and-examples/bookmarks/intro.html" text:style-name="Internet_20_link" text:visited-style-name="Visited_20_Internet_20_Link">Tutorial - Criando um Bookmarker - Parte 1</text:a> </text:p>
        </text:list-item>
        <text:list-item>
          <text:p text:style-name="P11"><text:a xlink:type="simple" xlink:href="https://book.cakephp.org/3.0/pt/tutorials-and-examples/bookmarks/part-two.html" text:style-name="Internet_20_link" text:visited-style-name="Visited_20_Internet_20_Link">Tutorial - Criando um Bookmarker - Parte 2</text:a> </text:p>
        </text:list-item>
        <text:list-item>
          <text:p text:style-name="P11"><text:a xlink:type="simple" xlink:href="https://book.cakephp.org/3.0/pt/tutorials-and-examples/blog/blog.html" text:style-name="Internet_20_link" text:visited-style-name="Visited_20_Internet_20_Link">Tutorial - Criando um Blog - Parte 1</text:a> </text:p>
        </text:list-item>
        <text:list-item>
          <text:p text:style-name="P11"><text:a xlink:type="simple" xlink:href="https://book.cakephp.org/3.0/pt/tutorials-and-examples/blog/part-two.html" text:style-name="Internet_20_link" text:visited-style-name="Visited_20_Internet_20_Link">Tutorial - Criando um Blog - Parte 2</text:a> </text:p>
        </text:list-item>
        <text:list-item>
          <text:p text:style-name="P11"><text:a xlink:type="simple" xlink:href="https://book.cakephp.org/3.0/pt/tutorials-and-examples/blog/part-three.html" text:style-name="Internet_20_link" text:visited-style-name="Visited_20_Internet_20_Link">Tutorial - Criando um Blog - Parte 3</text:a> </text:p>
        </text:list-item>
        <text:list-item>
          <text:p text:style-name="P6"><text:a xlink:type="simple" xlink:href="https://book.cakephp.org/3.0/pt/tutorials-and-examples/blog-auth-example/auth.html" text:style-name="Internet_20_link" text:visited-style-name="Visited_20_Internet_20_Link">Tutorial - Criando um Blog - Autenticação e Autorização</text:a> </text:p>
        </text:list-item>
      </text:list>
      <text:p text:style-name="Standard"/>
      <text:h text:style-name="Heading_20_1" text:outline-level="1">Tutorial - Criando um Bookmarker - Parte 1</text:h>
      <text:section text:style-name="Sect1" text:name="tutorial-criando-um-bookmarker-parte-1">
        <text:p text:style-name="Text_20_body">Esse tutorial vai guiar você através da criação de uma simples aplicação de marcação (bookmarker). Para começar, nós vamos instalar o CakePHP, criar nosso banco de dados, e usar as ferramentas que o CakePHP fornece para subir nossa aplicação de forma rápida.</text:p>
        <text:p text:style-name="Text_20_body">Aqui está o que você vai precisar:</text:p>
        <text:list xml:id="list2392365684" text:style-name="L2">
          <text:list-item>
            <text:p text:style-name="P12">Um servidor de banco de dados. Nós vamos usar o servidor MySQL neste tutorial. Você precisa saber o suficiente sobre SQL para criar um banco de dados: O CakePHP vai tomar as rédeas a partir daí. Por nós estarmos usando o MySQL, também certifique-se que você tem a extensão <text:span text:style-name="Source_20_Text">pdo_mysql</text:span> habilitada no PHP. </text:p>
          </text:list-item>
          <text:list-item>
            <text:p text:style-name="P7">Conhecimento básico sobre PHP. </text:p>
          </text:list-item>
        </text:list>
        <text:p text:style-name="Text_20_body">Vamos começar!</text:p>
        <text:section text:style-name="Sect1" text:name="instalacao-do-cakephp">
          <text:h text:style-name="Heading_20_2" text:outline-level="2">Instalação do CakePHP</text:h>
          <text:p text:style-name="Text_20_body">A maneira mais fácil de instalar o CakePHP é usando Composer, um gerenciador de dependências para o PHP. É uma forma simples de instalar o CakePHP a partir de seu terminal ou prompt de comando. Primeiro, você precisa baixar e instalar o Composer. Se você tiver instalada a extensão cURL do PHP, execute o seguinte comando:</text:p>
          <text:p text:style-name="P2">curl -s https://getcomposer.org/installer | php</text:p>
          <text:p text:style-name="Text_20_body">Ao invés disso, você também pode baixar o arquivo <text:span text:style-name="Source_20_Text">composer.phar</text:span> do <text:a xlink:type="simple" xlink:href="https://getcomposer.org/download/" text:style-name="Internet_20_link" text:visited-style-name="Visited_20_Internet_20_Link">site</text:a> oficial.</text:p>
          <text:p text:style-name="Text_20_body">Em seguida, basta digitar a seguinte linha no seu terminal a partir do diretório onde se localiza o arquivo <text:span text:style-name="Source_20_Text">composer.phar</text:span> para instalar o esqueleto de aplicações do CakePHP no diretório <text:span text:style-name="Source_20_Text">bookmarker</text:span>.</text:p>
          <text:p text:style-name="P2">php composer.phar create-project --prefer-dist cakephp/app bookmarker</text:p>
          <text:p text:style-name="Text_20_body"><text:soft-page-break/>A vantagem de usar Composer é que ele irá completar automaticamente um conjunto importante de tarefas, como configurar as permissões de arquivo e criar a sua <text:span text:style-name="Strong_20_Emphasis">config/app.php</text:span>.</text:p>
          <text:p text:style-name="Text_20_body">Há outras maneiras de instalar o CakePHP. Se você não puder ou não quiser usar Composer, veja a seção <text:a xlink:type="simple" xlink:href="https://book.cakephp.org/3.0/pt/installation.html" text:style-name="Internet_20_link" text:visited-style-name="Visited_20_Internet_20_Link">Instalação</text:a>.</text:p>
          <text:p text:style-name="Text_20_body">Independentemente de como você baixou o CakePHP, uma vez que sua instalação for concluída, a estrutura dos diretórios deve ficar parecida com o seguinte:</text:p>
          <text:p text:style-name="Preformatted_20_Text">/bookmarker</text:p>
          <text:p text:style-name="Preformatted_20_Text"><text:s text:c="4"/>/bin</text:p>
          <text:p text:style-name="Preformatted_20_Text"><text:s text:c="4"/>/config</text:p>
          <text:p text:style-name="Preformatted_20_Text"><text:s text:c="4"/>/logs</text:p>
          <text:p text:style-name="Preformatted_20_Text"><text:s text:c="4"/>/plugins</text:p>
          <text:p text:style-name="Preformatted_20_Text"><text:s text:c="4"/>/src</text:p>
          <text:p text:style-name="Preformatted_20_Text"><text:s text:c="4"/>/tests</text:p>
          <text:p text:style-name="Preformatted_20_Text"><text:s text:c="4"/>/tmp</text:p>
          <text:p text:style-name="Preformatted_20_Text"><text:s text:c="4"/>/vendor</text:p>
          <text:p text:style-name="Preformatted_20_Text"><text:s text:c="4"/>/webroot</text:p>
          <text:p text:style-name="Preformatted_20_Text"><text:s text:c="4"/>.editorconfig</text:p>
          <text:p text:style-name="Preformatted_20_Text"><text:s text:c="4"/>.gitignore</text:p>
          <text:p text:style-name="Preformatted_20_Text"><text:s text:c="4"/>.htaccess</text:p>
          <text:p text:style-name="Preformatted_20_Text"><text:s text:c="4"/>.travis.yml</text:p>
          <text:p text:style-name="Preformatted_20_Text"><text:s text:c="4"/>composer.json</text:p>
          <text:p text:style-name="Preformatted_20_Text"><text:s text:c="4"/>index.php</text:p>
          <text:p text:style-name="Preformatted_20_Text"><text:s text:c="4"/>phpunit.xml.dist</text:p>
          <text:p text:style-name="P2"><text:s text:c="4"/>README.md</text:p>
          <text:p text:style-name="Text_20_body">Agora pode ser um bom momento para aprender sobre como a estrutura de diretórios do CakePHP funciona: Confira a seção <text:a xlink:type="simple" xlink:href="https://book.cakephp.org/3.0/pt/intro/cakephp-folder-structure.html" text:style-name="Internet_20_link" text:visited-style-name="Visited_20_Internet_20_Link">Estrutura de pastas do CakePHP</text:a>.</text:p>
        </text:section>
        <text:section text:style-name="Sect1" text:name="verificando-nossa-instalacao">
          <text:h text:style-name="Heading_20_2" text:outline-level="2">Verificando nossa instalação</text:h>
          <text:p text:style-name="Text_20_body">Podemos checar rapidamente que a nossa instalação está correta, verificando a página inicial padrão. Antes que você possa fazer isso, você vai precisar iniciar o servidor de desenvolvimento:</text:p>
          <text:p text:style-name="P2">bin/cake server</text:p>
          <text:p text:style-name="Text_20_body">Isto irá iniciar o servidor embutido do PHP na porta 8765. Abra <text:span text:style-name="Source_20_Text">http://localhost:8765</text:span> em seu navegador para ver a página de boas-vindas. Todas as verificações devem estar checadas corretamente, a não ser a conexão com banco de dados do CakePHP. Se não, você pode precisar instalar extensões do PHP adicionais, ou definir permissões de diretório.</text:p>
        </text:section>
        <text:section text:style-name="Sect1" text:name="criando-o-banco-de-dados">
          <text:h text:style-name="Heading_20_2" text:outline-level="2">Criando o banco de dados</text:h>
          <text:p text:style-name="Text_20_body">Em seguida, vamos criar o banco de dados para a nossa aplicação. Se você ainda não tiver feito isso, crie um banco de dados vazio para uso nesse tutorial, com um nome de sua escolha, por exemplo, <text:span text:style-name="Source_20_Text">cake_bookmarks</text:span>. Você pode executar o seguinte SQL para criar as tabelas necessárias:</text:p>
          <text:p text:style-name="Preformatted_20_Text">CREATE TABLE users (</text:p>
          <text:p text:style-name="Preformatted_20_Text"><text:s text:c="4"/>id INT AUTO_INCREMENT PRIMARY KEY,</text:p>
          <text:p text:style-name="Preformatted_20_Text"><text:s text:c="4"/>email VARCHAR(255) NOT NULL,</text:p>
          <text:p text:style-name="Preformatted_20_Text"><text:s text:c="4"/>password VARCHAR(255) NOT NULL,</text:p>
          <text:p text:style-name="Preformatted_20_Text"><text:s text:c="4"/>created DATETIME,</text:p>
          <text:p text:style-name="Preformatted_20_Text"><text:s text:c="4"/>modified DATETIME</text:p>
          <text:p text:style-name="Preformatted_20_Text"><text:soft-page-break/>);</text:p>
          <text:p text:style-name="Preformatted_20_Text"/>
          <text:p text:style-name="Preformatted_20_Text">CREATE TABLE bookmarks (</text:p>
          <text:p text:style-name="Preformatted_20_Text"><text:s text:c="4"/>id INT AUTO_INCREMENT PRIMARY KEY,</text:p>
          <text:p text:style-name="Preformatted_20_Text"><text:s text:c="4"/>user_id INT NOT NULL,</text:p>
          <text:p text:style-name="Preformatted_20_Text"><text:s text:c="4"/>title VARCHAR(50),</text:p>
          <text:p text:style-name="Preformatted_20_Text"><text:s text:c="4"/>description TEXT,</text:p>
          <text:p text:style-name="Preformatted_20_Text"><text:s text:c="4"/>url TEXT,</text:p>
          <text:p text:style-name="Preformatted_20_Text"><text:s text:c="4"/>created DATETIME,</text:p>
          <text:p text:style-name="Preformatted_20_Text"><text:s text:c="4"/>modified DATETIME,</text:p>
          <text:p text:style-name="Preformatted_20_Text"><text:s text:c="4"/>FOREIGN KEY user_key (user_id) REFERENCES users(id)</text:p>
          <text:p text:style-name="Preformatted_20_Text">);</text:p>
          <text:p text:style-name="Preformatted_20_Text"/>
          <text:p text:style-name="Preformatted_20_Text">CREATE TABLE tags (</text:p>
          <text:p text:style-name="Preformatted_20_Text"><text:s text:c="4"/>id INT AUTO_INCREMENT PRIMARY KEY,</text:p>
          <text:p text:style-name="Preformatted_20_Text"><text:s text:c="4"/>title VARCHAR(255),</text:p>
          <text:p text:style-name="Preformatted_20_Text"><text:s text:c="4"/>created DATETIME,</text:p>
          <text:p text:style-name="Preformatted_20_Text"><text:s text:c="4"/>modified DATETIME,</text:p>
          <text:p text:style-name="Preformatted_20_Text"><text:s text:c="4"/>UNIQUE KEY (title)</text:p>
          <text:p text:style-name="Preformatted_20_Text">);</text:p>
          <text:p text:style-name="Preformatted_20_Text"/>
          <text:p text:style-name="Preformatted_20_Text">CREATE TABLE bookmarks_tags (</text:p>
          <text:p text:style-name="Preformatted_20_Text"><text:s text:c="4"/>bookmark_id INT NOT NULL,</text:p>
          <text:p text:style-name="Preformatted_20_Text"><text:s text:c="4"/>tag_id INT NOT NULL,</text:p>
          <text:p text:style-name="Preformatted_20_Text"><text:s text:c="4"/>PRIMARY KEY (bookmark_id, tag_id),</text:p>
          <text:p text:style-name="Preformatted_20_Text"><text:s text:c="4"/>INDEX tag_idx (tag_id, bookmark_id),</text:p>
          <text:p text:style-name="Preformatted_20_Text"><text:s text:c="4"/>FOREIGN KEY tag_key(tag_id) REFERENCES tags(id),</text:p>
          <text:p text:style-name="Preformatted_20_Text"><text:s text:c="4"/>FOREIGN KEY bookmark_key(bookmark_id) REFERENCES bookmarks(id)</text:p>
          <text:p text:style-name="P2">);</text:p>
          <text:p text:style-name="Text_20_body">Você deve ter notado que a tabela <text:span text:style-name="Source_20_Text">bookmarks_tags</text:span> utilizada uma chave primária composta. O CakePHP suporta chaves primárias compostas em quase todos os lugares, tornando mais fácil construir aplicações multi-arrendados.</text:p>
          <text:p text:style-name="Text_20_body">Os nomes de tabelas e colunas que usamos não foram arbitrárias. Usando <text:a xlink:type="simple" xlink:href="https://book.cakephp.org/3.0/pt/intro/conventions.html" text:style-name="Internet_20_link" text:visited-style-name="Visited_20_Internet_20_Link">convenções de nomenclatura</text:a> do CakePHP, podemos alavancar o desenvolvimento e evitar ter de configurar o framework. O CakePHP é flexível o suficiente para acomodar até mesmo esquemas de banco de dados legados inconsistentes, mas aderir às convenções vai lhe poupar tempo.</text:p>
        </text:section>
        <text:section text:style-name="Sect1" text:name="configurando-o-banco-de-dados">
          <text:h text:style-name="Heading_20_2" text:outline-level="2">Configurando o banco de dados</text:h>
          <text:p text:style-name="Text_20_body">Em seguida, vamos dizer ao CakePHP onde o nosso banco de dados está e como se conectar a ele. Para muitos, esta será a primeira e última vez que você vai precisar configurar qualquer coisa.</text:p>
          <text:p text:style-name="Text_20_body">A configuração é bem simples: basta alterar os valores do array <text:span text:style-name="Source_20_Text">Datasources.default</text:span> no arquivo <text:span text:style-name="Strong_20_Emphasis">config/app.php</text:span> pelos que se aplicam à sua configuração. A amostra completa da gama de configurações pode ser algo como o seguinte:</text:p>
          <text:p text:style-name="Preformatted_20_Text">return [</text:p>
          <text:p text:style-name="Preformatted_20_Text"><text:s text:c="4"/>// Mais configuração acima.</text:p>
          <text:p text:style-name="Preformatted_20_Text"><text:s text:c="4"/>'Datasources' =&gt; [</text:p>
          <text:p text:style-name="Preformatted_20_Text"><text:s text:c="8"/>'default' =&gt; [</text:p>
          <text:p text:style-name="Preformatted_20_Text"><text:s text:c="12"/>'className' =&gt; 'Cake\Database\Connection',</text:p>
          <text:p text:style-name="Preformatted_20_Text"><text:s text:c="12"/>'driver' =&gt; 'Cake\Database\Driver\Mysql',</text:p>
          <text:p text:style-name="Preformatted_20_Text"><text:s text:c="12"/>'persistent' =&gt; false,</text:p>
          <text:p text:style-name="Preformatted_20_Text"><text:s text:c="12"/>'host' =&gt; 'localhost',</text:p>
          <text:p text:style-name="Preformatted_20_Text"><text:s text:c="12"/>'username' =&gt; 'cakephp',</text:p>
          <text:p text:style-name="Preformatted_20_Text"><text:s text:c="12"/>'password' =&gt; 'AngelF00dC4k3~',</text:p>
          <text:p text:style-name="Preformatted_20_Text"><text:s text:c="12"/>'database' =&gt; 'cake_bookmarks',</text:p>
          <text:p text:style-name="Preformatted_20_Text"><text:soft-page-break/><text:s text:c="12"/>'encoding' =&gt; 'utf8',</text:p>
          <text:p text:style-name="Preformatted_20_Text"><text:s text:c="12"/>'timezone' =&gt; 'UTC',</text:p>
          <text:p text:style-name="Preformatted_20_Text"><text:s text:c="12"/>'cacheMetadata' =&gt; true,</text:p>
          <text:p text:style-name="Preformatted_20_Text"><text:s text:c="8"/>],</text:p>
          <text:p text:style-name="Preformatted_20_Text"><text:s text:c="4"/>],</text:p>
          <text:p text:style-name="Preformatted_20_Text"><text:s text:c="4"/>// Mais configuração abaixo.</text:p>
          <text:p text:style-name="P2">];</text:p>
          <text:p text:style-name="Text_20_body">Depois de salvar o seu arquivo <text:span text:style-name="Strong_20_Emphasis">config/app.php</text:span>, você deve notar que a mensagem ‘CakePHP is able to connect to the database’ tem uma marca de verificação.</text:p>
          <text:p text:style-name="Text_20_body">Uma cópia do arquivo de configuração padrão do CakePHP é encontrado em <text:span text:style-name="Strong_20_Emphasis">config/app.default.php</text:span>.</text:p>
        </text:section>
        <text:section text:style-name="Sect1" text:name="gerando-o-codigo-base">
          <text:h text:style-name="Heading_20_2" text:outline-level="2">Gerando o código base</text:h>
          <text:p text:style-name="Text_20_body">Devido a nosso banco de dados seguir as convenções do CakePHP, podemos usar o <text:a xlink:type="simple" xlink:href="https://book.cakephp.org/3.0/pt/bake/usage.html" text:style-name="Internet_20_link" text:visited-style-name="Visited_20_Internet_20_Link">bake console</text:a> para gerar rapidamente uma aplicação básica . Em sua linha de comando execute:</text:p>
          <text:p text:style-name="Preformatted_20_Text">bin/cake bake all users</text:p>
          <text:p text:style-name="Preformatted_20_Text">bin/cake bake all bookmarks</text:p>
          <text:p text:style-name="P2">bin/cake bake all tags</text:p>
          <text:p text:style-name="Text_20_body">Isso irá gerar os controllers, models, views, seus casos de teste correspondentes, e fixtures para os nossos users, bookmarks e tags. Se você parou seu servidor, reinicie-o e vá para <text:span text:style-name="Source_20_Text">http://localhost:8765/bookmarks</text:span>.</text:p>
          <text:p text:style-name="Text_20_body">Você deverá ver uma aplicação que dá acesso básico, mas funcional a tabelas de banco de dados. Adicione alguns users, bookmarks e tags.</text:p>
        </text:section>
        <text:section text:style-name="Sect1" text:name="adicionando-criptografia-de-senha">
          <text:h text:style-name="Heading_20_2" text:outline-level="2">Adicionando criptografia de senha</text:h>
          <text:p text:style-name="Text_20_body">Quando você criou seus users, você deve ter notado que as senhas foram armazenadas como texto simples. Isso é muito ruim do ponto de vista da segurança, por isso vamos consertar isso.</text:p>
          <text:p text:style-name="Text_20_body">Este também é um bom momento para falar sobre a camada de modelo. No CakePHP, separamos os métodos que operam em uma coleção de objetos, e um único objeto em diferentes classes. Métodos que operam na recolha de entidades são colocadas na classe <text:span text:style-name="Emphasis">Table</text:span>, enquanto as características pertencentes a um único registro são colocados na classe <text:span text:style-name="Emphasis">Entity</text:span>.</text:p>
          <text:p text:style-name="Text_20_body">Por exemplo, a criptografia de senha é feita no registro individual, por isso vamos implementar esse comportamento no objeto entidade. Dada a circunstância de nós querermos criptografar a senha cada vez que é definida, vamos usar um método modificador/definidor. O CakePHP vai chamar métodos de definição baseados em convenções a qualquer momento que uma propriedade é definida em uma de suas entidades. Vamos adicionar um definidor para a senha. Em <text:span text:style-name="Strong_20_Emphasis">src/Model/Entity/User.php</text:span> adicione o seguinte:</text:p>
          <text:p text:style-name="Preformatted_20_Text">namespace App\Model\Entity;</text:p>
          <text:p text:style-name="Preformatted_20_Text"/>
          <text:p text:style-name="Preformatted_20_Text">use Cake\ORM\Entity;</text:p>
          <text:p text:style-name="Preformatted_20_Text">use Cake\Auth\DefaultPasswordHasher;</text:p>
          <text:p text:style-name="Preformatted_20_Text"/>
          <text:p text:style-name="Preformatted_20_Text">class User extends Entity</text:p>
          <text:p text:style-name="Preformatted_20_Text">{</text:p>
          <text:p text:style-name="Preformatted_20_Text"/>
          <text:p text:style-name="Preformatted_20_Text"><text:soft-page-break/><text:s text:c="4"/>// Code from bake.</text:p>
          <text:p text:style-name="Preformatted_20_Text"/>
          <text:p text:style-name="Preformatted_20_Text"><text:s text:c="4"/>protected function _setPassword($value)</text:p>
          <text:p text:style-name="Preformatted_20_Text"><text:s text:c="4"/>{</text:p>
          <text:p text:style-name="Preformatted_20_Text"><text:s text:c="8"/>$hasher = new DefaultPasswordHasher();</text:p>
          <text:p text:style-name="Preformatted_20_Text"><text:s text:c="8"/>return $hasher-&gt;hash($value);</text:p>
          <text:p text:style-name="Preformatted_20_Text"><text:s text:c="4"/>}</text:p>
          <text:p text:style-name="P2">}</text:p>
          <text:p text:style-name="Text_20_body">Agora atualize um dos usuários que você criou anteriormente, se você alterar sua senha, você deve ver um senha criptografada ao invés do valor original nas páginas de lista ou visualização. O CakePHP criptografa senhas com <text:a xlink:type="simple" xlink:href="http://codahale.com/how-to-safely-store-a-password/" text:style-name="Internet_20_link" text:visited-style-name="Visited_20_Internet_20_Link">bcrypt</text:a> por padrão. Você também pode usar sha1 ou md5 caso venha a trabalhar com um banco de dados existente.</text:p>
        </text:section>
        <text:section text:style-name="Sect1" text:name="recuperando-bookmarks-com-uma-tag-especifica">
          <text:h text:style-name="Heading_20_2" text:outline-level="2">Recuperando bookmarks com uma tag específica</text:h>
          <text:p text:style-name="Text_20_body">Agora que estamos armazenando senhas com segurança, podemos construir algumas características mais interessantes em nossa aplicação. Uma vez que você acumulou uma coleção de bookmarks, é útil ser capaz de pesquisar através deles por tag. Em seguida, vamos implementar uma rota, a ação do controller, e um método localizador para pesquisar através de bookmarks por tag.</text:p>
          <text:p text:style-name="Text_20_body">Idealmente, nós teríamos uma URL que se parece com <text:span text:style-name="Source_20_Text">http://localhost:8765/bookmarks/tagged/funny/cat/gifs</text:span>. Isso deveria nos permitir a encontrar todos os bookmarks que têm as tags ‘funny’, ‘cat’ e ‘gifs’. Antes de podermos implementar isso, vamos adicionar uma nova rota. Em <text:span text:style-name="Strong_20_Emphasis">config/routes.php</text:span>, adicione o seguinte na parte superior do arquivo:</text:p>
          <text:p text:style-name="Preformatted_20_Text">Router::scope(</text:p>
          <text:p text:style-name="Preformatted_20_Text"><text:s text:c="4"/>'/bookmarks',</text:p>
          <text:p text:style-name="Preformatted_20_Text"><text:s text:c="4"/>['controller' =&gt; 'Bookmarks'],</text:p>
          <text:p text:style-name="Preformatted_20_Text"><text:s text:c="4"/>function ($routes) {</text:p>
          <text:p text:style-name="Preformatted_20_Text"><text:s text:c="8"/>$routes-&gt;connect('/tagged/*', ['action' =&gt; 'tags']);</text:p>
          <text:p text:style-name="Preformatted_20_Text"><text:s text:c="4"/>}</text:p>
          <text:p text:style-name="P2">);</text:p>
          <text:p text:style-name="Text_20_body">O trecho acima define uma nova “rota” que liga o caminho <text:span text:style-name="Source_20_Text">/bookmarks/tagged/*</text:span>, a <text:span text:style-name="Source_20_Text">BookmarksController::tags()</text:span>. Ao definir rotas, você pode isolar como suas URLs parecerão, de como eles são implementadas. Se fôssemos visitar <text:span text:style-name="Source_20_Text">http://localhost:8765/bookmarks/tagged</text:span>, deveriamos ver uma página de erro informativa do CakePHP. Vamos implementar esse método ausente agora. Em <text:span text:style-name="Strong_20_Emphasis">src/Controller/BookmarksController.php</text:span> adicione o seguinte trecho:</text:p>
          <text:p text:style-name="Preformatted_20_Text">public function tags()</text:p>
          <text:p text:style-name="Preformatted_20_Text">{</text:p>
          <text:p text:style-name="Preformatted_20_Text"><text:s text:c="4"/>$tags = $this-&gt;request-&gt;getParam('pass');</text:p>
          <text:p text:style-name="Preformatted_20_Text"><text:s text:c="4"/>$bookmarks = $this-&gt;Bookmarks-&gt;find('tagged', [</text:p>
          <text:p text:style-name="Preformatted_20_Text"><text:s text:c="8"/>'tags' =&gt; $tags</text:p>
          <text:p text:style-name="Preformatted_20_Text"><text:s text:c="4"/>]);</text:p>
          <text:p text:style-name="Preformatted_20_Text"><text:s text:c="4"/>$this-&gt;set(compact('bookmarks', 'tags'));</text:p>
          <text:p text:style-name="P2">}</text:p>
        </text:section>
        <text:section text:style-name="Sect1" text:name="criando-o-metodo-localizador">
          <text:h text:style-name="Heading_20_2" text:outline-level="2"><text:soft-page-break/>Criando o método localizador</text:h>
          <text:p text:style-name="Text_20_body">No CakePHP nós gostamos de manter as nossas ações do controller enxutas, e colocar a maior parte da lógica de nossa aplicação nos modelos. Se você fosse visitar a URL <text:span text:style-name="Source_20_Text">/bookmarks/tagged</text:span> agora, você veria um erro sobre o método <text:span text:style-name="Source_20_Text">findTagged</text:span> não estar implementado ainda, então vamos fazer isso. Em <text:span text:style-name="Strong_20_Emphasis">src/Model/Table/BookmarksTable.php</text:span> adicione o seguinte:</text:p>
          <text:p text:style-name="Preformatted_20_Text">public function findTagged(Query $query, array $options)</text:p>
          <text:p text:style-name="Preformatted_20_Text">{</text:p>
          <text:p text:style-name="Preformatted_20_Text"><text:s text:c="4"/>$bookmarks = $this-&gt;find()</text:p>
          <text:p text:style-name="Preformatted_20_Text"><text:s text:c="8"/>-&gt;select(['id', 'url', 'title', 'description']);</text:p>
          <text:p text:style-name="Preformatted_20_Text"/>
          <text:p text:style-name="Preformatted_20_Text"><text:s text:c="4"/>if (empty($options['tags'])) {</text:p>
          <text:p text:style-name="Preformatted_20_Text"><text:s text:c="8"/>$bookmarks</text:p>
          <text:p text:style-name="Preformatted_20_Text"><text:s text:c="12"/>-&gt;leftJoinWith('Tags')</text:p>
          <text:p text:style-name="Preformatted_20_Text"><text:s text:c="12"/>-&gt;where(['Tags.title IS' =&gt; null]);</text:p>
          <text:p text:style-name="Preformatted_20_Text"><text:s text:c="4"/>} else {</text:p>
          <text:p text:style-name="Preformatted_20_Text"><text:s text:c="8"/>$bookmarks</text:p>
          <text:p text:style-name="Preformatted_20_Text"><text:s text:c="12"/>-&gt;innerJoinWith('Tags')</text:p>
          <text:p text:style-name="Preformatted_20_Text"><text:s text:c="12"/>-&gt;where(['Tags.title IN ' =&gt; $options['tags']]);</text:p>
          <text:p text:style-name="Preformatted_20_Text"><text:s text:c="4"/>}</text:p>
          <text:p text:style-name="Preformatted_20_Text"/>
          <text:p text:style-name="Preformatted_20_Text"><text:s text:c="4"/>return $bookmarks-&gt;group(['Bookmarks.id']);</text:p>
          <text:p text:style-name="P2">}</text:p>
          <text:p text:style-name="Text_20_body">Nós implementamos um método <text:a xlink:type="simple" xlink:href="https://book.cakephp.org/3.0/pt/orm/retrieving-data-and-resultsets.html#custom-find-methods" text:style-name="Internet_20_link" text:visited-style-name="Visited_20_Internet_20_Link">localizador customizado</text:a>. Este é um conceito muito poderoso no CakePHP que lhe permite construir consultas reutilizáveis. Em nossa pesquisa, nós alavancamos o método <text:span text:style-name="Source_20_Text">matching()</text:span> que nos habilita encontrar bookmarks que têm uma tag ‘correspondente’.</text:p>
        </text:section>
        <text:section text:style-name="Sect1" text:name="criando-a-view">
          <text:h text:style-name="Heading_20_2" text:outline-level="2">Criando a view</text:h>
          <text:p text:style-name="Text_20_body">Agora, se você visitar a URL <text:span text:style-name="Source_20_Text">/bookmarks/tagged</text:span>, o CakePHP irá mostrar um erro e deixá-lo saber que você ainda não fez um arquivo view. Em seguida, vamos construir o arquivo view para a nossa ação <text:span text:style-name="Source_20_Text">tags</text:span>. Em <text:span text:style-name="Strong_20_Emphasis">src/Template/Bookmarks/tags.ctp</text:span> coloque o seguinte conteúdo:</text:p>
          <text:p text:style-name="Preformatted_20_Text">&lt;h1&gt;</text:p>
          <text:p text:style-name="Preformatted_20_Text"><text:s text:c="4"/>Bookmarks tagged with</text:p>
          <text:p text:style-name="Preformatted_20_Text"><text:s text:c="4"/>&lt;?= $this-&gt;Text-&gt;toList(h($tags)) ?&gt;</text:p>
          <text:p text:style-name="Preformatted_20_Text">&lt;/h1&gt;</text:p>
          <text:p text:style-name="Preformatted_20_Text"/>
          <text:p text:style-name="Preformatted_20_Text">&lt;section&gt;</text:p>
          <text:p text:style-name="Preformatted_20_Text">&lt;?php foreach ($bookmarks as $bookmark): ?&gt;</text:p>
          <text:p text:style-name="Preformatted_20_Text"><text:s text:c="4"/>&lt;article&gt;</text:p>
          <text:p text:style-name="Preformatted_20_Text"><text:s text:c="8"/>&lt;h4&gt;&lt;?= $this-&gt;Html-&gt;link($bookmark-&gt;title, $bookmark-&gt;url) ?&gt;&lt;/h4&gt;</text:p>
          <text:p text:style-name="Preformatted_20_Text"><text:s text:c="8"/>&lt;small&gt;&lt;?= h($bookmark-&gt;url) ?&gt;&lt;/small&gt;</text:p>
          <text:p text:style-name="Preformatted_20_Text"><text:s text:c="8"/>&lt;?= $this-&gt;Text-&gt;autoParagraph(h($bookmark-&gt;description)) ?&gt;</text:p>
          <text:p text:style-name="Preformatted_20_Text"><text:s text:c="4"/>&lt;/article&gt;</text:p>
          <text:p text:style-name="Preformatted_20_Text">&lt;?php endforeach; ?&gt;</text:p>
          <text:p text:style-name="P2">&lt;/section&gt;</text:p>
          <text:p text:style-name="Text_20_body">O CakePHP espera que os nossos templates sigam a convenção de nomenclatura onde o nome do template é a versão minúscula e grifada do nome da ação do controller.</text:p>
          <text:p text:style-name="Text_20_body">Você pode perceber que fomos capazes de utilizar as variáveis <text:span text:style-name="Source_20_Text">$tags</text:span> e <text:span text:style-name="Source_20_Text">bookmarks</text:span> em nossa view. Quando usamos o método <text:span text:style-name="Source_20_Text">set()</text:span> em nosso controller, automaticamente definimos variáveis <text:soft-page-break/>específicas que devem ser enviadas para a view. A view vai tornar todas as variáveis passadas disponíveis nos templates como variáveis locais.</text:p>
          <text:p text:style-name="Text_20_body">Em nossa view, usamos alguns dos <text:a xlink:type="simple" xlink:href="https://book.cakephp.org/3.0/pt/views/helpers.html" text:style-name="Internet_20_link" text:visited-style-name="Visited_20_Internet_20_Link">helpers</text:a> nativos do CakePHP. Helpers são usados para criar lógica re-utilizável para a formatação de dados, a criação de HTML ou outra saída da view.</text:p>
          <text:p text:style-name="Text_20_body">Agora você deve ser capaz de visitar a URL <text:span text:style-name="Source_20_Text">/bookmarks/tagged/funny</text:span> e ver todas os bookmarks com a tag ‘funny’.</text:p>
          <text:p text:style-name="Text_20_body">Até agora, nós criamos uma aplicação básica para gerenciar bookmarks, tags e users. No entanto, todos podem ver as tags de todos os usuários. No próximo capítulo, vamos implementar a autenticação e restringir os bookmarks visíveis para somente aqueles que pertencem ao usuário atual.</text:p>
          <text:p text:style-name="Text_20_body">Agora vá a <text:a xlink:type="simple" xlink:href="https://book.cakephp.org/3.0/pt/tutorials-and-examples/bookmarks/part-two.html" text:style-name="Internet_20_link" text:visited-style-name="Visited_20_Internet_20_Link">Tutorial - Criando um Bookmarker - Parte 2</text:a> para continuar a construir sua aplicação ou <text:a xlink:type="simple" xlink:href="https://book.cakephp.org/3.0/pt/topics.html" text:style-name="Internet_20_link" text:visited-style-name="Visited_20_Internet_20_Link">mergulhe na documentação</text:a> para saber mais sobre o que CakePHP pode fazer por você.</text:p>
        </text:section>
      </text:section>
      <text:p text:style-name="Standard"/>
      <text:h text:style-name="Heading_20_1" text:outline-level="1">Tutorial - Criando um Bookmarker - Parte 2</text:h>
      <text:section text:style-name="Sect1" text:name="tutorial-criando-um-bookmarker-parte-2">
        <text:p text:style-name="Text_20_body">Depois de terminar a <text:a xlink:type="simple" xlink:href="https://book.cakephp.org/3.0/pt/tutorials-and-examples/bookmarks/intro.html" text:style-name="Internet_20_link" text:visited-style-name="Visited_20_Internet_20_Link">primeira parte deste tutorial</text:a>, você deve ter uma aplicação muito básica. Neste capítulo iremos adicionar autenticação e restringir as bookmarks para que cada usuário possa ver/modificar somente aquelas tags que possuam.</text:p>
        <text:section text:style-name="Sect1" text:name="adicionando-login">
          <text:h text:style-name="Heading_20_2" text:outline-level="2">Adicionando login</text:h>
          <text:p text:style-name="Text_20_body">No CakePHP, a autenticação é feita por <text:a xlink:type="simple" xlink:href="https://book.cakephp.org/3.0/pt/controllers/components.html" text:style-name="Internet_20_link" text:visited-style-name="Visited_20_Internet_20_Link">Components (Componentes)</text:a>. Os Components podem ser considerados como formas de criar pedaços reutilizáveis de código relacionado a controllers com uma característica específica ou conceito. Os components também podem se ligar ao evento do ciclo de vida do controller e interagir com a sua aplicação. Para começar, vamos adicionar o AuthComponent a nossa aplicação. É essencial que cada método exija autenticação, por isso vamos acrescentar o <text:a xlink:type="simple" xlink:href="https://book.cakephp.org/3.0/pt/controllers/components/authentication.html" text:style-name="Internet_20_link" text:visited-style-name="Visited_20_Internet_20_Link">AuthComponent</text:a> em nosso AppController:</text:p>
          <text:p text:style-name="Preformatted_20_Text">// Em src/Controller/AppController.php</text:p>
          <text:p text:style-name="Preformatted_20_Text">namespace App\Controller;</text:p>
          <text:p text:style-name="Preformatted_20_Text"/>
          <text:p text:style-name="Preformatted_20_Text">use Cake\Controller\Controller;</text:p>
          <text:p text:style-name="Preformatted_20_Text"/>
          <text:p text:style-name="Preformatted_20_Text">class AppController extends Controller</text:p>
          <text:p text:style-name="Preformatted_20_Text">{</text:p>
          <text:p text:style-name="Preformatted_20_Text"><text:s text:c="4"/>public function initialize()</text:p>
          <text:p text:style-name="Preformatted_20_Text"><text:s text:c="4"/>{</text:p>
          <text:p text:style-name="Preformatted_20_Text"><text:s text:c="8"/>$this-&gt;loadComponent('Flash');</text:p>
          <text:p text:style-name="Preformatted_20_Text"><text:s text:c="8"/>$this-&gt;loadComponent('Auth', [</text:p>
          <text:p text:style-name="Preformatted_20_Text"><text:s text:c="12"/>'authenticate' =&gt; [</text:p>
          <text:p text:style-name="Preformatted_20_Text"><text:s text:c="16"/>'Form' =&gt; [</text:p>
          <text:p text:style-name="Preformatted_20_Text"><text:s text:c="20"/>'fields' =&gt; [</text:p>
          <text:p text:style-name="Preformatted_20_Text"><text:s text:c="24"/>'username' =&gt; 'email',</text:p>
          <text:p text:style-name="Preformatted_20_Text"><text:s text:c="24"/>'password' =&gt; 'password'</text:p>
          <text:p text:style-name="Preformatted_20_Text"><text:s text:c="20"/>]</text:p>
          <text:p text:style-name="Preformatted_20_Text"><text:s text:c="16"/>]</text:p>
          <text:p text:style-name="Preformatted_20_Text"><text:s text:c="12"/>],</text:p>
          <text:p text:style-name="Preformatted_20_Text"><text:s text:c="12"/>'loginAction' =&gt; [</text:p>
          <text:p text:style-name="Preformatted_20_Text"><text:s text:c="16"/>'controller' =&gt; 'Users',</text:p>
          <text:p text:style-name="Preformatted_20_Text"><text:soft-page-break/><text:s text:c="16"/>'action' =&gt; 'login'</text:p>
          <text:p text:style-name="Preformatted_20_Text"><text:s text:c="12"/>]</text:p>
          <text:p text:style-name="Preformatted_20_Text"><text:s text:c="8"/>]);</text:p>
          <text:p text:style-name="Preformatted_20_Text"/>
          <text:p text:style-name="Preformatted_20_Text"><text:s text:c="8"/>// Permite a ação display, assim nosso pages controller</text:p>
          <text:p text:style-name="Preformatted_20_Text"><text:s text:c="8"/>// continua a funcionar.</text:p>
          <text:p text:style-name="Preformatted_20_Text"><text:s text:c="8"/>$this-&gt;Auth-&gt;allow(['display']);</text:p>
          <text:p text:style-name="Preformatted_20_Text"><text:s text:c="4"/>}</text:p>
          <text:p text:style-name="P2">}</text:p>
          <text:p text:style-name="Text_20_body">Acabamos de dizer ao CakePHP que queremos carregar os components <text:span text:style-name="Source_20_Text">Flash</text:span> e <text:span text:style-name="Source_20_Text">Auth</text:span>. Além disso, temos a configuração personalizada do AuthComponent, assim a nossa tabela users pode usar <text:span text:style-name="Source_20_Text">email</text:span> como username. Agora, se você for a qualquer URL, você vai ser chutado para <text:span text:style-name="Source_20_Text">/users/login</text:span>, que irá mostrar uma página de erro já que não escrevemos o código ainda. Então, vamos criar a ação de login:</text:p>
          <text:p text:style-name="Preformatted_20_Text">// Em src/Controller/UsersController.php</text:p>
          <text:p text:style-name="Preformatted_20_Text"/>
          <text:p text:style-name="Preformatted_20_Text">public function login()</text:p>
          <text:p text:style-name="Preformatted_20_Text">{</text:p>
          <text:p text:style-name="Preformatted_20_Text"><text:s text:c="4"/>if ($this-&gt;request-&gt;is('post')) {</text:p>
          <text:p text:style-name="Preformatted_20_Text"><text:s text:c="8"/>$user = $this-&gt;Auth-&gt;identify();</text:p>
          <text:p text:style-name="Preformatted_20_Text"><text:s text:c="8"/>if ($user) {</text:p>
          <text:p text:style-name="Preformatted_20_Text"><text:s text:c="12"/>$this-&gt;Auth-&gt;setUser($user);</text:p>
          <text:p text:style-name="Preformatted_20_Text"><text:s text:c="12"/>return $this-&gt;redirect($this-&gt;Auth-&gt;redirectUrl());</text:p>
          <text:p text:style-name="Preformatted_20_Text"><text:s text:c="8"/>}</text:p>
          <text:p text:style-name="Preformatted_20_Text"><text:s text:c="8"/>$this-&gt;Flash-&gt;error('Your username or password is incorrect.');</text:p>
          <text:p text:style-name="Preformatted_20_Text"><text:s text:c="4"/>}</text:p>
          <text:p text:style-name="P2">}</text:p>
          <text:p text:style-name="Text_20_body">E em <text:span text:style-name="Strong_20_Emphasis">src/Template/Users/login.ctp</text:span> adicione o seguinte trecho:</text:p>
          <text:p text:style-name="Preformatted_20_Text">&lt;h1&gt;Login&lt;/h1&gt;</text:p>
          <text:p text:style-name="Preformatted_20_Text">&lt;?= $this-&gt;Form-&gt;create() ?&gt;</text:p>
          <text:p text:style-name="Preformatted_20_Text">&lt;?= $this-&gt;Form-&gt;input('email') ?&gt;</text:p>
          <text:p text:style-name="Preformatted_20_Text">&lt;?= $this-&gt;Form-&gt;input('password') ?&gt;</text:p>
          <text:p text:style-name="Preformatted_20_Text">&lt;?= $this-&gt;Form-&gt;button('Login') ?&gt;</text:p>
          <text:p text:style-name="P2">&lt;?= $this-&gt;Form-&gt;end() ?&gt;</text:p>
          <text:p text:style-name="Text_20_body">Agora que temos um formulário de login simples, devemos ser capazes de efetuar login com um dos users que tenham senha criptografada.</text:p>
          <text:p text:style-name="Text_20_body">Se nenhum de seus users tem senha criptografada, comente a linha <text:span text:style-name="Source_20_Text">loadComponent('Auth')</text:span>. Então vá e edite o user, salvando uma nova senha para ele.</text:p>
          <text:p text:style-name="Text_20_body">Agora você deve ser capaz de entrar. Se não, certifique-se que você está usando um user que tenha senha criptografada.</text:p>
        </text:section>
        <text:section text:style-name="Sect1" text:name="adicionando-logout">
          <text:h text:style-name="Heading_20_2" text:outline-level="2">Adicionando logout</text:h>
          <text:p text:style-name="Text_20_body">Agora que as pessoas podem efetuar o login, você provavelmente vai querer fornecer uma maneira de encerrar a sessão também. Mais uma vez, no <text:span text:style-name="Source_20_Text">UsersController</text:span>, adicione o seguinte código:</text:p>
          <text:p text:style-name="Preformatted_20_Text">public function logout()</text:p>
          <text:p text:style-name="Preformatted_20_Text">{</text:p>
          <text:p text:style-name="Preformatted_20_Text"><text:s text:c="4"/>$this-&gt;Flash-&gt;success('You are now logged out.');</text:p>
          <text:p text:style-name="Preformatted_20_Text"><text:s text:c="4"/>return $this-&gt;redirect($this-&gt;Auth-&gt;logout());</text:p>
          <text:p text:style-name="P2">}</text:p>
          <text:p text:style-name="Text_20_body"><text:soft-page-break/>Agora você pode visitar <text:span text:style-name="Source_20_Text">/users/logout</text:span> para sair e ser enviado à página de login.</text:p>
        </text:section>
        <text:section text:style-name="Sect1" text:name="ativando-inscricoes">
          <text:h text:style-name="Heading_20_2" text:outline-level="2">Ativando inscrições</text:h>
          <text:p text:style-name="Text_20_body">Se você não estiver logado e tentar visitar / usuários / adicionar você vai ser expulso para a página de login. Devemos corrigir isso se quisermos que as pessoas se inscrevam em nossa aplicação. No UsersController adicione o seguinte trecho:</text:p>
          <text:p text:style-name="Preformatted_20_Text">public function beforeFilter(\Cake\Event\Event $event)</text:p>
          <text:p text:style-name="Preformatted_20_Text">{</text:p>
          <text:p text:style-name="Preformatted_20_Text"><text:s text:c="4"/>$this-&gt;Auth-&gt;allow(['add']);</text:p>
          <text:p text:style-name="P2">}</text:p>
          <text:p text:style-name="Text_20_body">O texto acima diz ao <text:span text:style-name="Source_20_Text">AuthComponent</text:span> que a ação <text:span text:style-name="Source_20_Text">add</text:span> não requer autenticação ou autorização. Você pode querer dedicar algum tempo para limpar a <text:span text:style-name="Source_20_Text">/users/add</text:span> e remover os links enganosos, ou continuar para a próxima seção. Nós não estaremos construindo a edição do usuário, visualização ou listagem neste tutorial, então eles não vão funcionar, já que o <text:span text:style-name="Source_20_Text">AuthComponent</text:span> vai negar-lhe acesso a essas ações do controller.</text:p>
        </text:section>
        <text:section text:style-name="Sect1" text:name="restringindo-acesso">
          <text:h text:style-name="Heading_20_2" text:outline-level="2">Restringindo acesso</text:h>
          <text:p text:style-name="Text_20_body">Agora que os usuários podem se conectar, nós vamos querer limitar os bookmarks que podem ver para aqueles que fizeram. Nós vamos fazer isso usando um adaptador de ‘autorização’. Sendo os nossos requisitos bastante simples, podemos escrever um código em nossa <text:span text:style-name="Source_20_Text">BookmarksController</text:span>. Mas antes de fazer isso, vamos querer dizer ao AuthComponent como nossa aplicação vai autorizar ações. Em seu <text:span text:style-name="Source_20_Text">AppController</text:span> adicione o seguinte:</text:p>
          <text:p text:style-name="Preformatted_20_Text">public function isAuthorized($user)</text:p>
          <text:p text:style-name="Preformatted_20_Text">{</text:p>
          <text:p text:style-name="Preformatted_20_Text"><text:s text:c="4"/>return false;</text:p>
          <text:p text:style-name="P2">}</text:p>
          <text:p text:style-name="Text_20_body">Além disso, adicione o seguinte à configuração para <text:span text:style-name="Source_20_Text">Auth</text:span> em seu <text:span text:style-name="Source_20_Text">AppController</text:span>:</text:p>
          <text:p text:style-name="P2">'authorize' =&gt; 'Controller',</text:p>
          <text:p text:style-name="Text_20_body">Seu método <text:span text:style-name="Source_20_Text">initialize</text:span> agora deve parecer com:</text:p>
          <text:p text:style-name="Preformatted_20_Text">public function initialize()</text:p>
          <text:p text:style-name="Preformatted_20_Text">{</text:p>
          <text:p text:style-name="Preformatted_20_Text"><text:s text:c="4"/>$this-&gt;loadComponent('Flash');</text:p>
          <text:p text:style-name="Preformatted_20_Text"><text:s text:c="4"/>$this-&gt;loadComponent('Auth', [</text:p>
          <text:p text:style-name="Preformatted_20_Text"><text:s text:c="8"/>'authorize'=&gt; 'Controller',//adicionado essa linha</text:p>
          <text:p text:style-name="Preformatted_20_Text"><text:s text:c="8"/>'authenticate' =&gt; [</text:p>
          <text:p text:style-name="Preformatted_20_Text"><text:s text:c="12"/>'Form' =&gt; [</text:p>
          <text:p text:style-name="Preformatted_20_Text"><text:s text:c="16"/>'fields' =&gt; [</text:p>
          <text:p text:style-name="Preformatted_20_Text"><text:s text:c="20"/>'username' =&gt; 'email',</text:p>
          <text:p text:style-name="Preformatted_20_Text"><text:s text:c="20"/>'password' =&gt; 'password'</text:p>
          <text:p text:style-name="Preformatted_20_Text"><text:s text:c="16"/>]</text:p>
          <text:p text:style-name="Preformatted_20_Text"><text:s text:c="12"/>]</text:p>
          <text:p text:style-name="Preformatted_20_Text"><text:s text:c="8"/>],</text:p>
          <text:p text:style-name="Preformatted_20_Text"><text:s text:c="8"/>'loginAction' =&gt; [</text:p>
          <text:p text:style-name="Preformatted_20_Text"><text:s text:c="12"/>'controller' =&gt; 'Users',</text:p>
          <text:p text:style-name="Preformatted_20_Text"><text:s text:c="12"/>'action' =&gt; 'login'</text:p>
          <text:p text:style-name="Preformatted_20_Text"><text:s text:c="8"/>],</text:p>
          <text:p text:style-name="Preformatted_20_Text"><text:s text:c="8"/>'unauthorizedRedirect' =&gt; $this-&gt;referer()</text:p>
          <text:p text:style-name="Preformatted_20_Text"><text:soft-page-break/><text:s text:c="4"/>]);</text:p>
          <text:p text:style-name="Preformatted_20_Text"/>
          <text:p text:style-name="Preformatted_20_Text"><text:s text:c="4"/>// Permite a ação display, assim nosso pages controller</text:p>
          <text:p text:style-name="Preformatted_20_Text"><text:s text:c="4"/>// continua a funcionar.</text:p>
          <text:p text:style-name="Preformatted_20_Text"><text:s text:c="4"/>$this-&gt;Auth-&gt;allow(['display']);</text:p>
          <text:p text:style-name="P2">}</text:p>
          <text:p text:style-name="Text_20_body">Vamos usar como padrão, negação do acesso, e de forma incremental conceder acesso onde faça sentido. Primeiro, vamos adicionar a lógica de autorização para os bookmarks. Em seu <text:span text:style-name="Source_20_Text">BookmarksController</text:span> adicione o seguinte:</text:p>
          <text:p text:style-name="Preformatted_20_Text">public function isAuthorized($user)</text:p>
          <text:p text:style-name="Preformatted_20_Text">{</text:p>
          <text:p text:style-name="Preformatted_20_Text"><text:s text:c="4"/>$action = $this-&gt;request-&gt;params['action'];</text:p>
          <text:p text:style-name="Preformatted_20_Text"/>
          <text:p text:style-name="Preformatted_20_Text"><text:s text:c="4"/>// As ações add e index são permitidas sempre.</text:p>
          <text:p text:style-name="Preformatted_20_Text"><text:s text:c="4"/>if (in_array($action, ['index', 'add', 'tags'])) {</text:p>
          <text:p text:style-name="Preformatted_20_Text"><text:s text:c="8"/>return true;</text:p>
          <text:p text:style-name="Preformatted_20_Text"><text:s text:c="4"/>}</text:p>
          <text:p text:style-name="Preformatted_20_Text"><text:s text:c="4"/>// Todas as outras ações requerem um id.</text:p>
          <text:p text:style-name="Preformatted_20_Text"><text:s text:c="4"/>if (!$this-&gt;request-&gt;getParam('pass.0')) {</text:p>
          <text:p text:style-name="Preformatted_20_Text"><text:s text:c="8"/>return false;</text:p>
          <text:p text:style-name="Preformatted_20_Text"><text:s text:c="4"/>}</text:p>
          <text:p text:style-name="Preformatted_20_Text"/>
          <text:p text:style-name="Preformatted_20_Text"><text:s text:c="4"/>// Checa se o bookmark pertence ao user atual.</text:p>
          <text:p text:style-name="Preformatted_20_Text"><text:s text:c="4"/>$id = $this-&gt;request-&gt;getParam('pass.0');</text:p>
          <text:p text:style-name="Preformatted_20_Text"><text:s text:c="4"/>$bookmark = $this-&gt;Bookmarks-&gt;get($id);</text:p>
          <text:p text:style-name="Preformatted_20_Text"><text:s text:c="4"/>if ($bookmark-&gt;user_id == $user['id']) {</text:p>
          <text:p text:style-name="Preformatted_20_Text"><text:s text:c="8"/>return true;</text:p>
          <text:p text:style-name="Preformatted_20_Text"><text:s text:c="4"/>}</text:p>
          <text:p text:style-name="Preformatted_20_Text"><text:s text:c="4"/>return parent::isAuthorized($user);</text:p>
          <text:p text:style-name="P2">}</text:p>
          <text:p text:style-name="Text_20_body">Agora, se você tentar visualizar, editar ou excluir um bookmark que não pertença a você, você deve ser redirecionado para a página de onde veio. No entanto, não há nenhuma mensagem de erro sendo exibida, então vamos corrigir isso a seguir:</text:p>
          <text:p text:style-name="Preformatted_20_Text">// In src/Template/Layout/default.ctp</text:p>
          <text:p text:style-name="Preformatted_20_Text">// Under the existing flash message.</text:p>
          <text:p text:style-name="P2">&lt;?= $this-&gt;Flash-&gt;render('auth') ?&gt;</text:p>
          <text:p text:style-name="Text_20_body">Agora você deve ver as mensagens de erro de autorização.</text:p>
        </text:section>
        <text:section text:style-name="Sect1" text:name="corrigindo-a-view-de-listagem-e-formularios">
          <text:h text:style-name="Heading_20_2" text:outline-level="2">Corrigindo a view de listagem e formulários</text:h>
          <text:p text:style-name="Text_20_body">Enquanto view e delete estão trabalhando, edit, add e index tem alguns problemas:</text:p>
          <text:list xml:id="list2409397304" text:style-name="L3">
            <text:list-item>
              <text:p text:style-name="P13">Ao adicionar um bookmark, você pode escolher o user. </text:p>
            </text:list-item>
            <text:list-item>
              <text:p text:style-name="P13">Ao editar um bookmark, você pode escolher o user. </text:p>
            </text:list-item>
            <text:list-item>
              <text:p text:style-name="P8">A página de listagem mostra os bookmarks de outros users. </text:p>
            </text:list-item>
          </text:list>
          <text:p text:style-name="Text_20_body">Primeiramente, vamos refatorar o formulário de adição. Para começar remova o <text:span text:style-name="Source_20_Text">input('user_id')</text:span> a partir de <text:span text:style-name="Strong_20_Emphasis">src/Template/Bookmarks/add.ctp</text:span>. Com isso removido, nós também vamos atualizar o método add:</text:p>
          <text:p text:style-name="Preformatted_20_Text">public function add()</text:p>
          <text:p text:style-name="Preformatted_20_Text">{</text:p>
          <text:p text:style-name="Preformatted_20_Text"><text:s text:c="4"/>$bookmark = $this-&gt;Bookmarks-&gt;newEntity();</text:p>
          <text:p text:style-name="Preformatted_20_Text"><text:soft-page-break/><text:s text:c="4"/>if ($this-&gt;request-&gt;is('post')) {</text:p>
          <text:p text:style-name="Preformatted_20_Text"><text:s text:c="8"/>$bookmark = $this-&gt;Bookmarks-&gt;patchEntity($bookmark, $this-&gt;request-&gt;getData());</text:p>
          <text:p text:style-name="Preformatted_20_Text"><text:s text:c="8"/>$bookmark-&gt;user_id = $this-&gt;Auth-&gt;user('id');</text:p>
          <text:p text:style-name="Preformatted_20_Text"><text:s text:c="8"/>if ($this-&gt;Bookmarks-&gt;save($bookmark)) {</text:p>
          <text:p text:style-name="Preformatted_20_Text"><text:s text:c="12"/>$this-&gt;Flash-&gt;success('The bookmark has been saved.');</text:p>
          <text:p text:style-name="Preformatted_20_Text"><text:s text:c="12"/>return $this-&gt;redirect(['action' =&gt; 'index']);</text:p>
          <text:p text:style-name="Preformatted_20_Text"><text:s text:c="8"/>}</text:p>
          <text:p text:style-name="Preformatted_20_Text"><text:s text:c="8"/>$this-&gt;Flash-&gt;error('The bookmark could not be saved. Please, try again.');</text:p>
          <text:p text:style-name="Preformatted_20_Text"><text:s text:c="4"/>}</text:p>
          <text:p text:style-name="Preformatted_20_Text"><text:s text:c="4"/>$tags = $this-&gt;Bookmarks-&gt;Tags-&gt;find('list');</text:p>
          <text:p text:style-name="Preformatted_20_Text"><text:s text:c="4"/>$this-&gt;set(compact('bookmark', 'tags'));</text:p>
          <text:p text:style-name="P2">}</text:p>
          <text:p text:style-name="Text_20_body">Ao definir a propriedade da entidade com os dados da sessão, nós removemos qualquer possibilidade do user modificar algo que não pertenca a ele. Nós vamos fazer o mesmo para o formulário edit e action edit. Sua ação edit deve ficar assim:</text:p>
          <text:p text:style-name="Preformatted_20_Text">public function edit($id = null)</text:p>
          <text:p text:style-name="Preformatted_20_Text">{</text:p>
          <text:p text:style-name="Preformatted_20_Text"><text:s text:c="4"/>$bookmark = $this-&gt;Bookmarks-&gt;get($id, [</text:p>
          <text:p text:style-name="Preformatted_20_Text"><text:s text:c="8"/>'contain' =&gt; ['Tags']</text:p>
          <text:p text:style-name="Preformatted_20_Text"><text:s text:c="4"/>]);</text:p>
          <text:p text:style-name="Preformatted_20_Text"><text:s text:c="4"/>if ($this-&gt;request-&gt;is(['patch', 'post', 'put'])) {</text:p>
          <text:p text:style-name="Preformatted_20_Text"><text:s text:c="8"/>$bookmark = $this-&gt;Bookmarks-&gt;patchEntity($bookmark, $this-&gt;request-&gt;getData());</text:p>
          <text:p text:style-name="Preformatted_20_Text"><text:s text:c="8"/>$bookmark-&gt;user_id = $this-&gt;Auth-&gt;user('id');</text:p>
          <text:p text:style-name="Preformatted_20_Text"><text:s text:c="8"/>if ($this-&gt;Bookmarks-&gt;save($bookmark)) {</text:p>
          <text:p text:style-name="Preformatted_20_Text"><text:s text:c="12"/>$this-&gt;Flash-&gt;success('The bookmark has been saved.');</text:p>
          <text:p text:style-name="Preformatted_20_Text"><text:s text:c="12"/>return $this-&gt;redirect(['action' =&gt; 'index']);</text:p>
          <text:p text:style-name="Preformatted_20_Text"><text:s text:c="8"/>}</text:p>
          <text:p text:style-name="Preformatted_20_Text"><text:s text:c="8"/>$this-&gt;Flash-&gt;error('The bookmark could not be saved. Please, try again.');</text:p>
          <text:p text:style-name="Preformatted_20_Text"><text:s text:c="4"/>}</text:p>
          <text:p text:style-name="Preformatted_20_Text"><text:s text:c="4"/>$tags = $this-&gt;Bookmarks-&gt;Tags-&gt;find('list');</text:p>
          <text:p text:style-name="Preformatted_20_Text"><text:s text:c="4"/>$this-&gt;set(compact('bookmark', 'tags'));</text:p>
          <text:p text:style-name="P2">}</text:p>
          <text:section text:style-name="Sect1" text:name="view-de-listagem">
            <text:h text:style-name="Heading_20_3" text:outline-level="3">View de listagem</text:h>
            <text:p text:style-name="Text_20_body">Agora, nós precisamos apenas exibir bookmarks para o user logado. Nós podemos fazer isso ao atualizar a chamada para <text:span text:style-name="Source_20_Text">paginate()</text:span>. Altere sua ação index:</text:p>
            <text:p text:style-name="Preformatted_20_Text">public function index()</text:p>
            <text:p text:style-name="Preformatted_20_Text">{</text:p>
            <text:p text:style-name="Preformatted_20_Text"><text:s text:c="4"/>$this-&gt;paginate = [</text:p>
            <text:p text:style-name="Preformatted_20_Text"><text:s text:c="8"/>'conditions' =&gt; [</text:p>
            <text:p text:style-name="Preformatted_20_Text"><text:s text:c="12"/>'Bookmarks.user_id' =&gt; $this-&gt;Auth-&gt;user('id'),</text:p>
            <text:p text:style-name="Preformatted_20_Text"><text:s text:c="8"/>]</text:p>
            <text:p text:style-name="Preformatted_20_Text"><text:s text:c="4"/>];</text:p>
            <text:p text:style-name="Preformatted_20_Text"><text:s text:c="4"/>$this-&gt;set('bookmarks', $this-&gt;paginate($this-&gt;Bookmarks));</text:p>
            <text:p text:style-name="P2">}</text:p>
            <text:p text:style-name="Text_20_body">Nós também devemos atualizar a action <text:span text:style-name="Source_20_Text">tags()</text:span> e o método localizador relacionado, mas vamos deixar isso como um exercício para que você conclua por sí.</text:p>
          </text:section>
        </text:section>
        <text:section text:style-name="Sect1" text:name="melhorando-a-experiencia-com-as-tags">
          <text:h text:style-name="Heading_20_2" text:outline-level="2"><text:soft-page-break/>Melhorando a experiência com as tags</text:h>
          <text:p text:style-name="Text_20_body">Agora, adicionar novas tags é um processo difícil, pois o <text:span text:style-name="Source_20_Text">TagsController</text:span> proíbe todos os acessos. Em vez de permitir o acesso, podemos melhorar a interface do usuário para selecionar tags usando um campo de texto separado por vírgulas. Isso permitirá dar uma melhor experiência para os nossos usuários, e usar mais alguns grandes recursos no ORM.</text:p>
          <text:section text:style-name="Sect1" text:name="adicionando-um-campo-computado">
            <text:h text:style-name="Heading_20_3" text:outline-level="3">Adicionando um campo computado</text:h>
            <text:p text:style-name="Text_20_body">Porque nós queremos uma maneira simples de acessar as tags formatados para uma entidade, podemos adicionar um campo virtual/computado para a entidade. Em <text:span text:style-name="Strong_20_Emphasis">src/Model/Entity/Bookmark.php</text:span> adicione o seguinte:</text:p>
            <text:p text:style-name="Preformatted_20_Text">use Cake\Collection\Collection;</text:p>
            <text:p text:style-name="Preformatted_20_Text"/>
            <text:p text:style-name="Preformatted_20_Text">protected function _getTagString()</text:p>
            <text:p text:style-name="Preformatted_20_Text">{</text:p>
            <text:p text:style-name="Preformatted_20_Text"><text:s text:c="4"/>if (isset($this-&gt;_properties['tag_string'])) {</text:p>
            <text:p text:style-name="Preformatted_20_Text"><text:s text:c="8"/>return $this-&gt;_properties['tag_string'];</text:p>
            <text:p text:style-name="Preformatted_20_Text"><text:s text:c="4"/>}</text:p>
            <text:p text:style-name="Preformatted_20_Text"><text:s text:c="4"/>if (empty($this-&gt;tags)) {</text:p>
            <text:p text:style-name="Preformatted_20_Text"><text:s text:c="8"/>return '';</text:p>
            <text:p text:style-name="Preformatted_20_Text"><text:s text:c="4"/>}</text:p>
            <text:p text:style-name="Preformatted_20_Text"><text:s text:c="4"/>$tags = new Collection($this-&gt;tags);</text:p>
            <text:p text:style-name="Preformatted_20_Text"><text:s text:c="4"/>$str = $tags-&gt;reduce(function ($string, $tag) {</text:p>
            <text:p text:style-name="Preformatted_20_Text"><text:s text:c="8"/>return $string . $tag-&gt;title . ', ';</text:p>
            <text:p text:style-name="Preformatted_20_Text"><text:s text:c="4"/>}, '');</text:p>
            <text:p text:style-name="Preformatted_20_Text"><text:s text:c="4"/>return trim($str, ', ');</text:p>
            <text:p text:style-name="P2">}</text:p>
            <text:p text:style-name="Text_20_body">Isso vai nos deixar acessar a propriedade computada <text:span text:style-name="Source_20_Text">$bookmark-&gt;tag_string</text:span>. Vamos usar essa propriedade em inputs mais tarde. Lembre-se de adicionar a propriedade <text:span text:style-name="Source_20_Text">tag_string</text:span> a lista <text:span text:style-name="Source_20_Text">_accessible</text:span> em sua entidade.</text:p>
            <text:p text:style-name="Text_20_body">Em <text:span text:style-name="Strong_20_Emphasis">src/Model/Entity/Bookmark.php</text:span> adicione o <text:span text:style-name="Source_20_Text">tag_string</text:span> ao <text:span text:style-name="Source_20_Text">_accessible</text:span> desta forma:</text:p>
            <text:p text:style-name="Preformatted_20_Text">protected $_accessible = [</text:p>
            <text:p text:style-name="Preformatted_20_Text"><text:s text:c="4"/>'user_id' =&gt; true,</text:p>
            <text:p text:style-name="Preformatted_20_Text"><text:s text:c="4"/>'title' =&gt; true,</text:p>
            <text:p text:style-name="Preformatted_20_Text"><text:s text:c="4"/>'description' =&gt; true,</text:p>
            <text:p text:style-name="Preformatted_20_Text"><text:s text:c="4"/>'url' =&gt; true,</text:p>
            <text:p text:style-name="Preformatted_20_Text"><text:s text:c="4"/>'user' =&gt; true,</text:p>
            <text:p text:style-name="Preformatted_20_Text"><text:s text:c="4"/>'tags' =&gt; true,</text:p>
            <text:p text:style-name="Preformatted_20_Text"><text:s text:c="4"/>'tag_string' =&gt; true,</text:p>
            <text:p text:style-name="P2">];</text:p>
          </text:section>
          <text:section text:style-name="Sect1" text:name="atualizando-as-views">
            <text:h text:style-name="Heading_20_3" text:outline-level="3">Atualizando as views</text:h>
            <text:p text:style-name="Text_20_body">Com a entidade atualizado, podemos adicionar uma nova entrada para as nossas tags. Nas views add e edit, substitua <text:span text:style-name="Source_20_Text">tags._ids</text:span> pelo seguinte:</text:p>
            <text:p text:style-name="P2">&lt;?= $this-&gt;Form-&gt;input('tag_string', ['type' =&gt; 'text']) ?&gt;</text:p>
          </text:section>
          <text:section text:style-name="Sect1" text:name="persistindo-a-string-tag">
            <text:h text:style-name="Heading_20_3" text:outline-level="3"><text:soft-page-break/>Persistindo a string tag</text:h>
            <text:p text:style-name="Text_20_body">Agora que podemos ver as tags como uma string existente, vamos querer salvar os dados também. Por marcar o <text:span text:style-name="Source_20_Text">tag_string</text:span> como acessível, o ORM irá copiar os dados do pedido em nossa entidade. Podemos usar um método <text:span text:style-name="Source_20_Text">beforeSave</text:span> para analisar a cadeia tag e encontrar/construir as entidades relacionadas. Adicione o seguinte em <text:span text:style-name="Strong_20_Emphasis">src/Model/Table/BookmarksTable.php</text:span>:</text:p>
            <text:p text:style-name="Preformatted_20_Text">public function beforeSave($event, $entity, $options)</text:p>
            <text:p text:style-name="Preformatted_20_Text">{</text:p>
            <text:p text:style-name="Preformatted_20_Text"><text:s text:c="4"/>if ($entity-&gt;tag_string) {</text:p>
            <text:p text:style-name="Preformatted_20_Text"><text:s text:c="8"/>$entity-&gt;tags = $this-&gt;_buildTags($entity-&gt;tag_string);</text:p>
            <text:p text:style-name="Preformatted_20_Text"><text:s text:c="4"/>}</text:p>
            <text:p text:style-name="Preformatted_20_Text">}</text:p>
            <text:p text:style-name="Preformatted_20_Text"/>
            <text:p text:style-name="Preformatted_20_Text">protected function _buildTags($tagString)</text:p>
            <text:p text:style-name="Preformatted_20_Text">{</text:p>
            <text:p text:style-name="Preformatted_20_Text"><text:s text:c="4"/>$new = array_unique(array_map('trim', explode(',', $tagString)));</text:p>
            <text:p text:style-name="Preformatted_20_Text"><text:s text:c="4"/>$out = [];</text:p>
            <text:p text:style-name="Preformatted_20_Text"><text:s text:c="4"/>$query = $this-&gt;Tags-&gt;find()</text:p>
            <text:p text:style-name="Preformatted_20_Text"><text:s text:c="8"/>-&gt;where(['Tags.title IN' =&gt; $new]);</text:p>
            <text:p text:style-name="Preformatted_20_Text"/>
            <text:p text:style-name="Preformatted_20_Text"><text:s text:c="4"/>// Remove tags existentes da lista de novas tags.</text:p>
            <text:p text:style-name="Preformatted_20_Text"><text:s text:c="4"/>foreach ($query-&gt;extract('title') as $existing) {</text:p>
            <text:p text:style-name="Preformatted_20_Text"><text:s text:c="8"/>$index = array_search($existing, $new);</text:p>
            <text:p text:style-name="Preformatted_20_Text"><text:s text:c="8"/>if ($index !== false) {</text:p>
            <text:p text:style-name="Preformatted_20_Text"><text:s text:c="12"/>unset($new[$index]);</text:p>
            <text:p text:style-name="Preformatted_20_Text"><text:s text:c="8"/>}</text:p>
            <text:p text:style-name="Preformatted_20_Text"><text:s text:c="4"/>}</text:p>
            <text:p text:style-name="Preformatted_20_Text"><text:s text:c="4"/>// Adiciona tags existentes.</text:p>
            <text:p text:style-name="Preformatted_20_Text"><text:s text:c="4"/>foreach ($query as $tag) {</text:p>
            <text:p text:style-name="Preformatted_20_Text"><text:s text:c="8"/>$out[] = $tag;</text:p>
            <text:p text:style-name="Preformatted_20_Text"><text:s text:c="4"/>}</text:p>
            <text:p text:style-name="Preformatted_20_Text"><text:s text:c="4"/>// Adiciona novas tags.</text:p>
            <text:p text:style-name="Preformatted_20_Text"><text:s text:c="4"/>foreach ($new as $tag) {</text:p>
            <text:p text:style-name="Preformatted_20_Text"><text:s text:c="8"/>$out[] = $this-&gt;Tags-&gt;newEntity(['title' =&gt; $tag]);</text:p>
            <text:p text:style-name="Preformatted_20_Text"><text:s text:c="4"/>}</text:p>
            <text:p text:style-name="Preformatted_20_Text"><text:s text:c="4"/>return $out;</text:p>
            <text:p text:style-name="P2">}</text:p>
            <text:p text:style-name="Text_20_body">Embora esse código seja um pouco mais complicado do que o que temos feito até agora, ele ajuda a mostrar o quão poderosa a ORM do CakePHP é. Você pode facilmente manipular resultados da consulta usando os métodos de <text:a xlink:type="simple" xlink:href="https://book.cakephp.org/3.0/pt/core-libraries/collections.html" text:style-name="Internet_20_link" text:visited-style-name="Visited_20_Internet_20_Link">Collections (Coleções)</text:a>, e lidar com situações em que você está criando entidades sob demanda com facilidade.</text:p>
          </text:section>
        </text:section>
        <text:section text:style-name="Sect1" text:name="terminando">
          <text:h text:style-name="Heading_20_2" text:outline-level="2">Terminando</text:h>
          <text:p text:style-name="Text_20_body">Nós expandimos nossa aplicação bookmarker para lidar com situações de autenticação e controle de autorização/acesso básico. Nós também adicionamos algumas melhorias agradáveis à UX, aproveitando os recursos FormHelper e ORM.</text:p>
          <text:p text:style-name="Text_20_body">Obrigado por dispor do seu tempo para explorar o CakePHP. Em seguida, você pode saber mais sobre o <text:a xlink:type="simple" xlink:href="https://book.cakephp.org/3.0/pt/orm.html" text:style-name="Internet_20_link" text:visited-style-name="Visited_20_Internet_20_Link">Models (Modelos)</text:a>, ou você pode ler os <text:a xlink:type="simple" xlink:href="https://book.cakephp.org/3.0/pt/topics.html" text:style-name="Internet_20_link" text:visited-style-name="Visited_20_Internet_20_Link">Utilizando o CakePHP</text:a>.</text:p>
        </text:section>
      </text:section>
      <text:p text:style-name="Standard"/>
      <text:h text:style-name="P1" text:outline-level="1">Tutorial - Criando um Blog - Parte 1</text:h>
      <text:section text:style-name="Sect1" text:name="tutorial-criando-um-blog-parte-1">
        <text:p text:style-name="Text_20_body">Este tutorial irá orientá-lo através da criação de um simples blog. Faremos a instalação do CakePHP, criaremos um banco de dados e implementaremos a lógica capaz de listar, adicionar, editar e apagar postagens do blog.</text:p>
        <text:p text:style-name="Text_20_body">Aqui está o que você vai precisar:</text:p>
        <text:list xml:id="list1783771673" text:style-name="L4">
          <text:list-item>
            <text:p text:style-name="P14">Um servidor web em funcionamento. Nós iremos assumir que você esteja usando o Apache, embora as instruções para outros servidores sejam bem similares. Talvez seja preciso alterar um pouco a configuração do servidor, mas a maioria das pessoas pode ter o CakePHP instalado e funcionando sem qualquer trabalho extra. Certifique-se de que você tem o PHP 5.6.0 ou superior, e que as extensões <text:span text:style-name="Emphasis">mbstring</text:span> e <text:span text:style-name="Emphasis">intl</text:span> estejam habilitadas no PHP. Caso não saiba a versão do PHP que está instalada, utilize a função <text:span text:style-name="Source_20_Text">phpinfo()</text:span> ou digite <text:span text:style-name="Source_20_Text">php -v</text:span> no seu terminal de comando. </text:p>
          </text:list-item>
          <text:list-item>
            <text:p text:style-name="P14">Um servidor de banco de dados. Nós vamos usar o servidor <text:span text:style-name="Emphasis">MySQL</text:span> neste tutorial. Você precisa saber o mínimo sobre SQL para então criar um banco de dados, depois disso o CakePHP vai assumir as rédeas. Já que usaremos o <text:span text:style-name="Emphasis">MySQL</text:span>, também certifique-se que a extensão <text:span text:style-name="Source_20_Text">pdo_mysql</text:span> está habilitada no PHP. </text:p>
          </text:list-item>
          <text:list-item>
            <text:p text:style-name="P9">Conhecimento básico sobre PHP. </text:p>
          </text:list-item>
        </text:list>
        <text:p text:style-name="Text_20_body">Vamos começar!</text:p>
        <text:section text:style-name="Sect1" text:name="Seção1">
          <text:h text:style-name="Heading_20_2" text:outline-level="2"><text:bookmark text:name="instalacao-do-cakephp"/>Instalação do CakePHP</text:h>
          <text:p text:style-name="Text_20_body">A maneira mais fácil de instalar o CakePHP é usando Composer, um gerenciador de dependências para o PHP. Se trata de uma forma simples de instalar o CakePHP a partir de seu terminal ou prompt de comando. Primeiro, você precisa baixar e instalar o Composer. Se possuir instalada a extensão <text:span text:style-name="Emphasis">cURL</text:span> do PHP, execute o seguinte comando:</text:p>
          <text:p text:style-name="P2">curl -s https://getcomposer.org/installer | php</text:p>
          <text:p text:style-name="Text_20_body">Você também pode baixar o arquivo <text:span text:style-name="Source_20_Text">composer.phar</text:span> do <text:a xlink:type="simple" xlink:href="https://getcomposer.org/download/" text:style-name="Internet_20_link" text:visited-style-name="Visited_20_Internet_20_Link">site</text:a> oficial do Composer.</text:p>
          <text:p text:style-name="Text_20_body">Em seguida, basta digitar a seguinte linha de comando no seu terminal a partir do diretório onde se localiza o arquivo <text:span text:style-name="Source_20_Text">composer.phar</text:span> para instalar o esqueleto da aplicação do CakePHP no diretório [nome_do_app].</text:p>
          <text:p text:style-name="P2">php composer.phar create-project --prefer-dist cakephp/app [nome_do_app]</text:p>
          <text:p text:style-name="Text_20_body">A vantagem de usar o Composer é que ele irá completar automaticamente um conjunto importante de tarefas, como configurar corretamente as permissões de pastas e criar o <text:span text:style-name="Strong_20_Emphasis">config/app.php</text:span> para você.</text:p>
          <text:p text:style-name="Text_20_body">Há outras maneiras de instalar o CakePHP. Se você não puder ou não quiser usar o Composer, confira a seção <text:a xlink:type="simple" xlink:href="https://book.cakephp.org/3.0/pt/installation.html" text:style-name="Internet_20_link" text:visited-style-name="Visited_20_Internet_20_Link">Instalação</text:a>.</text:p>
          <text:p text:style-name="Text_20_body">Independentemente de como você baixou o CakePHP, uma vez que sua instalação for concluída, a estrutura dos diretórios deve ficar parecida com o seguinte:</text:p>
          <text:p text:style-name="Preformatted_20_Text">/nome_do_app</text:p>
          <text:p text:style-name="Preformatted_20_Text"><text:soft-page-break/><text:s text:c="4"/>/bin</text:p>
          <text:p text:style-name="Preformatted_20_Text"><text:s text:c="4"/>/config</text:p>
          <text:p text:style-name="Preformatted_20_Text"><text:s text:c="4"/>/logs</text:p>
          <text:p text:style-name="Preformatted_20_Text"><text:s text:c="4"/>/plugins</text:p>
          <text:p text:style-name="Preformatted_20_Text"><text:s text:c="4"/>/src</text:p>
          <text:p text:style-name="Preformatted_20_Text"><text:s text:c="4"/>/tests</text:p>
          <text:p text:style-name="Preformatted_20_Text"><text:s text:c="4"/>/tmp</text:p>
          <text:p text:style-name="Preformatted_20_Text"><text:s text:c="4"/>/vendor</text:p>
          <text:p text:style-name="Preformatted_20_Text"><text:s text:c="4"/>/webroot</text:p>
          <text:p text:style-name="Preformatted_20_Text"><text:s text:c="4"/>.editorconfig</text:p>
          <text:p text:style-name="Preformatted_20_Text"><text:s text:c="4"/>.gitignore</text:p>
          <text:p text:style-name="Preformatted_20_Text"><text:s text:c="4"/>.htaccess</text:p>
          <text:p text:style-name="Preformatted_20_Text"><text:s text:c="4"/>.travis.yml</text:p>
          <text:p text:style-name="Preformatted_20_Text"><text:s text:c="4"/>composer.json</text:p>
          <text:p text:style-name="Preformatted_20_Text"><text:s text:c="4"/>index.php</text:p>
          <text:p text:style-name="Preformatted_20_Text"><text:s text:c="4"/>phpunit.xml.dist</text:p>
          <text:p text:style-name="P2"><text:s text:c="4"/>README.md</text:p>
          <text:p text:style-name="Text_20_body">Agora pode ser um bom momento para aprender sobre como a estrutura de diretórios do CakePHP funciona: Confira a seção <text:a xlink:type="simple" xlink:href="https://book.cakephp.org/3.0/pt/intro/cakephp-folder-structure.html" text:style-name="Internet_20_link" text:visited-style-name="Visited_20_Internet_20_Link">Estrutura de pastas do CakePHP</text:a>.</text:p>
        </text:section>
        <text:section text:style-name="Sect1" text:name="permissoes-dos-diretorios-tmp-e-logs">
          <text:h text:style-name="Heading_20_2" text:outline-level="2">Permissões dos diretórios tmp e logs</text:h>
          <text:p text:style-name="Text_20_body">Os diretórios <text:span text:style-name="Strong_20_Emphasis">tmp</text:span> e <text:span text:style-name="Strong_20_Emphasis">logs</text:span> precisam ter permissões adequadas para que possam ser alterados pelo seu servidor web. Se você usou o Composer na instalação, ele deve ter feito isso por você e confirmado com uma mensagem “Permissions set on &lt;folder&gt;”. Se você ao invés disso, recebeu uma mensagem de erro ou se quiser fazê-lo manualmente, a melhor forma seria descobrir por qual usuário o seu servidor web é executado (<text:span text:style-name="Source_20_Text">&lt;?= 'whoami'; ?&gt;</text:span>) e alterar o proprietário desses dois diretórios para este usuário. Os comandos finais a serem executados (em *nix) podem ser algo como:</text:p>
          <text:p text:style-name="Preformatted_20_Text">chown -R www-data tmp</text:p>
          <text:p text:style-name="P2">chown -R www-data logs</text:p>
          <text:p text:style-name="Text_20_body">Se por alguma razão o CakePHP não puder escrever nesses diretórios, você será informado por uma advertência enquanto não estiver em modo de produção.</text:p>
          <text:p text:style-name="Text_20_body">Embora não seja recomendado, se você é incapaz de redefinir as permissões do seu servidor web, você pode simplesmente alterar as permissões de gravação diretamente nos diretórios, executando os seguintes comandos:</text:p>
          <text:p text:style-name="Preformatted_20_Text">chmod -R 777 tmp</text:p>
          <text:p text:style-name="P2">chmod -R 777 logs</text:p>
        </text:section>
        <text:section text:style-name="Sect1" text:name="criando-o-banco-de-dados-do-blog">
          <text:h text:style-name="Heading_20_2" text:outline-level="2">Criando o banco de dados do Blog</text:h>
          <text:p text:style-name="Text_20_body">Em seguida, vamos configurar o banco de dados para o nosso blog. Se você ainda não tiver feito isto, crie um banco de dados vazio para usar neste tutorial, com um nome de sua escolha, por exemplo, <text:span text:style-name="Source_20_Text">cake_blog</text:span>. Agora, vamos criar uma tabela para armazenar nossos artigos:</text:p>
          <text:p text:style-name="Preformatted_20_Text">/* Primeiro, criamos a tabela articles: */</text:p>
          <text:p text:style-name="Preformatted_20_Text">CREATE TABLE artigos (</text:p>
          <text:p text:style-name="Preformatted_20_Text"><text:s text:c="4"/>id INT UNSIGNED AUTO_INCREMENT PRIMARY KEY,</text:p>
          <text:p text:style-name="Preformatted_20_Text"><text:s text:c="4"/>tit<text:span text:style-name="T3">le</text:span> VARCHAR(50),</text:p>
          <text:p text:style-name="Preformatted_20_Text"><text:s text:c="4"/>corpo TEXT,</text:p>
          <text:p text:style-name="Preformatted_20_Text"><text:soft-page-break/><text:s text:c="4"/>created DATETIME DEFAULT NULL,</text:p>
          <text:p text:style-name="Preformatted_20_Text"><text:s text:c="4"/>modified DATETIME DEFAULT NULL</text:p>
          <text:p text:style-name="Preformatted_20_Text">);</text:p>
          <text:p text:style-name="Preformatted_20_Text">/* Então inserimos articles para testes: */</text:p>
          <text:p text:style-name="Preformatted_20_Text">INSERT INTO artigos (tit<text:span text:style-name="T3">le</text:span>,corpo,created)</text:p>
          <text:p text:style-name="Preformatted_20_Text"><text:s text:c="4"/>VALUES ('The title', 'This is the article body.', NOW());</text:p>
          <text:p text:style-name="Preformatted_20_Text">INSERT INTO artigos (tit<text:span text:style-name="T3">le</text:span>,corpo,created)</text:p>
          <text:p text:style-name="Preformatted_20_Text"><text:s text:c="4"/>VALUES ('A title once again', 'And the article body follows.', NOW());</text:p>
          <text:p text:style-name="Preformatted_20_Text">INSERT INTO artigos (tit<text:span text:style-name="T3">le</text:span>,corpo,created)</text:p>
          <text:p text:style-name="Preformatted_20_Text"><text:s text:c="4"/>VALUES ('Title strikes back', 'This is really exciting! Not.', NOW());</text:p>
          <text:p text:style-name="Preformatted_20_Text"/>
          <text:p text:style-name="Text_20_body">Os nomes de tabelas e colunas que usamos não foram arbitrárias. Usando <text:a xlink:type="simple" xlink:href="https://book.cakephp.org/3.0/pt/intro/conventions.html" text:style-name="Internet_20_link" text:visited-style-name="Visited_20_Internet_20_Link">convenções de nomenclatura</text:a> do CakePHP, podemos alavancar o desenvolvimento e acelerar a configuração do framework. O CakePHP é flexível o suficiente para acomodar até mesmo esquemas de banco de dados legados inconsistentes, mas aderir às convenções vai lhe poupar tempo.</text:p>
        </text:section>
        <text:section text:style-name="Sect1" text:name="configurando-o-banco-de-dados-do-blog">
          <text:h text:style-name="Heading_20_2" text:outline-level="2">Configurando o banco de dados do Blog</text:h>
          <text:p text:style-name="Text_20_body">Em seguida, vamos dizer ao CakePHP onde nosso banco de dados está e como se conectar a ele. Para muitos, esta será a primeira e última vez que será necessário configurar algo.</text:p>
          <text:p text:style-name="Text_20_body">A configuração é bem simples e objetiva: basta alterar os valores no array <text:span text:style-name="Source_20_Text">Datasources.default</text:span> localizado no arquivo <text:span text:style-name="Strong_20_Emphasis">config/app.php</text:span>, pelos valores que se aplicam à sua configuração. Um exemplo completo de configurações deve se parecer como o seguinte:</text:p>
          <text:p text:style-name="Preformatted_20_Text">return [</text:p>
          <text:p text:style-name="Preformatted_20_Text"><text:s text:c="4"/>// Mais configurações acima.</text:p>
          <text:p text:style-name="Preformatted_20_Text"><text:s text:c="4"/>'Datasources' =&gt; [</text:p>
          <text:p text:style-name="Preformatted_20_Text"><text:s text:c="8"/>'default' =&gt; [</text:p>
          <text:p text:style-name="Preformatted_20_Text"><text:s text:c="12"/>'className' =&gt; 'Cake\Database\Connection',</text:p>
          <text:p text:style-name="Preformatted_20_Text"><text:s text:c="12"/>'driver' =&gt; 'Cake\Database\Driver\Mysql',</text:p>
          <text:p text:style-name="Preformatted_20_Text"><text:s text:c="12"/>'persistent' =&gt; false,</text:p>
          <text:p text:style-name="Preformatted_20_Text"><text:s text:c="12"/>'host' =&gt; 'localhost',</text:p>
          <text:p text:style-name="Preformatted_20_Text"><text:s text:c="12"/>'username' =&gt; 'cakephp',</text:p>
          <text:p text:style-name="Preformatted_20_Text"><text:s text:c="12"/>'password' =&gt; 'AngelF00dC4k3~',</text:p>
          <text:p text:style-name="Preformatted_20_Text"><text:s text:c="12"/>'database' =&gt; 'cake_blog',</text:p>
          <text:p text:style-name="Preformatted_20_Text"><text:s text:c="12"/>'encoding' =&gt; 'utf8',</text:p>
          <text:p text:style-name="Preformatted_20_Text"><text:s text:c="12"/>'timezone' =&gt; 'UTC',</text:p>
          <text:p text:style-name="Preformatted_20_Text"><text:s text:c="12"/>'cacheMetadata' =&gt; true,</text:p>
          <text:p text:style-name="Preformatted_20_Text"><text:s text:c="8"/>],</text:p>
          <text:p text:style-name="Preformatted_20_Text"><text:s text:c="4"/>],</text:p>
          <text:p text:style-name="Preformatted_20_Text"><text:s text:c="4"/>// Mais configurações abaixo.</text:p>
          <text:p text:style-name="P2">];</text:p>
          <text:p text:style-name="Text_20_body">Depois de salvar o arquivo <text:span text:style-name="Strong_20_Emphasis">config/app.php</text:span>, você deve notar a mensagem <text:span text:style-name="Emphasis">CakePHP is able to connect to the database</text:span> ao acessar o Blog pelo seu navegador.</text:p>
          <text:p text:style-name="Text_20_body">Uma cópia do arquivo de configuração padrão do CakePHP pode ser encontrada em <text:span text:style-name="Strong_20_Emphasis">config/app.default.php</text:span>.</text:p>
        </text:section>
        <text:section text:style-name="Sect1" text:name="configuracoes-opcionais">
          <text:h text:style-name="Heading_20_2" text:outline-level="2">Configurações opcionais</text:h>
          <text:p text:style-name="Text_20_body">Há alguns outros itens que podem ser configurados. Muitos desenvolvedores completam esta lista de itens, mas os mesmos não são obrigatórios para este tutorial. Um deles é definir uma sequência personalizada (ou “salt”) para uso em hashes de segurança.</text:p>
          <text:p text:style-name="Text_20_body"><text:soft-page-break/>A sequência personalizada (ou salt) é utilizada para gerar hashes de segurança. Se você utilizou o Composer, ele cuidou disso para você durante a instalação. Apesar disso, você precisa alterar a sequência personalizada padrão editando o arquivo <text:span text:style-name="Strong_20_Emphasis">config/app.php</text:span>. Não importa qual será o novo valor, somente deverá ser algo difícil de descobrir:</text:p>
          <text:p text:style-name="Preformatted_20_Text">'Security' =&gt; [</text:p>
          <text:p text:style-name="Preformatted_20_Text"><text:s text:c="4"/>'salt' =&gt; 'algum valor longo contendo uma mistura aleatória de valores.',</text:p>
          <text:p text:style-name="P2">],</text:p>
        </text:section>
        <text:section text:style-name="Sect1" text:name="observacao-sobre-o-mod-rewrite">
          <text:h text:style-name="Heading_20_2" text:outline-level="2">Observação sobre o mod_rewrite</text:h>
          <text:p text:style-name="Text_20_body">Ocasionalmente, novos usuários irão se atrapalhar com problemas de mod_rewrite. Por exemplo, se a página de boas vindas do CakePHP parecer estranha (sem imagens ou estilos CSS). Isto provavelmente significa que o mod_rewrite não está funcionando em seu servidor. Por favor, verifique a seção <text:a xlink:type="simple" xlink:href="https://book.cakephp.org/3.0/pt/installation.html#url-rewriting" text:style-name="Internet_20_link" text:visited-style-name="Visited_20_Internet_20_Link">Reescrita de URL</text:a> para obter ajuda e resolver qualquer problema relacionado.</text:p>
          <text:p text:style-name="Text_20_body">Agora continue o tutorial em <text:a xlink:type="simple" xlink:href="https://book.cakephp.org/3.0/pt/tutorials-and-examples/blog/part-two.html" text:style-name="Internet_20_link" text:visited-style-name="Visited_20_Internet_20_Link">Tutorial - Criando um Blog - Parte 2</text:a> e inicie a construção do seu Blog com o CakePHP.</text:p>
        </text:section>
      </text:section>
      <text:h text:style-name="Heading_20_1" text:outline-level="1">Tutorial - Criando um Blog - Parte 2</text:h>
      <text:section text:style-name="Sect1" text:name="tutorial-criando-um-blog-parte-2">
        <text:section text:style-name="Sect1" text:name="criando-o-model">
          <text:h text:style-name="Heading_20_2" text:outline-level="2">Criando o model</text:h>
          <text:p text:style-name="Text_20_body">Após criar um model (modelo) no CakePHP, nós teremos a base necessária para interagirmos com o banco de dados e executar operações.</text:p>
          <text:p text:style-name="Text_20_body">Os arquivos de classes, correspondentes aos models, no CakePHP estão divididos entre os objetos <text:span text:style-name="Source_20_Text">Table</text:span> e <text:span text:style-name="Source_20_Text">Entity</text:span>. Objetos <text:span text:style-name="Source_20_Text">Table</text:span> provêm acesso à coleção de entidades armazenada em uma tabela e são alocados em <text:span text:style-name="Strong_20_Emphasis">src/Model/Table</text:span>.</text:p>
          <text:p text:style-name="Text_20_body">O arquivo que criaremos deverá ficar salvo em <text:span text:style-name="Strong_20_Emphasis">src/Model/Table/ArticlesTable.php</text:span>:</text:p>
          <text:p text:style-name="Preformatted_20_Text">// src/Model/Table/ArticlesTable.php</text:p>
          <text:p text:style-name="Preformatted_20_Text"/>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addBehavior('Timestamp');</text:p>
          <text:p text:style-name="Preformatted_20_Text"><text:s text:c="4"/>}</text:p>
          <text:p text:style-name="P2">}</text:p>
          <text:p text:style-name="Text_20_body">Convenções de nomenclatura são muito importantes no CakePHP. Ao nomear nosso objeto como <text:span text:style-name="Source_20_Text">ArticlesTable</text:span>, o CakePHP automaticamente deduz que o mesmo utilize o <text:span text:style-name="Source_20_Text">ArticlesController</text:span> e seja relacionado à tabela <text:span text:style-name="Source_20_Text">articles</text:span>.</text:p>
          <text:p text:style-name="Text_20_body">O CakePHP criará automaticamente um objeto model se não puder encontrar um arquivo correspondente em <text:span text:style-name="Strong_20_Emphasis">src/Model/Table</text:span>. Se você nomear incorretamente seu arquivo (isto é, <text:soft-page-break/>artciclestable.php ou ArticleTable.php), o CakePHP não reconhecerá suas definições e usará o model gerado como alternativa.</text:p>
          <text:p text:style-name="Text_20_body">Para mais informações sobre models, como callbacks e validação, visite o capítulo <text:a xlink:type="simple" xlink:href="https://book.cakephp.org/3.0/pt/orm.html" text:style-name="Internet_20_link" text:visited-style-name="Visited_20_Internet_20_Link">Models (Modelos)</text:a> do manual.</text:p>
          <text:p text:style-name="Text_20_body">Se você completou a <text:a xlink:type="simple" xlink:href="https://book.cakephp.org/3.0/pt/tutorials-and-examples/blog/blog.html" text:style-name="Internet_20_link" text:visited-style-name="Visited_20_Internet_20_Link">primeira parte</text:a> do tutorial e criou a tabela <text:span text:style-name="Source_20_Text">articles</text:span>, você pode tomar proveito da capacidade de geração de código do bake através do console do CakePHP para criar o model <text:span text:style-name="Source_20_Text">ArticlesTable</text:span>:</text:p>
          <text:p text:style-name="P2">bin/cake bake model Articles</text:p>
          <text:p text:style-name="Text_20_body">Para mais informações sobre o bake e suas características relacionadas a geração de código, visite o capítulo <text:a xlink:type="simple" xlink:href="https://book.cakephp.org/3.0/pt/bake/usage.html" text:style-name="Internet_20_link" text:visited-style-name="Visited_20_Internet_20_Link">Geração de código com bake</text:a> do manual.</text:p>
        </text:section>
        <text:section text:style-name="Sect1" text:name="criando-o-controller">
          <text:h text:style-name="Heading_20_2" text:outline-level="2">Criando o controller</text:h>
          <text:p text:style-name="Text_20_body">A seguir, criaremos um controller (controlador) para nossos artigos. O controller é responsável pela lógica de interação da aplicação. É o lugar onde você utilizará as regras contidas nos models e executará tarefas relacionadas aos artigos. Criaremos um arquivo chamado <text:span text:style-name="Strong_20_Emphasis">ArticlesController.php</text:span> no diretório <text:span text:style-name="Strong_20_Emphasis">src/Controller</text:span>:</text:p>
          <text:p text:style-name="Preformatted_20_Text">// src/Controller/ArticlesController.php</text:p>
          <text:p text:style-name="Preformatted_20_Text"/>
          <text:p text:style-name="Preformatted_20_Text">namespace App\Controller;</text:p>
          <text:p text:style-name="Preformatted_20_Text"/>
          <text:p text:style-name="Preformatted_20_Text">class ArticlesController extends AppController</text:p>
          <text:p text:style-name="Preformatted_20_Text">{</text:p>
          <text:p text:style-name="P2">}</text:p>
          <text:p text:style-name="Text_20_body">Agora, vamos adicionar uma action (ação) ao nosso controller. Actions frequentemente, representam uma função ou interface em uma aplicação. Por exemplo, quando os usuários requisitarem www.example.com/articles/index (sendo o mesmo que www.example.com/articles/), eles esperam ver uma lista de artigos:</text:p>
          <text:p text:style-name="Preformatted_20_Text">// src/Controller/ArticlesController.php</text:p>
          <text:p text:style-name="Preformatted_20_Text"/>
          <text:p text:style-name="Preformatted_20_Text">namespace App\Controller;</text:p>
          <text:p text:style-name="Preformatted_20_Text"/>
          <text:p text:style-name="Preformatted_20_Text">class ArticlesController extends AppController</text:p>
          <text:p text:style-name="Preformatted_20_Text">{</text:p>
          <text:p text:style-name="Preformatted_20_Text"/>
          <text:p text:style-name="Preformatted_20_Text"><text:s text:c="4"/>public function index()</text:p>
          <text:p text:style-name="Preformatted_20_Text"><text:s text:c="4"/>{</text:p>
          <text:p text:style-name="Preformatted_20_Text"><text:s text:c="8"/>$articles = $this-&gt;Articles-&gt;find('all');</text:p>
          <text:p text:style-name="Preformatted_20_Text"><text:s text:c="8"/>$this-&gt;set(compact('articles'));</text:p>
          <text:p text:style-name="Preformatted_20_Text"><text:s text:c="4"/>}</text:p>
          <text:p text:style-name="P2">}</text:p>
          <text:p text:style-name="Text_20_body">Ao definir a função <text:span text:style-name="Source_20_Text">index()</text:span> em nosso <text:span text:style-name="Source_20_Text">ArticlesController</text:span>, os usuários podem acessá-la requisitando www.example.com/articles/index. Similarmente, se definíssemos uma função chamada <text:span text:style-name="Source_20_Text">foobar()</text:span>, os usuários poderiam acessá-la em www.example.com/articles/foobar.</text:p>
          <text:p text:style-name="Text_20_body"><text:soft-page-break/>Vocês podem ser tentados a nomear seus controllers e actions para obter uma certa URL. Resista a essa tentação. Siga as <text:a xlink:type="simple" xlink:href="https://book.cakephp.org/3.0/pt/intro/conventions.html" text:style-name="Internet_20_link" text:visited-style-name="Visited_20_Internet_20_Link">Convenções do CakePHP</text:a> e crie nomes de action legíveis e compreensíveis. Você pode mapear URLs para o seu código utilizando <text:a xlink:type="simple" xlink:href="https://book.cakephp.org/3.0/pt/development/routing.html" text:style-name="Internet_20_link" text:visited-style-name="Visited_20_Internet_20_Link">Roteamento</text:a>.</text:p>
          <text:p text:style-name="Text_20_body">A instrução na action usa <text:span text:style-name="Source_20_Text">set()</text:span> para passar dados do controller para a view. A variável é definida como ‘articles’, sendo igual ao valor retornado do método <text:span text:style-name="Source_20_Text">find('all')</text:span> do objeto <text:span text:style-name="Source_20_Text">ArticlesTable</text:span>.</text:p>
          <text:p text:style-name="Text_20_body">Se você completou a <text:a xlink:type="simple" xlink:href="https://book.cakephp.org/3.0/pt/tutorials-and-examples/blog/blog.html" text:style-name="Internet_20_link" text:visited-style-name="Visited_20_Internet_20_Link">primeira parte</text:a> do tutorial e criou a tabela <text:span text:style-name="Source_20_Text">articles</text:span>, você pode tomar proveito da capacidade de geração de código do bake através do console do CakePHP para criar o controller <text:span text:style-name="Source_20_Text">ArticlesController</text:span>:</text:p>
          <text:p text:style-name="P2">bin/cake bake controller Articles</text:p>
          <text:p text:style-name="Text_20_body">Para mais informações sobre o bake e suas características sobre geração de código, visite o capítulo <text:a xlink:type="simple" xlink:href="https://book.cakephp.org/3.0/pt/bake/usage.html" text:style-name="Internet_20_link" text:visited-style-name="Visited_20_Internet_20_Link">Geração de código com bake</text:a> do manual.</text:p>
        </text:section>
        <text:section text:style-name="Sect1" text:name="criando-as-views">
          <text:h text:style-name="Heading_20_2" text:outline-level="2">Criando as views</text:h>
          <text:p text:style-name="Text_20_body">Agora que nós temos os dados fluindo pelo nosso model, e nossa lógica da aplicação definida em nosso controller, vamos criar uma view (visualização) para a action <text:span text:style-name="Source_20_Text">index()</text:span>.</text:p>
          <text:p text:style-name="Text_20_body">As views do CakePHP são camadas de apresentação que se encaixam nos layouts da aplicação. Para a maioria das aplicações, elas são uma mescla entre HTML e PHP, mas também podem ser distribuídas como XML, CSV, ou ainda dados binários.</text:p>
          <text:p text:style-name="Text_20_body">Um layout é um conjunto de códigos encontrado ao redor das views. Múltiplos layouts podem ser definidos, e você pode alterar entre eles, mas agora, vamos usar o default, localziado em <text:span text:style-name="Strong_20_Emphasis">src/Template/Layout/default.ctp</text:span>.</text:p>
          <text:p text:style-name="Text_20_body">Lembra que na última sessão atribuímos a variável ‘articles’ à view usando o método <text:span text:style-name="Source_20_Text">set()</text:span>? Isso levará a coleção de objetos gerada pela query a ser invocada numa iteração <text:span text:style-name="Source_20_Text">foreach</text:span>.</text:p>
          <text:p text:style-name="Text_20_body">Arquivos de template do CakePHP são armazenados em <text:span text:style-name="Strong_20_Emphasis">src/Template</text:span> dentro de uma pasta com o nome do controller correspondente (nós teremos que criar a pasta ‘Articles’ nesse caso). Para distribuir os dados de artigos em uma tabela, precisamos criar uma view assim:</text:p>
          <text:p text:style-name="Preformatted_20_Text">&lt;!-- File: src/Template/Articles/index.ctp --&gt;</text:p>
          <text:p text:style-name="Preformatted_20_Text"/>
          <text:p text:style-name="Preformatted_20_Text">&lt;h1&gt;Blog articles&lt;/h1&gt;</text:p>
          <text:p text:style-name="Preformatted_20_Text">&lt;table&gt;</text:p>
          <text:p text:style-name="Preformatted_20_Text"><text:s text:c="4"/>&lt;tr&gt;</text:p>
          <text:p text:style-name="Preformatted_20_Text"><text:s text:c="8"/>&lt;th&gt;Id&lt;/th&gt;</text:p>
          <text:p text:style-name="Preformatted_20_Text"><text:s text:c="8"/>&lt;th&gt;Title&lt;/th&gt;</text:p>
          <text:p text:style-name="Preformatted_20_Text"><text:s text:c="8"/>&lt;th&gt;Created&lt;/th&gt;</text:p>
          <text:p text:style-name="Preformatted_20_Text"><text:s text:c="4"/>&lt;/tr&gt;</text:p>
          <text:p text:style-name="Preformatted_20_Text"/>
          <text:p text:style-name="Preformatted_20_Text"><text:s text:c="4"/>&lt;!-- Aqui é onde iremos iterar nosso objeto de solicitação $articles, exibindo informações de artigos --&gt;</text:p>
          <text:p text:style-name="Preformatted_20_Text"/>
          <text:p text:style-name="Preformatted_20_Text"><text:s text:c="4"/>&lt;?php foreach ($articles as $article): ?&gt;</text:p>
          <text:p text:style-name="Preformatted_20_Text"><text:s text:c="4"/>&lt;tr&gt;</text:p>
          <text:p text:style-name="Preformatted_20_Text"><text:s text:c="8"/>&lt;td&gt;&lt;?= $article-&gt;id ?&gt;&lt;/td&gt;</text:p>
          <text:p text:style-name="Preformatted_20_Text"><text:s text:c="8"/>&lt;td&gt;</text:p>
          <text:p text:style-name="Preformatted_20_Text"><text:soft-page-break/><text:s text:c="12"/>&lt;?= $this-&gt;Html-&gt;link($article-&gt;title, ['action' =&gt; 'view', $article-&gt;id]) ?&gt;</text:p>
          <text:p text:style-name="Preformatted_20_Text"><text:s text:c="8"/>&lt;/td&gt;</text:p>
          <text:p text:style-name="Preformatted_20_Text"><text:s text:c="8"/>&lt;td&gt;</text:p>
          <text:p text:style-name="Preformatted_20_Text"><text:s text:c="12"/>&lt;?= $article-&gt;created-&gt;format(DATE_RFC850) ?&gt;</text:p>
          <text:p text:style-name="Preformatted_20_Text"><text:s text:c="8"/>&lt;/td&gt;</text:p>
          <text:p text:style-name="Preformatted_20_Text"><text:s text:c="4"/>&lt;/tr&gt;</text:p>
          <text:p text:style-name="Preformatted_20_Text"><text:s text:c="4"/>&lt;?php endforeach; ?&gt;</text:p>
          <text:p text:style-name="P2">&lt;/table&gt;</text:p>
          <text:p text:style-name="Text_20_body">Você deve ter notado o uso de um objeto chamado <text:span text:style-name="Source_20_Text">$this-&gt;Html</text:span>, uma instância da classe <text:a xlink:type="simple" xlink:href="https://book.cakephp.org/3.0/pt/views/helpers/html.html#Cake%5CView%5CHelper%5CHtmlHelper" text:style-name="Internet_20_link" text:visited-style-name="Visited_20_Internet_20_Link"><text:span text:style-name="Source_20_Text">Cake\View\Helper\HtmlHelper</text:span></text:a> do CakePHP. O CakePHP vem com um conjunto de view helpers que simplificam tarefas como gerar links e formulários. Você pode aprender como usá-los em <text:a xlink:type="simple" xlink:href="https://book.cakephp.org/3.0/pt/views/helpers.html" text:style-name="Internet_20_link" text:visited-style-name="Visited_20_Internet_20_Link">Helpers (Facilitadores)</text:a>, mas aqui é importante notar que o método <text:span text:style-name="Source_20_Text">link()</text:span> irá gerar um link HTML com o referido título (primeiro parâmetro) e URL (segundo parâmetro).</text:p>
          <text:p text:style-name="Text_20_body">Quando se especifíca URLs no CakePHP, é recomendado o uso do formato de array. Isto será melhor explicado posteriormente na seção Rotas. Usando o formato de array para URLs, você toma vantagem das capacidades de roteamento reverso do CakePHP. Você também pode especificar URLs relativas a base da aplicação com o formato <text:span text:style-name="Source_20_Text">/controller/action/param1/param2</text:span> ou usar <text:a xlink:type="simple" xlink:href="https://book.cakephp.org/3.0/pt/development/routing.html#named-routes" text:style-name="Internet_20_link" text:visited-style-name="Visited_20_Internet_20_Link">named routes</text:a>.</text:p>
          <text:p text:style-name="Text_20_body">Neste ponto, você pode visitar <text:a xlink:type="simple" xlink:href="http://www.example.com/articles/index" text:style-name="Internet_20_link" text:visited-style-name="Visited_20_Internet_20_Link">http://www.example.com/articles/index</text:a> no seu navegador. Você deve ver sua view corretamente formatada listando os artigos.</text:p>
          <text:p text:style-name="Text_20_body">Se você clicar no link do título de um artigo listado, provavelmente será informado pelo CakePHP que a action ainda não foi definida, então vamos criá-la no <text:span text:style-name="Source_20_Text">ArticlesController</text:span> agora:</text:p>
          <text:p text:style-name="Preformatted_20_Text">// src/Controller/ArticlesController.php</text:p>
          <text:p text:style-name="Preformatted_20_Text"/>
          <text:p text:style-name="Preformatted_20_Text">namespace App\Controller;</text:p>
          <text:p text:style-name="Preformatted_20_Text"/>
          <text:p text:style-name="Preformatted_20_Text">class ArticlesController extends AppController</text:p>
          <text:p text:style-name="Preformatted_20_Text">{</text:p>
          <text:p text:style-name="Preformatted_20_Text"/>
          <text:p text:style-name="Preformatted_20_Text"><text:s text:c="4"/>public function index()</text:p>
          <text:p text:style-name="Preformatted_20_Text"><text:s text:c="4"/>{</text:p>
          <text:p text:style-name="Preformatted_20_Text"><text:s text:c="9"/>$this-&gt;set('articles', $this-&gt;Articles-&gt;find('all'));</text:p>
          <text:p text:style-name="Preformatted_20_Text"><text:s text:c="4"/>}</text:p>
          <text:p text:style-name="Preformatted_20_Text"/>
          <text:p text:style-name="Preformatted_20_Text"><text:s text:c="4"/>public function view($id = null)</text:p>
          <text:p text:style-name="Preformatted_20_Text"><text:s text:c="4"/>{</text:p>
          <text:p text:style-name="Preformatted_20_Text"><text:s text:c="8"/>$article = $this-&gt;Articles-&gt;get($id);</text:p>
          <text:p text:style-name="Preformatted_20_Text"><text:s text:c="8"/>$this-&gt;set(compact('article'));</text:p>
          <text:p text:style-name="Preformatted_20_Text"><text:s text:c="4"/>}</text:p>
          <text:p text:style-name="P2">}</text:p>
          <text:p text:style-name="Text_20_body">O uso do <text:span text:style-name="Source_20_Text">set()</text:span> deve parecer familiar. Repare que você está usando <text:span text:style-name="Source_20_Text">get()</text:span> ao invés de <text:span text:style-name="Source_20_Text">find('all')</text:span> porquê nós queremos a informação de apenas um artigo.</text:p>
          <text:p text:style-name="Text_20_body">Repare que nossa action recebe um parâmetro: o ID do artigo que gostariamos de visualizar. Esse parâmetro é entregue para a action através da URL solicitada. Se o usuário requisitar <text:span text:style-name="Source_20_Text">/articles/view/3</text:span>, então o valor ‘3’ é passado como <text:span text:style-name="Source_20_Text">$id</text:span> para a action.</text:p>
          <text:p text:style-name="Text_20_body"><text:soft-page-break/>Ao usar a função <text:span text:style-name="Source_20_Text">get()</text:span>, fazemos também algumas verificações para garantir que o usuário realmente está acessando um registro existente , se não ou se o <text:span text:style-name="Source_20_Text">$id</text:span> for indefinido, a função irá lançar uma <text:span text:style-name="Source_20_Text">NotFoundException</text:span>.</text:p>
          <text:p text:style-name="Text_20_body">Agora vamos criar a view para nossa action em <text:span text:style-name="Strong_20_Emphasis">src/Template/Articles/view.ctp</text:span></text:p>
          <text:p text:style-name="Preformatted_20_Text">&lt;!-- File: src/Template/Articles/view.ctp --&gt;</text:p>
          <text:p text:style-name="Preformatted_20_Text"/>
          <text:p text:style-name="Preformatted_20_Text">&lt;h1&gt;&lt;?= h($article-&gt;title) ?&gt;&lt;/h1&gt;</text:p>
          <text:p text:style-name="Preformatted_20_Text">&lt;p&gt;&lt;?= h($article-&gt;body) ?&gt;&lt;/p&gt;</text:p>
          <text:p text:style-name="P2">&lt;p&gt;&lt;small&gt;Criado: &lt;?= $article-&gt;created-&gt;format(DATE_RFC850) ?&gt;&lt;/small&gt;&lt;/p&gt;</text:p>
          <text:p text:style-name="Text_20_body">Verifique se está tudo funcionando acessando os links em <text:span text:style-name="Source_20_Text">/articles/index</text:span> ou manualmente solicite a visualização de um artigo acessando <text:span text:style-name="Source_20_Text">articles/view/{id}</text:span>. Lembre-se de substituir <text:span text:style-name="Source_20_Text">{id}</text:span> por um ‘id’ de um artigo.</text:p>
        </text:section>
        <text:section text:style-name="Sect1" text:name="adicionando-artigos">
          <text:h text:style-name="Heading_20_2" text:outline-level="2">Adicionando artigos</text:h>
          <text:p text:style-name="Text_20_body">Primeiro, comece criando a action <text:span text:style-name="Source_20_Text">add()</text:span> no <text:span text:style-name="Source_20_Text">ArticlesController</text:span>:</text:p>
          <text:p text:style-name="Preformatted_20_Text">// src/Controller/ArticlesController.php</text:p>
          <text:p text:style-name="Preformatted_20_Text"/>
          <text:p text:style-name="Preformatted_20_Text">namespace App\Controller;</text:p>
          <text:p text:style-name="Preformatted_20_Text"/>
          <text:p text:style-name="Preformatted_20_Text">use App\Controller\AppController;</text:p>
          <text:p text:style-name="Preformatted_20_Text"/>
          <text:p text:style-name="Preformatted_20_Text">class ArticlesController extends AppController</text:p>
          <text:p text:style-name="Preformatted_20_Text">{</text:p>
          <text:p text:style-name="Preformatted_20_Text"/>
          <text:p text:style-name="Preformatted_20_Text"><text:s text:c="4"/>public function initialize()</text:p>
          <text:p text:style-name="Preformatted_20_Text"><text:s text:c="4"/>{</text:p>
          <text:p text:style-name="Preformatted_20_Text"><text:s text:c="8"/>parent::initialize();</text:p>
          <text:p text:style-name="Preformatted_20_Text"/>
          <text:p text:style-name="Preformatted_20_Text"><text:s text:c="8"/>$this-&gt;loadComponent('Flash'); // Inclui o FlashComponent</text:p>
          <text:p text:style-name="Preformatted_20_Text"><text:s text:c="4"/>}</text:p>
          <text:p text:style-name="Preformatted_20_Text"/>
          <text:p text:style-name="Preformatted_20_Text"><text:s text:c="4"/>public function index()</text:p>
          <text:p text:style-name="Preformatted_20_Text"><text:s text:c="4"/>{</text:p>
          <text:p text:style-name="Preformatted_20_Text"><text:s text:c="8"/>$this-&gt;set('articles', $this-&gt;Articles-&gt;find('all'));</text:p>
          <text:p text:style-name="Preformatted_20_Text"><text:s text:c="4"/>}</text:p>
          <text:p text:style-name="Preformatted_20_Text"/>
          <text:p text:style-name="Preformatted_20_Text"><text:s text:c="4"/>public function view($id)</text:p>
          <text:p text:style-name="Preformatted_20_Text"><text:s text:c="4"/>{</text:p>
          <text:p text:style-name="Preformatted_20_Text"><text:s text:c="8"/>$article = $this-&gt;Articles-&gt;get($id);</text:p>
          <text:p text:style-name="Preformatted_20_Text"><text:s text:c="8"/>$this-&gt;set(compact('article'));</text:p>
          <text:p text:style-name="Preformatted_20_Text"><text:s text:c="4"/>}</text:p>
          <text:p text:style-name="Preformatted_20_Text"/>
          <text:p text:style-name="Preformatted_20_Text"><text:s text:c="4"/>public function add()</text:p>
          <text:p text:style-name="Preformatted_20_Text"><text:s text:c="4"/>{</text:p>
          <text:p text:style-name="Preformatted_20_Text"><text:s text:c="8"/>$article = $this-&gt;Articles-&gt;newEntity();</text:p>
          <text:p text:style-name="Preformatted_20_Text"><text:s text:c="8"/>if ($this-&gt;request-&gt;is('post')) {</text:p>
          <text:p text:style-name="Preformatted_20_Text"><text:s text:c="12"/>$article = $this-&gt;Articles-&gt;patchEntity($article, $this-&gt;request-&gt;getData());</text:p>
          <text:p text:style-name="Preformatted_20_Text"><text:s text:c="12"/>if ($this-&gt;Articles-&gt;save($article)) {</text:p>
          <text:p text:style-name="Preformatted_20_Text"><text:s text:c="16"/>$this-&gt;Flash-&gt;success(__('Seu artigo foi salvo.'));</text:p>
          <text:p text:style-name="Preformatted_20_Text"><text:s text:c="16"/>return $this-&gt;redirect(['action' =&gt; 'index']);</text:p>
          <text:p text:style-name="Preformatted_20_Text"><text:s text:c="12"/>}</text:p>
          <text:p text:style-name="Preformatted_20_Text"><text:s text:c="12"/>$this-&gt;Flash-&gt;error(__('Não é possível adicionar o seu artigo.'));</text:p>
          <text:p text:style-name="Preformatted_20_Text"><text:s text:c="8"/>}</text:p>
          <text:p text:style-name="Preformatted_20_Text"><text:s text:c="8"/>$this-&gt;set('article', $article);</text:p>
          <text:p text:style-name="Preformatted_20_Text"><text:soft-page-break/><text:s text:c="4"/>}</text:p>
          <text:p text:style-name="P2">}</text:p>
          <text:p text:style-name="Text_20_body">Você precisa incluir o <text:a xlink:type="simple" xlink:href="https://book.cakephp.org/3.0/pt/controllers/components/flash.html" text:style-name="Internet_20_link" text:visited-style-name="Visited_20_Internet_20_Link">Flash</text:a> component em qualquer controller que vá usá-lo. Se necessário, inclua no <text:span text:style-name="Source_20_Text">AppController</text:span> e assim o <text:span text:style-name="Source_20_Text">FlashComponent</text:span> estará disponível para todos os controllers da aplicação.</text:p>
          <text:p text:style-name="Text_20_body">A action <text:span text:style-name="Source_20_Text">add()</text:span> checa se o método HTTP da solicitação foi POST, e então tenta salvar os dados utilizando o model Articles. Se por alguma razão ele não salvar, apenas renderiza a view. Isto nos dá a chance de exibir erros de validação ou outros alertas.</text:p>
          <text:p text:style-name="Text_20_body">Cada requisição do CakePHP instancia um objeto <text:span text:style-name="Source_20_Text">ServerRequest</text:span> que é acessível usando <text:span text:style-name="Source_20_Text">$this-&gt;request</text:span>. O objeto contém informações úteis sobre a requisição que foi recebida e pode ser usado para controlar o fluxo de sua aplicação. Nesse caso, nós usamos o método <text:span text:style-name="Source_20_Text">Cake\Network\ServerRequest::is()</text:span> para checar se a requisição é do tipo HTTP POST.</text:p>
          <text:p text:style-name="Text_20_body">Quando se usa um formulário para postar dados, essa informação fica disponível em <text:span text:style-name="Source_20_Text">$this-&gt;request-&gt;getData()</text:span>. Você pode usar as funções <text:a xlink:type="simple" xlink:href="https://book.cakephp.org/3.0/pt/core-libraries/global-constants-and-functions.html#pr" text:style-name="Internet_20_link" text:visited-style-name="Visited_20_Internet_20_Link"><text:span text:style-name="Source_20_Text">pr()</text:span></text:a> ou <text:a xlink:type="simple" xlink:href="https://book.cakephp.org/3.0/pt/core-libraries/global-constants-and-functions.html#debug" text:style-name="Internet_20_link" text:visited-style-name="Visited_20_Internet_20_Link"><text:span text:style-name="Source_20_Text">debug()</text:span></text:a> caso queira verificar esses dados.</text:p>
          <text:p text:style-name="Text_20_body">Usamos os métodos <text:span text:style-name="Source_20_Text">success()</text:span> e <text:span text:style-name="Source_20_Text">error()</text:span> do <text:span text:style-name="Source_20_Text">FlashComponent</text:span> para definir uma mensagem que será armazenada numa variável de sessão. Esses métodos são gerados usando os <text:a xlink:type="simple" xlink:href="http://php.net/manual/en/language.oop5.overloading.php#object.call" text:style-name="Internet_20_link" text:visited-style-name="Visited_20_Internet_20_Link">recursos de métodos mágicos</text:a> do PHP. Mensagens flash serão exibidas na página após um redirecionamento. No layout nós temos <text:span text:style-name="Source_20_Text">&lt;?= $this-&gt;Flash-&gt;render() ?&gt;</text:span> que exibe a mensagem e limpa a variável de sessão. A função do controller <text:a xlink:type="simple" xlink:href="https://book.cakephp.org/3.0/pt/controllers.html#Cake%5CController%5CController::redirect" text:style-name="Internet_20_link" text:visited-style-name="Visited_20_Internet_20_Link"><text:span text:style-name="Source_20_Text">Cake\Controller\Controller::redirect</text:span></text:a> redireciona para qualquer outra URL. O parâmetro <text:span text:style-name="Source_20_Text">['action' =&gt; 'index']</text:span> corresponde a URL /articles, isto é, a action <text:span text:style-name="Source_20_Text">index()</text:span> do <text:span text:style-name="Source_20_Text">ArticlesController</text:span>. Você pode consultar a função <text:a xlink:type="simple" xlink:href="https://book.cakephp.org/3.0/pt/development/routing.html#Cake%5CRouting%5CRouter::url" text:style-name="Internet_20_link" text:visited-style-name="Visited_20_Internet_20_Link"><text:span text:style-name="Source_20_Text">Cake\Routing\Router::url()</text:span></text:a> na <text:a xlink:type="simple" xlink:href="https://api.cakephp.org/" text:style-name="Internet_20_link" text:visited-style-name="Visited_20_Internet_20_Link">API</text:a> e checar os formatos a partir dos quais você pode montar uma URL.</text:p>
          <text:p text:style-name="Text_20_body">Chamar o método <text:span text:style-name="Source_20_Text">save()</text:span> vai checar erros de validação e abortar o processo caso os encontre. Nós vamos abordar como esses erros são tratados nas sessões a seguir.</text:p>
        </text:section>
        <text:section text:style-name="Sect1" text:name="validando-artigos">
          <text:h text:style-name="Heading_20_2" text:outline-level="2">Validando artigos</text:h>
          <text:p text:style-name="Text_20_body">O CakePHP torna mais prática e menos monótona a validação de dados de formulário.</text:p>
          <text:p text:style-name="Text_20_body">Para tirar proveito dos recursos de validação, você vai precisar usar o <text:a xlink:type="simple" xlink:href="https://book.cakephp.org/3.0/pt/views/helpers/form.html" text:style-name="Internet_20_link" text:visited-style-name="Visited_20_Internet_20_Link">Form</text:a> helper em suas views. O <text:a xlink:type="simple" xlink:href="https://book.cakephp.org/3.0/pt/views/helpers/form.html#Cake%5CView%5CHelper%5CFormHelper" text:style-name="Internet_20_link" text:visited-style-name="Visited_20_Internet_20_Link"><text:span text:style-name="Source_20_Text">Cake\View\Helper\FormHelper</text:span></text:a> está disponível por padrão em todas as views pelo uso do <text:span text:style-name="Source_20_Text">$this-&gt;Form</text:span>.</text:p>
          <text:p text:style-name="Text_20_body">Segue a view correspondente a action add:</text:p>
          <text:p text:style-name="Preformatted_20_Text">&lt;!-- File: src/Template/Articles/add.ctp --&gt;</text:p>
          <text:p text:style-name="Preformatted_20_Text"/>
          <text:p text:style-name="Preformatted_20_Text">&lt;h1&gt;Add Article&lt;/h1&gt;</text:p>
          <text:p text:style-name="Preformatted_20_Text">&lt;?php</text:p>
          <text:p text:style-name="Preformatted_20_Text"><text:s text:c="4"/>echo $this-&gt;Form-&gt;create($article);</text:p>
          <text:p text:style-name="Preformatted_20_Text"><text:s text:c="4"/>echo $this-&gt;Form-&gt;input('title');</text:p>
          <text:p text:style-name="Preformatted_20_Text"><text:s text:c="4"/>echo $this-&gt;Form-&gt;input('body', ['rows' =&gt; '3']);</text:p>
          <text:p text:style-name="Preformatted_20_Text"><text:s text:c="4"/>echo $this-&gt;Form-&gt;button(__('Salvar artigo'));</text:p>
          <text:p text:style-name="Preformatted_20_Text"><text:s text:c="4"/>echo $this-&gt;Form-&gt;end();</text:p>
          <text:p text:style-name="P2"><text:soft-page-break/>?&gt;</text:p>
          <text:p text:style-name="Text_20_body">Nós usamos o <text:span text:style-name="Source_20_Text">FormHelper</text:span> para gerar a tag de abertura HTML de um formulário. Segue o HTML gerado por <text:span text:style-name="Source_20_Text">$this-&gt;Form-&gt;create()</text:span>:</text:p>
          <text:p text:style-name="P2">&lt;form method="post" action="/articles/add"&gt;</text:p>
          <text:p text:style-name="Text_20_body">Se <text:span text:style-name="Source_20_Text">create()</text:span> é chamado sem parâmetros fornecidos, assume-se a construção de um formulário que submete dados via POST para a action <text:span text:style-name="Source_20_Text">add()</text:span> (ou <text:span text:style-name="Source_20_Text">edit()</text:span> no caso de um <text:span text:style-name="Source_20_Text">id</text:span> estar incluído nos dados do formulário).</text:p>
          <text:p text:style-name="Text_20_body">O método <text:span text:style-name="Source_20_Text">$this-&gt;Form-&gt;input()</text:span> é usado para criar elementos do formulário do mesmo nome. O primeiro parâmetro diz ao CakePHP qual é o campo correspondente, e o segundo parâmetro permite que você especifique um vasto array de opções, nesse, o número de linhas para o textarea. <text:span text:style-name="Source_20_Text">input()</text:span> vai gerar diferentes elementos de formulários baseados no tipo de campo especificado no model.</text:p>
          <text:p text:style-name="Text_20_body">O <text:span text:style-name="Source_20_Text">$this-&gt;Form-&gt;end()</text:span> fecha o formulário, entregando também elementos ocultos caso a prevenção contra CSRF/Form Tampering esteja habilitada.</text:p>
          <text:p text:style-name="Text_20_body">Agora vamos voltar e atualizar nossa view <text:span text:style-name="Strong_20_Emphasis">src/Template/Articles/index.ctp</text:span> para incluir um novo link. Antes do <text:span text:style-name="Source_20_Text">&lt;table&gt;</text:span>, adicione a seguinte linha:</text:p>
          <text:p text:style-name="P2">&lt;?= $this-&gt;Html-&gt;link('Adicionar artigo', ['action' =&gt; 'add']) ?&gt;</text:p>
          <text:p text:style-name="Text_20_body">Você deve estar se perguntando: como eu digo ao CakePHP meus critérios de validação? Regras de validação são definidas no model. Vamos fazer alguns ajustes no nosso model:</text:p>
          <text:p text:style-name="Preformatted_20_Text">// src/Model/Table/ArticlesTable.php</text:p>
          <text:p text:style-name="Preformatted_20_Text"/>
          <text:p text:style-name="Preformatted_20_Text">namespace App\Model\Table;</text:p>
          <text:p text:style-name="Preformatted_20_Text"/>
          <text:p text:style-name="Preformatted_20_Text">use Cake\ORM\Table;</text:p>
          <text:p text:style-name="Preformatted_20_Text">use Cake\Validation\Validator;</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addBehavior('Timestamp');</text:p>
          <text:p text:style-name="Preformatted_20_Text"><text:s text:c="4"/>}</text:p>
          <text:p text:style-name="Preformatted_20_Text"/>
          <text:p text:style-name="Preformatted_20_Text"><text:s text:c="4"/>public function validationDefault(Validator $validator)</text:p>
          <text:p text:style-name="Preformatted_20_Text"><text:s text:c="4"/>{</text:p>
          <text:p text:style-name="Preformatted_20_Text"><text:s text:c="8"/>$validator</text:p>
          <text:p text:style-name="Preformatted_20_Text"><text:s text:c="12"/>-&gt;notEmpty('title')</text:p>
          <text:p text:style-name="Preformatted_20_Text"><text:s text:c="12"/>-&gt;notEmpty('body');</text:p>
          <text:p text:style-name="Preformatted_20_Text"/>
          <text:p text:style-name="Preformatted_20_Text"><text:s text:c="8"/>return $validator;</text:p>
          <text:p text:style-name="Preformatted_20_Text"><text:s text:c="4"/>}</text:p>
          <text:p text:style-name="P2">}</text:p>
          <text:p text:style-name="Text_20_body">O método <text:span text:style-name="Source_20_Text">validationDefault()</text:span> diz ao CakePHP como validar seus dados quando o método <text:span text:style-name="Source_20_Text">save()</text:span> for solicitado. Aqui, estamos especificando que tanto o campo body quanto title não devem estar vazios. O CakePHP possui muitos recursos de validação e um bom número de regras pré-determinadas (número de cartões, endereços de email, etc), além de flexibilidade para adicionar <text:soft-page-break/>regras de validação customizadas. Para mais informações sobre configuração de validações, visite a documentação em <text:a xlink:type="simple" xlink:href="https://book.cakephp.org/3.0/pt/core-libraries/validation.html" text:style-name="Internet_20_link" text:visited-style-name="Visited_20_Internet_20_Link">Validação</text:a>.</text:p>
          <text:p text:style-name="Text_20_body">Agora que suas regras de validação estão definidas, tente adicionar um artigo sem definir o campo title e body para ver como a validação funciona. Desde que tenhamos usado o método <text:span text:style-name="Source_20_Text">Cake\View\Helper\FormHelper::input()</text:span> do <text:span text:style-name="Source_20_Text">FormHelper</text:span> para criar nossos elementos, nossas mensagens de alerta da validação serão exibidas automaticamente.</text:p>
        </text:section>
        <text:section text:style-name="Sect1" text:name="editando-artigos">
          <text:h text:style-name="Heading_20_2" text:outline-level="2">Editando artigos</text:h>
          <text:p text:style-name="Text_20_body">Edição, aí vamos nós! Você já é um profissional do CakePHP agora, então possivelmente detectou um padrão… Cria-se a action e então a view. Aqui segue a action <text:span text:style-name="Source_20_Text">edit()</text:span> que deverá ser inserida no <text:span text:style-name="Source_20_Text">ArticlesController</text:span>:</text:p>
          <text:p text:style-name="Preformatted_20_Text">// src/Controller/ArticlesController.php</text:p>
          <text:p text:style-name="Preformatted_20_Text"/>
          <text:p text:style-name="Preformatted_20_Text">public function edit($id = null)</text:p>
          <text:p text:style-name="Preformatted_20_Text">{</text:p>
          <text:p text:style-name="Preformatted_20_Text"><text:s text:c="4"/>$article = $this-&gt;Articles-&gt;get($id);</text:p>
          <text:p text:style-name="Preformatted_20_Text"><text:s text:c="4"/>if ($this-&gt;request-&gt;is(['post', 'put'])) {</text:p>
          <text:p text:style-name="Preformatted_20_Text"><text:s text:c="8"/>$this-&gt;Articles-&gt;patchEntity($article, $this-&gt;request-&gt;getData());</text:p>
          <text:p text:style-name="Preformatted_20_Text"><text:s text:c="8"/>if ($this-&gt;Articles-&gt;save($article)) {</text:p>
          <text:p text:style-name="Preformatted_20_Text"><text:s text:c="12"/>$this-&gt;Flash-&gt;success(__('Seu artigo foi atualizado.'));</text:p>
          <text:p text:style-name="Preformatted_20_Text"><text:s text:c="12"/>return $this-&gt;redirect(['action' =&gt; 'index']);</text:p>
          <text:p text:style-name="Preformatted_20_Text"><text:s text:c="8"/>}</text:p>
          <text:p text:style-name="Preformatted_20_Text"><text:s text:c="8"/>$this-&gt;Flash-&gt;error(__('Seu artigo não pôde ser atualizado.'));</text:p>
          <text:p text:style-name="Preformatted_20_Text"><text:s text:c="4"/>}</text:p>
          <text:p text:style-name="Preformatted_20_Text"/>
          <text:p text:style-name="Preformatted_20_Text"><text:s text:c="4"/>$this-&gt;set('article', $article);</text:p>
          <text:p text:style-name="P2">}</text:p>
          <text:p text:style-name="Text_20_body">Essa action primeiramente certifica-se que o registro apontado existe. Se o parâmetro <text:span text:style-name="Source_20_Text">$id</text:span> não foi passado ou se o registro é inexistente, uma <text:span text:style-name="Source_20_Text">NotFoundException</text:span> é lançada pelo <text:span text:style-name="Source_20_Text">ErrorHandler</text:span> do CakePHP.</text:p>
          <text:p text:style-name="Text_20_body">Em seguida, a action verifica se a requisição é POST ou PUT e caso seja, os dados são usados para atualizar a entidade de artigo em questão ao usar o método <text:span text:style-name="Source_20_Text">patchEntity()</text:span>. Então finalmente usamos o <text:span text:style-name="Source_20_Text">ArticlesTable</text:span> para salvar a entidade.</text:p>
          <text:p text:style-name="Text_20_body">Segue a view correspondente a action edit:</text:p>
          <text:p text:style-name="Preformatted_20_Text">&lt;!-- File: src/Template/Articles/edit.ctp --&gt;</text:p>
          <text:p text:style-name="Preformatted_20_Text"/>
          <text:p text:style-name="Preformatted_20_Text">&lt;h1&gt;Edit Article&lt;/h1&gt;</text:p>
          <text:p text:style-name="Preformatted_20_Text">&lt;?php</text:p>
          <text:p text:style-name="Preformatted_20_Text"><text:s text:c="4"/>echo $this-&gt;Form-&gt;create($article);</text:p>
          <text:p text:style-name="Preformatted_20_Text"><text:s text:c="4"/>echo $this-&gt;Form-&gt;input('title');</text:p>
          <text:p text:style-name="Preformatted_20_Text"><text:s text:c="4"/>echo $this-&gt;Form-&gt;input('body', ['rows' =&gt; '3']);</text:p>
          <text:p text:style-name="Preformatted_20_Text"><text:s text:c="4"/>echo $this-&gt;Form-&gt;button(__('Salvar artigo'));</text:p>
          <text:p text:style-name="Preformatted_20_Text"><text:s text:c="4"/>echo $this-&gt;Form-&gt;end();</text:p>
          <text:p text:style-name="P2">?&gt;</text:p>
          <text:p text:style-name="Text_20_body">Essa view retorna o formulário de edição com os dados populados, juntamente com qualquer mensagem de erro proveniente de validações.</text:p>
          <text:p text:style-name="Text_20_body"><text:soft-page-break/>O CakePHP irá determinar se o <text:span text:style-name="Source_20_Text">save()</text:span> vai inserir ou atualizar um registro baseado nos dados da entidade.</text:p>
          <text:p text:style-name="Text_20_body">Você pode atualizar sua view index com os links para editar artigos:</text:p>
          <text:p text:style-name="Preformatted_20_Text">&lt;!-- File: src/Template/Articles/index.ctp <text:s/>(edit links added) --&gt;</text:p>
          <text:p text:style-name="Preformatted_20_Text"/>
          <text:p text:style-name="Preformatted_20_Text">&lt;h1&gt;Blog articles&lt;/h1&gt;</text:p>
          <text:p text:style-name="Preformatted_20_Text">&lt;p&gt;&lt;?= $this-&gt;Html-&gt;link("Adicionar artigo", ['action' =&gt; 'add']) ?&gt;&lt;/p&gt;</text:p>
          <text:p text:style-name="Preformatted_20_Text">&lt;table&gt;</text:p>
          <text:p text:style-name="Preformatted_20_Text"><text:s text:c="4"/>&lt;tr&gt;</text:p>
          <text:p text:style-name="Preformatted_20_Text"><text:s text:c="8"/>&lt;th&gt;Id&lt;/th&gt;</text:p>
          <text:p text:style-name="Preformatted_20_Text"><text:s text:c="8"/>&lt;th&gt;Título&lt;/th&gt;</text:p>
          <text:p text:style-name="Preformatted_20_Text"><text:s text:c="8"/>&lt;th&gt;Criado&lt;/th&gt;</text:p>
          <text:p text:style-name="Preformatted_20_Text"><text:s text:c="8"/>&lt;th&gt;Ações&lt;/th&gt;</text:p>
          <text:p text:style-name="Preformatted_20_Text"><text:s text:c="4"/>&lt;/tr&gt;</text:p>
          <text:p text:style-name="Preformatted_20_Text"/>
          <text:p text:style-name="Preformatted_20_Text">&lt;!-- Aqui é onde iremos iterar nosso objeto de solicitação $articles, exibindo informações de artigos --&gt;</text:p>
          <text:p text:style-name="Preformatted_20_Text"/>
          <text:p text:style-name="Preformatted_20_Text">&lt;?php foreach ($articles as $article): ?&gt;</text:p>
          <text:p text:style-name="Preformatted_20_Text"><text:s text:c="4"/>&lt;tr&gt;</text:p>
          <text:p text:style-name="Preformatted_20_Text"><text:s text:c="8"/>&lt;td&gt;&lt;?= $article-&gt;id ?&gt;&lt;/td&gt;</text:p>
          <text:p text:style-name="Preformatted_20_Text"><text:s text:c="8"/>&lt;td&gt;</text:p>
          <text:p text:style-name="Preformatted_20_Text"><text:s text:c="12"/>&lt;?= $this-&gt;Html-&gt;link($article-&gt;title, ['action' =&gt; 'view', $article-&gt;id]) ?&gt;</text:p>
          <text:p text:style-name="Preformatted_20_Text"><text:s text:c="8"/>&lt;/td&gt;</text:p>
          <text:p text:style-name="Preformatted_20_Text"><text:s text:c="8"/>&lt;td&gt;</text:p>
          <text:p text:style-name="Preformatted_20_Text"><text:s text:c="12"/>&lt;?= $article-&gt;created-&gt;format(DATE_RFC850) ?&gt;</text:p>
          <text:p text:style-name="Preformatted_20_Text"><text:s text:c="8"/>&lt;/td&gt;</text:p>
          <text:p text:style-name="Preformatted_20_Text"><text:s text:c="8"/>&lt;td&gt;</text:p>
          <text:p text:style-name="Preformatted_20_Text"><text:s text:c="12"/>&lt;?= $this-&gt;Html-&gt;link('Editar', ['action' =&gt; 'edit', $article-&gt;id]) ?&gt;</text:p>
          <text:p text:style-name="Preformatted_20_Text"><text:s text:c="8"/>&lt;/td&gt;</text:p>
          <text:p text:style-name="Preformatted_20_Text"><text:s text:c="4"/>&lt;/tr&gt;</text:p>
          <text:p text:style-name="Preformatted_20_Text">&lt;?php endforeach; ?&gt;</text:p>
          <text:p text:style-name="Preformatted_20_Text"/>
          <text:p text:style-name="P2">&lt;/table&gt;</text:p>
        </text:section>
        <text:section text:style-name="Sect1" text:name="deletando-artigos">
          <text:h text:style-name="Heading_20_2" text:outline-level="2">Deletando artigos</text:h>
          <text:p text:style-name="Text_20_body">A seguir, vamos criar uma forma de deletar artigos. Comece com uma action <text:span text:style-name="Source_20_Text">delete()</text:span> no <text:span text:style-name="Source_20_Text">ArticlesController</text:span>:</text:p>
          <text:p text:style-name="Preformatted_20_Text">// src/Controller/ArticlesController.php</text:p>
          <text:p text:style-name="Preformatted_20_Text"/>
          <text:p text:style-name="Preformatted_20_Text">public function delete($id)</text:p>
          <text:p text:style-name="Preformatted_20_Text">{</text:p>
          <text:p text:style-name="Preformatted_20_Text"><text:s text:c="4"/>$this-&gt;request-&gt;allowMethod(['post', 'delete']);</text:p>
          <text:p text:style-name="Preformatted_20_Text"/>
          <text:p text:style-name="Preformatted_20_Text"><text:s text:c="4"/>$article = $this-&gt;Articles-&gt;get($id);</text:p>
          <text:p text:style-name="Preformatted_20_Text"><text:s text:c="4"/>if ($this-&gt;Articles-&gt;delete($article)) {</text:p>
          <text:p text:style-name="Preformatted_20_Text"><text:s text:c="8"/>$this-&gt;Flash-&gt;success(__('O artigo com id: {0} foi deletado.', h($id)));</text:p>
          <text:p text:style-name="Preformatted_20_Text"><text:s text:c="8"/>return $this-&gt;redirect(['action' =&gt; 'index']);</text:p>
          <text:p text:style-name="Preformatted_20_Text"><text:s text:c="4"/>}</text:p>
          <text:p text:style-name="P2">}</text:p>
          <text:p text:style-name="Text_20_body">Essa lógica deleta o artigo especificado pelo <text:span text:style-name="Source_20_Text">$id</text:span> e usa <text:span text:style-name="Source_20_Text">$this-&gt;Flash-&gt;success()</text:span> para exibir uma mensagem de confirmação após o redirecionamento para <text:span text:style-name="Source_20_Text">/articles</text:span>. Tentar excluir um registro usando uma requisição GET, fará com que o <text:span text:style-name="Source_20_Text">allowMethod()</text:span> lance uma exceção. <text:soft-page-break/>Exceções são capturadas pelo gerenciador de exceções do CakePHP e uma página de erro é exibida. Existem muitos <text:a xlink:type="simple" xlink:href="https://book.cakephp.org/3.0/pt/development/errors.html" text:style-name="Internet_20_link" text:visited-style-name="Visited_20_Internet_20_Link">Exceptions</text:a> embutidos que podem indicar variados erros HTTP que sua aplicação possa precisar.</text:p>
          <text:p text:style-name="Text_20_body">Por estarmos executando apenas lógica e redirecionando, essa action não tem uma view. Vamos atualizar nossa view index com links para excluir artigos:</text:p>
          <text:p text:style-name="Preformatted_20_Text">&lt;!-- File: src/Template/Articles/index.ctp (delete links added) --&gt;</text:p>
          <text:p text:style-name="Preformatted_20_Text"/>
          <text:p text:style-name="Preformatted_20_Text">&lt;h1&gt;Blog articles&lt;/h1&gt;</text:p>
          <text:p text:style-name="Preformatted_20_Text">&lt;p&gt;&lt;?= $this-&gt;Html-&gt;link('Adicionar artigo', ['action' =&gt; 'add']) ?&gt;&lt;/p&gt;</text:p>
          <text:p text:style-name="Preformatted_20_Text">&lt;table&gt;</text:p>
          <text:p text:style-name="Preformatted_20_Text"><text:s text:c="4"/>&lt;tr&gt;</text:p>
          <text:p text:style-name="Preformatted_20_Text"><text:s text:c="8"/>&lt;th&gt;Id&lt;/th&gt;</text:p>
          <text:p text:style-name="Preformatted_20_Text"><text:s text:c="8"/>&lt;th&gt;Título&lt;/th&gt;</text:p>
          <text:p text:style-name="Preformatted_20_Text"><text:s text:c="8"/>&lt;th&gt;Criado&lt;/th&gt;</text:p>
          <text:p text:style-name="Preformatted_20_Text"><text:s text:c="8"/>&lt;th&gt;Ações&lt;/th&gt;</text:p>
          <text:p text:style-name="Preformatted_20_Text"><text:s text:c="4"/>&lt;/tr&gt;</text:p>
          <text:p text:style-name="Preformatted_20_Text"/>
          <text:p text:style-name="Preformatted_20_Text"><text:s text:c="4"/>&lt;!-- Aqui é onde iremos iterar nosso objeto de solicitação $articles, exibindo informações de artigos --&gt;</text:p>
          <text:p text:style-name="Preformatted_20_Text"/>
          <text:p text:style-name="Preformatted_20_Text"><text:s text:c="4"/>&lt;?php foreach ($articles as $article): ?&gt;</text:p>
          <text:p text:style-name="Preformatted_20_Text"><text:s text:c="4"/>&lt;tr&gt;</text:p>
          <text:p text:style-name="Preformatted_20_Text"><text:s text:c="8"/>&lt;td&gt;&lt;?= $article-&gt;id ?&gt;&lt;/td&gt;</text:p>
          <text:p text:style-name="Preformatted_20_Text"><text:s text:c="8"/>&lt;td&gt;</text:p>
          <text:p text:style-name="Preformatted_20_Text"><text:s text:c="12"/>&lt;?= $this-&gt;Html-&gt;link($article-&gt;title, ['action' =&gt; 'view', $article-&gt;id]) ?&gt;</text:p>
          <text:p text:style-name="Preformatted_20_Text"><text:s text:c="8"/>&lt;/td&gt;</text:p>
          <text:p text:style-name="Preformatted_20_Text"><text:s text:c="8"/>&lt;td&gt;</text:p>
          <text:p text:style-name="Preformatted_20_Text"><text:s text:c="12"/>&lt;?= $article-&gt;created-&gt;format(DATE_RFC850) ?&gt;</text:p>
          <text:p text:style-name="Preformatted_20_Text"><text:s text:c="8"/>&lt;/td&gt;</text:p>
          <text:p text:style-name="Preformatted_20_Text"><text:s text:c="8"/>&lt;td&gt;</text:p>
          <text:p text:style-name="Preformatted_20_Text"><text:s text:c="12"/>&lt;?= $this-&gt;Form-&gt;postLink(</text:p>
          <text:p text:style-name="Preformatted_20_Text"><text:s text:c="16"/>'Deletar',</text:p>
          <text:p text:style-name="Preformatted_20_Text"><text:s text:c="16"/>['action' =&gt; 'delete', $article-&gt;id],</text:p>
          <text:p text:style-name="Preformatted_20_Text"><text:s text:c="16"/>['confirm' =&gt; 'Tem certeza?'])</text:p>
          <text:p text:style-name="Preformatted_20_Text"><text:s text:c="12"/>?&gt;</text:p>
          <text:p text:style-name="Preformatted_20_Text"><text:s text:c="12"/>&lt;?= $this-&gt;Html-&gt;link('Edit', ['action' =&gt; 'edit', $article-&gt;id]) ?&gt;</text:p>
          <text:p text:style-name="Preformatted_20_Text"><text:s text:c="8"/>&lt;/td&gt;</text:p>
          <text:p text:style-name="Preformatted_20_Text"><text:s text:c="4"/>&lt;/tr&gt;</text:p>
          <text:p text:style-name="Preformatted_20_Text"><text:s text:c="4"/>&lt;?php endforeach; ?&gt;</text:p>
          <text:p text:style-name="Preformatted_20_Text"/>
          <text:p text:style-name="P2">&lt;/table&gt;</text:p>
          <text:p text:style-name="Text_20_body">Usar <text:span text:style-name="Source_20_Text">View\Helper\FormHelper::postLink()</text:span> vai criar um link que usa JavaScript para criar uma requisição POST afim de deletar um artigo.</text:p>
          <text:p text:style-name="Text_20_body">Permitir que registros sejam deletados usando requisições GET é perigoso, pois rastreadores na web podem acidentalmente deletar todo o seu conteúdo.</text:p>
          <text:p text:style-name="Text_20_body">Esse código da view também usa o <text:span text:style-name="Source_20_Text">FormHelper</text:span> para confirmar a action através de JavaScript.</text:p>
        </text:section>
        <text:section text:style-name="Sect1" text:name="rotas">
          <text:h text:style-name="Heading_20_2" text:outline-level="2">Rotas</text:h>
          <text:p text:style-name="Text_20_body">Para muitos o roteamento padrão do CakePHP funciona bem o suficiente. Desenvolvedores que consideram facilidade de uso e SEO irão apreciar a forma como o CakePHP mapeia determinadas URLs para actions específicas. Vamos realizar uma pequena mudança nas rotas neste tutorial.</text:p>
          <text:p text:style-name="Text_20_body"><text:soft-page-break/>Para mais informações sobre técnicas avançadas de roteamento, visite <text:a xlink:type="simple" xlink:href="https://book.cakephp.org/3.0/pt/development/routing.html#routes-configuration" text:style-name="Internet_20_link" text:visited-style-name="Visited_20_Internet_20_Link">Connecting Routes</text:a>.</text:p>
          <text:p text:style-name="Text_20_body">Por padrão, o CakePHP responde a uma requisição pela raíz do seu site usando o <text:span text:style-name="Source_20_Text">PagesController</text:span>, ao renderizar uma view chamada <text:span text:style-name="Strong_20_Emphasis">home.ctp</text:span>. Alternativamente, nós vamos substituir esse comportamento pelo <text:span text:style-name="Source_20_Text">ArticlesController</text:span> ao criar uma regra de roteamento.</text:p>
          <text:p text:style-name="Text_20_body">A configuração de rotas do CakePHP pode ser encontrada em <text:span text:style-name="Strong_20_Emphasis">config/routes.php</text:span>. Você deve comentar ou remover a linha que define o roteamento padrão:</text:p>
          <text:p text:style-name="P2">$routes-&gt;connect('/', ['controller' =&gt; 'Pages', 'action' =&gt; 'display', 'home']);</text:p>
          <text:p text:style-name="Text_20_body">Essa linha conecta a URL ‘/’ com a página padrão do CakePHP. Nós queremos que ela conecte-se ao nosso próprio controller, então a substitua por esta:</text:p>
          <text:p text:style-name="P2">$routes-&gt;connect('/', ['controller' =&gt; 'Articles', 'action' =&gt; 'index']);</text:p>
          <text:p text:style-name="Text_20_body">Isso irá conectar requisições por ‘/’ a action <text:span text:style-name="Source_20_Text">index()</text:span> do nosso <text:span text:style-name="Source_20_Text">ArticlesController</text:span></text:p>
          <text:p text:style-name="Text_20_body">O CakePHP aproveita-se do uso de roteamento reverso. Se com a rota anterior definida você gerar um link com a seguinte estrutura de array: <text:span text:style-name="Source_20_Text">['controller' =&gt; 'Articles', 'action' =&gt; 'index']</text:span>, a URL resultante será ‘/’. Portanto, é uma boa ideia sempre usar arrays para URLs, pois assim suas rotas definem o endereço gerado e certificam-se que os links apontem sempre para o mesmo lugar.</text:p>
        </text:section>
        <text:section text:style-name="Sect1" text:name="conclusao">
          <text:h text:style-name="Heading_20_2" text:outline-level="2">Conclusão</text:h>
          <text:p text:style-name="Text_20_body">Simples, não é? Tenha em mente que esse foi um tutorial básico. O CakePHP tem <text:span text:style-name="Emphasis">muito</text:span> mais recursos a oferecer. Não abordamos outros tópicos aqui para manter a simplicidade. Use o restante do manual como um guia para criar aplicações mais ricas.</text:p>
          <text:p text:style-name="Text_20_body">Agora que você criou uma aplicação básica no CakePHP, você pode continuar no <text:a xlink:type="simple" xlink:href="https://book.cakephp.org/3.0/pt/tutorials-and-examples/blog/part-three.html" text:style-name="Internet_20_link" text:visited-style-name="Visited_20_Internet_20_Link">Tutorial - Criando um Blog - Parte 3</text:a>, ou começar seu próprio projeto. Você também pode folhear os <text:a xlink:type="simple" xlink:href="https://book.cakephp.org/3.0/pt/topics.html" text:style-name="Internet_20_link" text:visited-style-name="Visited_20_Internet_20_Link">Utilizando o CakePHP</text:a> ou a <text:span text:style-name="Citation">API &lt;https://api.cakephp.org/3.0&gt;</text:span> para aprender mais sobre o CakePHP.</text:p>
          <text:p text:style-name="Text_20_body">Se você precisar de ajuda, há muitas formas de conseguir, por favor, visite a página <text:a xlink:type="simple" xlink:href="https://book.cakephp.org/3.0/pt/intro/where-to-get-help.html" text:style-name="Internet_20_link" text:visited-style-name="Visited_20_Internet_20_Link">Onde Conseguir Ajuda</text:a> e bem-vindo(a) ao CakePHP!</text:p>
          <text:section text:style-name="Sect1" text:name="leitura-complementar">
            <text:h text:style-name="Heading_20_3" text:outline-level="3">Leitura complementar</text:h>
            <text:p text:style-name="Text_20_body">Existem tópicos comuns que as pessoas que estão estudando o CakePHP normalmente visitam a seguir:</text:p>
            <text:list xml:id="list469868953" text:style-name="L5">
              <text:list-item>
                <text:p text:style-name="P15"><text:a xlink:type="simple" xlink:href="https://book.cakephp.org/3.0/pt/views.html#view-layouts" text:style-name="Internet_20_link" text:visited-style-name="Visited_20_Internet_20_Link">Layouts</text:a>: Customizando o layout da aplicação </text:p>
              </text:list-item>
              <text:list-item>
                <text:p text:style-name="P15"><text:a xlink:type="simple" xlink:href="https://book.cakephp.org/3.0/pt/views.html#view-elements" text:style-name="Internet_20_link" text:visited-style-name="Visited_20_Internet_20_Link">Elements</text:a>: Inclusão e reutilização de elementos na view </text:p>
              </text:list-item>
              <text:list-item>
                <text:p text:style-name="P15"><text:a xlink:type="simple" xlink:href="https://book.cakephp.org/3.0/pt/bake/usage.html" text:style-name="Internet_20_link" text:visited-style-name="Visited_20_Internet_20_Link">Geração de código com bake</text:a>: Gerando código CRUD </text:p>
              </text:list-item>
              <text:list-item>
                <text:p text:style-name="P4"><text:a xlink:type="simple" xlink:href="https://book.cakephp.org/3.0/pt/tutorials-and-examples/blog-auth-example/auth.html" text:style-name="Internet_20_link" text:visited-style-name="Visited_20_Internet_20_Link">Tutorial - Criando um Blog - Autenticação e Autorização</text:a>: Tutorial de </text:p>
                <text:p text:style-name="P5">autorização e autenticação </text:p>
              </text:list-item>
            </text:list>
          </text:section>
        </text:section>
      </text:section>
      <text:p text:style-name="Standard"/>
      <text:h text:style-name="P1" text:outline-level="1">Tutorial - Criando um Blog - Parte 3</text:h>
      <text:section text:style-name="Sect1" text:name="tutorial-criando-um-blog-parte-3">
        <text:section text:style-name="Sect1" text:name="criar-uma-arvore-de-categoria">
          <text:h text:style-name="Heading_20_2" text:outline-level="2">Criar uma arvore de Categoria</text:h>
          <text:p text:style-name="Text_20_body">Vamos continuar o nosso aplicativo de blog e imaginar que queremos categorizar os nossos artigos. Queremos que as categorias sejam ordenadas, e para isso, vamos usar o comportamento de árvore para nos ajudar a organizar as categorias.</text:p>
          <text:p text:style-name="Text_20_body">Mas primeiro, precisamos modificar nossas tabelas.</text:p>
        </text:section>
        <text:section text:style-name="Sect1" text:name="migracao-de-plugin">
          <text:h text:style-name="Heading_20_2" text:outline-level="2">Migração de Plugin</text:h>
          <text:p text:style-name="Text_20_body">Nós vamos usar o plugin de migrações para criar uma tabela em nosso banco de dados. Se você tem a tabela articles no seu banco de dados, apague. Agora abra o arquivo composer.json do seu aplicativo. Normalmente, você veria que o plugin de migração já está requisitando. Se não, addicione atráves da execução:</text:p>
          <text:p text:style-name="P2">composer require cakephp/migrations:~1.0</text:p>
          <text:p text:style-name="Text_20_body">O plugin de migração agora está na pasta de sua aplicação. Também, adicionar <text:span text:style-name="Source_20_Text">Plugin::load('Migrations');</text:span> para o arquivo bootstrap.php do seu aplicativo.</text:p>
          <text:p text:style-name="Text_20_body">Uma vez que o plugin está carregado, execute o seguinte comando para criar um arquivo de migração:</text:p>
          <text:p text:style-name="P2">bin/cake bake migration CreateArticles title:string body:text category_id:integer created modified</text:p>
          <text:p text:style-name="Text_20_body">Um arquivo de migração será gerado na pasta /config/Migrations com o seguinte:</text:p>
          <text:p text:style-name="Preformatted_20_Text">&lt;?php</text:p>
          <text:p text:style-name="Preformatted_20_Text"/>
          <text:p text:style-name="Preformatted_20_Text">use Migrations\AbstractMigration;</text:p>
          <text:p text:style-name="Preformatted_20_Text"/>
          <text:p text:style-name="Preformatted_20_Text">class CreateArticles extends AbstractMigration</text:p>
          <text:p text:style-name="Preformatted_20_Text">{</text:p>
          <text:p text:style-name="Preformatted_20_Text"><text:s text:c="4"/>public function change()</text:p>
          <text:p text:style-name="Preformatted_20_Text"><text:s text:c="4"/>{</text:p>
          <text:p text:style-name="Preformatted_20_Text"><text:s text:c="8"/>$table = $this-&gt;table('articles');</text:p>
          <text:p text:style-name="Preformatted_20_Text"><text:s text:c="8"/>$table-&gt;addColumn('title', 'string', [</text:p>
          <text:p text:style-name="Preformatted_20_Text"><text:s text:c="12"/>'default' =&gt; null,</text:p>
          <text:p text:style-name="Preformatted_20_Text"><text:s text:c="12"/>'limit' =&gt; 255,</text:p>
          <text:p text:style-name="Preformatted_20_Text"><text:s text:c="12"/>'null' =&gt; false,</text:p>
          <text:p text:style-name="Preformatted_20_Text"><text:s text:c="8"/>]);</text:p>
          <text:p text:style-name="Preformatted_20_Text"><text:s text:c="8"/>$table-&gt;addColumn('body', 'text', [</text:p>
          <text:p text:style-name="Preformatted_20_Text"><text:s text:c="12"/>'default' =&gt; null,</text:p>
          <text:p text:style-name="Preformatted_20_Text"><text:s text:c="12"/>'null' =&gt; false,</text:p>
          <text:p text:style-name="Preformatted_20_Text"><text:s text:c="8"/>]);</text:p>
          <text:p text:style-name="Preformatted_20_Text"><text:s text:c="8"/>$table-&gt;addColumn('category_id', 'integer', [</text:p>
          <text:p text:style-name="Preformatted_20_Text"><text:s text:c="12"/>'default' =&gt; null,</text:p>
          <text:p text:style-name="Preformatted_20_Text"><text:s text:c="12"/>'limit' =&gt; 11,</text:p>
          <text:p text:style-name="Preformatted_20_Text"><text:s text:c="12"/>'null' =&gt; false,</text:p>
          <text:p text:style-name="Preformatted_20_Text"><text:s text:c="8"/>]);</text:p>
          <text:p text:style-name="Preformatted_20_Text"><text:s text:c="8"/>$table-&gt;addColumn('created', 'datetime', [</text:p>
          <text:p text:style-name="Preformatted_20_Text"><text:s text:c="12"/>'default' =&gt; null,</text:p>
          <text:p text:style-name="Preformatted_20_Text"><text:s text:c="12"/>'null' =&gt; false,</text:p>
          <text:p text:style-name="Preformatted_20_Text"><text:soft-page-break/><text:s text:c="8"/>]);</text:p>
          <text:p text:style-name="Preformatted_20_Text"><text:s text:c="8"/>$table-&gt;addColumn('modified', 'datetime', [</text:p>
          <text:p text:style-name="Preformatted_20_Text"><text:s text:c="12"/>'default' =&gt; null,</text:p>
          <text:p text:style-name="Preformatted_20_Text"><text:s text:c="12"/>'null' =&gt; false,</text:p>
          <text:p text:style-name="Preformatted_20_Text"><text:s text:c="8"/>]);</text:p>
          <text:p text:style-name="Preformatted_20_Text"><text:s text:c="8"/>$table-&gt;create();</text:p>
          <text:p text:style-name="Preformatted_20_Text"><text:s text:c="4"/>}</text:p>
          <text:p text:style-name="P2">}</text:p>
          <text:p text:style-name="Text_20_body">Executar outro comando para criar uma tabela de categorias. Se você precisar especificar um comprimento de campo, você pode fazê-lo dentro de colchetes no tipo de campo, ou seja:</text:p>
          <text:p text:style-name="P2">bin/cake bake migration CreateCategories parent_id:integer lft:integer[10] rght:integer[10] name:string[100] description:string created modified</text:p>
          <text:p text:style-name="Text_20_body">Isso irá gerar o seguinte arquivo no config/Migrations:</text:p>
          <text:p text:style-name="Preformatted_20_Text">&lt;?php</text:p>
          <text:p text:style-name="Preformatted_20_Text"/>
          <text:p text:style-name="Preformatted_20_Text">use Migrations\AbstractMigration;</text:p>
          <text:p text:style-name="Preformatted_20_Text"/>
          <text:p text:style-name="Preformatted_20_Text">class CreateCategories extends AbstractMigration</text:p>
          <text:p text:style-name="Preformatted_20_Text">{</text:p>
          <text:p text:style-name="Preformatted_20_Text"><text:s text:c="4"/>public function change()</text:p>
          <text:p text:style-name="Preformatted_20_Text"><text:s text:c="4"/>{</text:p>
          <text:p text:style-name="Preformatted_20_Text"><text:s text:c="8"/>$table = $this-&gt;table('categories');</text:p>
          <text:p text:style-name="Preformatted_20_Text"><text:s text:c="8"/>$table-&gt;addColumn('parent_id', 'integer', [</text:p>
          <text:p text:style-name="Preformatted_20_Text"><text:s text:c="12"/>'default' =&gt; null,</text:p>
          <text:p text:style-name="Preformatted_20_Text"><text:s text:c="12"/>'limit' =&gt; 11,</text:p>
          <text:p text:style-name="Preformatted_20_Text"><text:s text:c="12"/>'null' =&gt; false,</text:p>
          <text:p text:style-name="Preformatted_20_Text"><text:s text:c="8"/>]);</text:p>
          <text:p text:style-name="Preformatted_20_Text"><text:s text:c="8"/>$table-&gt;addColumn('lft', 'integer', [</text:p>
          <text:p text:style-name="Preformatted_20_Text"><text:s text:c="12"/>'default' =&gt; null,</text:p>
          <text:p text:style-name="Preformatted_20_Text"><text:s text:c="12"/>'limit' =&gt; 10,</text:p>
          <text:p text:style-name="Preformatted_20_Text"><text:s text:c="12"/>'null' =&gt; false,</text:p>
          <text:p text:style-name="Preformatted_20_Text"><text:s text:c="8"/>]);</text:p>
          <text:p text:style-name="Preformatted_20_Text"><text:s text:c="8"/>$table-&gt;addColumn('rght', 'integer', [</text:p>
          <text:p text:style-name="Preformatted_20_Text"><text:s text:c="12"/>'default' =&gt; null,</text:p>
          <text:p text:style-name="Preformatted_20_Text"><text:s text:c="12"/>'limit' =&gt; 10,</text:p>
          <text:p text:style-name="Preformatted_20_Text"><text:s text:c="12"/>'null' =&gt; false,</text:p>
          <text:p text:style-name="Preformatted_20_Text"><text:s text:c="8"/>]);</text:p>
          <text:p text:style-name="Preformatted_20_Text"><text:s text:c="8"/>$table-&gt;addColumn('name', 'string', [</text:p>
          <text:p text:style-name="Preformatted_20_Text"><text:s text:c="12"/>'default' =&gt; null,</text:p>
          <text:p text:style-name="Preformatted_20_Text"><text:s text:c="12"/>'limit' =&gt; 100,</text:p>
          <text:p text:style-name="Preformatted_20_Text"><text:s text:c="12"/>'null' =&gt; false,</text:p>
          <text:p text:style-name="Preformatted_20_Text"><text:s text:c="8"/>]);</text:p>
          <text:p text:style-name="Preformatted_20_Text"><text:s text:c="8"/>$table-&gt;addColumn('description', 'string', [</text:p>
          <text:p text:style-name="Preformatted_20_Text"><text:s text:c="12"/>'default' =&gt; null,</text:p>
          <text:p text:style-name="Preformatted_20_Text"><text:s text:c="12"/>'limit' =&gt; 255,</text:p>
          <text:p text:style-name="Preformatted_20_Text"><text:s text:c="12"/>'null' =&gt; false,</text:p>
          <text:p text:style-name="Preformatted_20_Text"><text:s text:c="8"/>]);</text:p>
          <text:p text:style-name="Preformatted_20_Text"><text:s text:c="8"/>$table-&gt;addColumn('created', 'datetime', [</text:p>
          <text:p text:style-name="Preformatted_20_Text"><text:s text:c="12"/>'default' =&gt; null,</text:p>
          <text:p text:style-name="Preformatted_20_Text"><text:s text:c="12"/>'null' =&gt; false,</text:p>
          <text:p text:style-name="Preformatted_20_Text"><text:s text:c="8"/>]);</text:p>
          <text:p text:style-name="Preformatted_20_Text"><text:s text:c="8"/>$table-&gt;addColumn('modified', 'datetime', [</text:p>
          <text:p text:style-name="Preformatted_20_Text"><text:s text:c="12"/>'default' =&gt; null,</text:p>
          <text:p text:style-name="Preformatted_20_Text"><text:s text:c="12"/>'null' =&gt; false,</text:p>
          <text:p text:style-name="Preformatted_20_Text"><text:s text:c="8"/>]);</text:p>
          <text:p text:style-name="Preformatted_20_Text"><text:s text:c="8"/>$table-&gt;create();</text:p>
          <text:p text:style-name="Preformatted_20_Text"><text:s text:c="4"/>}</text:p>
          <text:p text:style-name="P2">}</text:p>
          <text:p text:style-name="Text_20_body"><text:soft-page-break/>Agora que os arquivos de migração estão criadas, você pode editá-los antes de criar suas tabelas. Precisamos mudar o ‘null’ =&gt; false para o campo parent_id com <text:span text:style-name="Source_20_Text">'null' =&gt; true</text:span> porque uma categoria de nível superior tem null no parent_id</text:p>
          <text:p text:style-name="Text_20_body">Execute o seguinte comando para criar suas tabelas:</text:p>
          <text:p text:style-name="P2">bin/cake migrations migrate</text:p>
        </text:section>
        <text:section text:style-name="Sect1" text:name="modificando-as-tabelas">
          <text:h text:style-name="Heading_20_2" text:outline-level="2">Modificando as Tabelas</text:h>
          <text:p text:style-name="Text_20_body">Com nossas tabelas configuradas, agora podemos nos concentrar em categorizar os nossos artigos.</text:p>
          <text:p text:style-name="Text_20_body">Supomos que você já tem os arquivos (Tabelas, controladores e modelos dos artigos) da parte 2. Então vamos adicionar as referências a categorias.</text:p>
          <text:p text:style-name="Text_20_body">Precisamos associar os artigos e categorias juntos nas tabelas. Abra o arquivo src/Model/Table/ArticlesTable.php e adicione o seguinte:</text:p>
          <text:p text:style-name="Preformatted_20_Text">// src/Model/Table/ArticlesTable.php</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addBehavior('Timestamp');</text:p>
          <text:p text:style-name="Preformatted_20_Text"><text:s text:c="8"/>// Just add the belongsTo relation with CategoriesTable</text:p>
          <text:p text:style-name="Preformatted_20_Text"><text:s text:c="8"/>$this-&gt;belongsTo('Categories', [</text:p>
          <text:p text:style-name="Preformatted_20_Text"><text:s text:c="12"/>'foreignKey' =&gt; 'category_id',</text:p>
          <text:p text:style-name="Preformatted_20_Text"><text:s text:c="8"/>]);</text:p>
          <text:p text:style-name="Preformatted_20_Text"><text:s text:c="4"/>}</text:p>
          <text:p text:style-name="P2">}</text:p>
        </text:section>
        <text:section text:style-name="Sect1" text:name="gerar-codigo-esqueleto-por-categorias">
          <text:h text:style-name="Heading_20_2" text:outline-level="2">Gerar código esqueleto por categorias</text:h>
          <text:p text:style-name="Text_20_body">Crie todos os arquivos pelo comando bake:</text:p>
          <text:p text:style-name="Preformatted_20_Text">bin/cake bake model Categories</text:p>
          <text:p text:style-name="Preformatted_20_Text">bin/cake bake controller Categories</text:p>
          <text:p text:style-name="P2">bin/cake bake template Categories</text:p>
          <text:p text:style-name="Text_20_body">A ferramenta bake criou todos os seus arquivos em um piscar de olhos. Você pode fazer uma leitura rápida se quiser familiarizar como o CakePHP funciona.</text:p>
          <text:p text:style-name="Text_20_body">Se você estiver no Windows lembre-se de usar \ em vez de /.</text:p>
          <text:p text:style-name="Text_20_body">Você vai precisar editar o seguinte em <text:span text:style-name="Strong_20_Emphasis">src/Template/Categories/add.ctp</text:span> e <text:span text:style-name="Strong_20_Emphasis">src/Template/Categories/edit.ctp</text:span>:</text:p>
          <text:p text:style-name="Preformatted_20_Text">echo $this-&gt;Form-&gt;input('parent_id', [</text:p>
          <text:p text:style-name="Preformatted_20_Text"><text:s text:c="4"/>'options' =&gt; $parentCategories,</text:p>
          <text:p text:style-name="Preformatted_20_Text"><text:s text:c="4"/>'empty' =&gt; 'No parent category'</text:p>
          <text:p text:style-name="P2">]);</text:p>
        </text:section>
        <text:section text:style-name="Sect1" text:name="anexar-arvore-de-compartamento-para-categoriestable">
          <text:h text:style-name="Heading_20_2" text:outline-level="2"><text:soft-page-break/>Anexar árvore de compartamento para CategoriesTable</text:h>
          <text:p text:style-name="Text_20_body">O <text:a xlink:type="simple" xlink:href="https://book.cakephp.org/3.0/pt/orm/behaviors/tree.html" text:style-name="Internet_20_link" text:visited-style-name="Visited_20_Internet_20_Link">TreeBehavior</text:a> ajuda você a gerenciar as estruturas de árvore hierárquica na tabela do banco de dados. Usa a lógica MPTT para gerenciar os dados. Estruturas de árvore MPTT são otimizados para lê, o que muitas vezes torna uma boa opção para aplicações pesadas, como ler blogs.</text:p>
          <text:p text:style-name="Text_20_body">Se você abrir o arquivo src/Model/Table/CategoriesTable.php, você verá que o TreeBehavior foi anexado a sua CategoriesTable no método initialize(). Bake acrescenta esse comportamento para todas as tabelas que contêm lft e colunas rght:</text:p>
          <text:p text:style-name="P2">$this-&gt;addBehavior('Tree');</text:p>
          <text:p text:style-name="Text_20_body">Com o TreeBehavior anexado você vai ser capaz de acessar alguns recursos como a reordenação das categorias. Vamos ver isso em um momento.</text:p>
          <text:p text:style-name="Text_20_body">Mas, por agora, você tem que remover as seguintes entradas em seus Categorias de adicionar e editar arquivos de modelo:</text:p>
          <text:p text:style-name="Preformatted_20_Text">echo $this-&gt;Form-&gt;input('lft');</text:p>
          <text:p text:style-name="P2">echo $this-&gt;Form-&gt;input('rght');</text:p>
          <text:p text:style-name="Text_20_body">Além disso, você deve desabilitar ou remover o requirePresence do validador, tanto para a <text:span text:style-name="Source_20_Text">lft</text:span> e <text:span text:style-name="Source_20_Text">rght</text:span> nas colunas em seu modelo CategoriesTable:</text:p>
          <text:p text:style-name="Preformatted_20_Text">public function validationDefault(Validator $validator)</text:p>
          <text:p text:style-name="Preformatted_20_Text">{</text:p>
          <text:p text:style-name="Preformatted_20_Text"><text:s text:c="4"/>$validator</text:p>
          <text:p text:style-name="Preformatted_20_Text"><text:s text:c="8"/>-&gt;add('id', 'valid', ['rule' =&gt; 'numeric'])</text:p>
          <text:p text:style-name="Preformatted_20_Text"><text:s text:c="8"/>-&gt;allowEmpty('id', 'create');</text:p>
          <text:p text:style-name="Preformatted_20_Text"/>
          <text:p text:style-name="Preformatted_20_Text"><text:s text:c="4"/>$validator</text:p>
          <text:p text:style-name="Preformatted_20_Text"><text:s text:c="8"/>-&gt;add('lft', 'valid', ['rule' =&gt; 'numeric'])</text:p>
          <text:p text:style-name="Preformatted_20_Text"><text:s text:c="4"/>// <text:s text:c="3"/>-&gt;requirePresence('lft', 'create')</text:p>
          <text:p text:style-name="Preformatted_20_Text"><text:s text:c="8"/>-&gt;notEmpty('lft');</text:p>
          <text:p text:style-name="Preformatted_20_Text"/>
          <text:p text:style-name="Preformatted_20_Text"><text:s text:c="4"/>$validator</text:p>
          <text:p text:style-name="Preformatted_20_Text"><text:s text:c="8"/>-&gt;add('rght', 'valid', ['rule' =&gt; 'numeric'])</text:p>
          <text:p text:style-name="Preformatted_20_Text"><text:s text:c="4"/>// <text:s text:c="3"/>-&gt;requirePresence('rght', 'create')</text:p>
          <text:p text:style-name="Preformatted_20_Text"><text:s text:c="8"/>-&gt;notEmpty('rght');</text:p>
          <text:p text:style-name="P2">}</text:p>
          <text:p text:style-name="Text_20_body">Esses campos são automaticamente gerenciados pelo TreeBehavior quando uma categoria é salvo.</text:p>
          <text:p text:style-name="Text_20_body">Usando seu navegador, adicione algumas novas categorias usando os <text:span text:style-name="Source_20_Text">/yoursite/categories/add</text:span> ação do controlador.</text:p>
        </text:section>
        <text:section text:style-name="Sect1" text:name="reordenar-categorias-com-treebahavior">
          <text:h text:style-name="Heading_20_2" text:outline-level="2">Reordenar categorias com TreeBahavior</text:h>
          <text:p text:style-name="Text_20_body">Em seu arquivo de modelo de índices de categorias, você pode listar as categorias e reordená-los.</text:p>
          <text:p text:style-name="Text_20_body">Vamos modificar o método de índice em sua CategoriesController.php e adicionar moveUp() e moveDown() para ser capaz de reordenar as categorias na árvore:</text:p>
          <text:p text:style-name="Preformatted_20_Text">class CategoriesController extends AppController</text:p>
          <text:p text:style-name="Preformatted_20_Text">{</text:p>
          <text:p text:style-name="Preformatted_20_Text"><text:s text:c="4"/>public function index()</text:p>
          <text:p text:style-name="Preformatted_20_Text"><text:s text:c="4"/>{</text:p>
          <text:p text:style-name="Preformatted_20_Text"><text:soft-page-break/><text:s text:c="8"/>$categories = $this-&gt;Categories-&gt;find()</text:p>
          <text:p text:style-name="Preformatted_20_Text"><text:s text:c="12"/>-&gt;order(['lft' =&gt; 'ASC']);</text:p>
          <text:p text:style-name="Preformatted_20_Text"><text:s text:c="8"/>$this-&gt;set(compact('categories'));</text:p>
          <text:p text:style-name="Preformatted_20_Text"><text:s text:c="8"/>$this-&gt;set('_serialize', ['categories']);</text:p>
          <text:p text:style-name="Preformatted_20_Text"><text:s text:c="4"/>}</text:p>
          <text:p text:style-name="Preformatted_20_Text"/>
          <text:p text:style-name="Preformatted_20_Text"><text:s text:c="4"/>public function moveUp($id = null)</text:p>
          <text:p text:style-name="Preformatted_20_Text"><text:s text:c="4"/>{</text:p>
          <text:p text:style-name="Preformatted_20_Text"><text:s text:c="8"/>$this-&gt;request-&gt;allowMethod(['post', 'put']);</text:p>
          <text:p text:style-name="Preformatted_20_Text"><text:s text:c="8"/>$category = $this-&gt;Categories-&gt;get($id);</text:p>
          <text:p text:style-name="Preformatted_20_Text"><text:s text:c="8"/>if ($this-&gt;Categories-&gt;moveUp($category)) {</text:p>
          <text:p text:style-name="Preformatted_20_Text"><text:s text:c="12"/>$this-&gt;Flash-&gt;success('The category has been moved Up.');</text:p>
          <text:p text:style-name="Preformatted_20_Text"><text:s text:c="8"/>} else {</text:p>
          <text:p text:style-name="Preformatted_20_Text"><text:s text:c="12"/>$this-&gt;Flash-&gt;error('The category could not be moved up. Please, try again.');</text:p>
          <text:p text:style-name="Preformatted_20_Text"><text:s text:c="8"/>}</text:p>
          <text:p text:style-name="Preformatted_20_Text"><text:s text:c="8"/>return $this-&gt;redirect($this-&gt;referer(['action' =&gt; 'index']));</text:p>
          <text:p text:style-name="Preformatted_20_Text"><text:s text:c="4"/>}</text:p>
          <text:p text:style-name="Preformatted_20_Text"/>
          <text:p text:style-name="Preformatted_20_Text"><text:s text:c="4"/>public function moveDown($id = null)</text:p>
          <text:p text:style-name="Preformatted_20_Text"><text:s text:c="4"/>{</text:p>
          <text:p text:style-name="Preformatted_20_Text"><text:s text:c="8"/>$this-&gt;request-&gt;allowMethod(['post', 'put']);</text:p>
          <text:p text:style-name="Preformatted_20_Text"><text:s text:c="8"/>$category = $this-&gt;Categories-&gt;get($id);</text:p>
          <text:p text:style-name="Preformatted_20_Text"><text:s text:c="8"/>if ($this-&gt;Categories-&gt;moveDown($category)) {</text:p>
          <text:p text:style-name="Preformatted_20_Text"><text:s text:c="12"/>$this-&gt;Flash-&gt;success('The category has been moved down.');</text:p>
          <text:p text:style-name="Preformatted_20_Text"><text:s text:c="8"/>} else {</text:p>
          <text:p text:style-name="Preformatted_20_Text"><text:s text:c="12"/>$this-&gt;Flash-&gt;error('The category could not be moved down. Please, try again.');</text:p>
          <text:p text:style-name="Preformatted_20_Text"><text:s text:c="8"/>}</text:p>
          <text:p text:style-name="Preformatted_20_Text"><text:s text:c="8"/>return $this-&gt;redirect($this-&gt;referer(['action' =&gt; 'index']));</text:p>
          <text:p text:style-name="Preformatted_20_Text"><text:s text:c="4"/>}</text:p>
          <text:p text:style-name="P2">}</text:p>
          <text:p text:style-name="Text_20_body">Em src/Template/Categories/index.ctp substituir o conteúdo existente com:</text:p>
          <text:p text:style-name="Preformatted_20_Text">&lt;div class="actions large-2 medium-3 columns"&gt;</text:p>
          <text:p text:style-name="Preformatted_20_Text"><text:s text:c="4"/>&lt;h3&gt;&lt;?= __('Actions') ?&gt;&lt;/h3&gt;</text:p>
          <text:p text:style-name="Preformatted_20_Text"><text:s text:c="4"/>&lt;ul class="side-nav"&gt;</text:p>
          <text:p text:style-name="Preformatted_20_Text"><text:s text:c="8"/>&lt;li&gt;&lt;?= $this-&gt;Html-&gt;link(__('New Category'), ['action' =&gt; 'add']) ?&gt;&lt;/li&gt;</text:p>
          <text:p text:style-name="Preformatted_20_Text"><text:s text:c="4"/>&lt;/ul&gt;</text:p>
          <text:p text:style-name="Preformatted_20_Text">&lt;/div&gt;</text:p>
          <text:p text:style-name="Preformatted_20_Text">&lt;div class="categories index large-10 medium-9 columns"&gt;</text:p>
          <text:p text:style-name="Preformatted_20_Text"><text:s text:c="4"/>&lt;table cellpadding="0" cellspacing="0"&gt;</text:p>
          <text:p text:style-name="Preformatted_20_Text"><text:s text:c="4"/>&lt;thead&gt;</text:p>
          <text:p text:style-name="Preformatted_20_Text"><text:s text:c="8"/>&lt;tr&gt;</text:p>
          <text:p text:style-name="Preformatted_20_Text"><text:s text:c="12"/>&lt;th&gt;Id&lt;/th&gt;</text:p>
          <text:p text:style-name="Preformatted_20_Text"><text:s text:c="12"/>&lt;th&gt;Parent Id&lt;/th&gt;</text:p>
          <text:p text:style-name="Preformatted_20_Text"><text:s text:c="12"/>&lt;th&gt;Lft&lt;/th&gt;</text:p>
          <text:p text:style-name="Preformatted_20_Text"><text:s text:c="12"/>&lt;th&gt;Rght&lt;/th&gt;</text:p>
          <text:p text:style-name="Preformatted_20_Text"><text:s text:c="12"/>&lt;th&gt;Name&lt;/th&gt;</text:p>
          <text:p text:style-name="Preformatted_20_Text"><text:s text:c="12"/>&lt;th&gt;Description&lt;/th&gt;</text:p>
          <text:p text:style-name="Preformatted_20_Text"><text:s text:c="12"/>&lt;th&gt;Created&lt;/th&gt;</text:p>
          <text:p text:style-name="Preformatted_20_Text"><text:s text:c="12"/>&lt;th class="actions"&gt;&lt;?= __('Actions') ?&gt;&lt;/th&gt;</text:p>
          <text:p text:style-name="Preformatted_20_Text"><text:s text:c="8"/>&lt;/tr&gt;</text:p>
          <text:p text:style-name="Preformatted_20_Text"><text:s text:c="4"/>&lt;/thead&gt;</text:p>
          <text:p text:style-name="Preformatted_20_Text"><text:s text:c="4"/>&lt;tbody&gt;</text:p>
          <text:p text:style-name="Preformatted_20_Text"><text:s text:c="4"/>&lt;?php foreach ($categories as $category): ?&gt;</text:p>
          <text:p text:style-name="Preformatted_20_Text"><text:s text:c="8"/>&lt;tr&gt;</text:p>
          <text:p text:style-name="Preformatted_20_Text"><text:s text:c="12"/>&lt;td&gt;&lt;?= $category-&gt;id ?&gt;&lt;/td&gt;</text:p>
          <text:p text:style-name="Preformatted_20_Text"><text:s text:c="12"/>&lt;td&gt;&lt;?= $category-&gt;parent_id ?&gt;&lt;/td&gt;</text:p>
          <text:p text:style-name="Preformatted_20_Text"><text:s text:c="12"/>&lt;td&gt;&lt;?= $category-&gt;lft ?&gt;&lt;/td&gt;</text:p>
          <text:p text:style-name="Preformatted_20_Text"><text:s text:c="12"/>&lt;td&gt;&lt;?= $category-&gt;rght ?&gt;&lt;/td&gt;</text:p>
          <text:p text:style-name="Preformatted_20_Text"><text:soft-page-break/><text:s text:c="12"/>&lt;td&gt;&lt;?= h($category-&gt;name) ?&gt;&lt;/td&gt;</text:p>
          <text:p text:style-name="Preformatted_20_Text"><text:s text:c="12"/>&lt;td&gt;&lt;?= h($category-&gt;description) ?&gt;&lt;/td&gt;</text:p>
          <text:p text:style-name="Preformatted_20_Text"><text:s text:c="12"/>&lt;td&gt;&lt;?= h($category-&gt;created) ?&gt;&lt;/td&gt;</text:p>
          <text:p text:style-name="Preformatted_20_Text"><text:s text:c="12"/>&lt;td class="actions"&gt;</text:p>
          <text:p text:style-name="Preformatted_20_Text"><text:s text:c="16"/>&lt;?= $this-&gt;Html-&gt;link(__('View'), ['action' =&gt; 'view', $category-&gt;id]) ?&gt;</text:p>
          <text:p text:style-name="Preformatted_20_Text"><text:s text:c="16"/>&lt;?= $this-&gt;Html-&gt;link(__('Edit'), ['action' =&gt; 'edit', $category-&gt;id]) ?&gt;</text:p>
          <text:p text:style-name="Preformatted_20_Text"><text:s text:c="16"/>&lt;?= $this-&gt;Form-&gt;postLink(__('Delete'), ['action' =&gt; 'delete', $category-&gt;id], ['confirm' =&gt; __('Are you sure you want to delete # {0}?', $category-&gt;id)]) ?&gt;</text:p>
          <text:p text:style-name="Preformatted_20_Text"><text:s text:c="16"/>&lt;?= $this-&gt;Form-&gt;postLink(__('Move down'), ['action' =&gt; 'moveDown', $category-&gt;id], ['confirm' =&gt; __('Are you sure you want to move down # {0}?', $category-&gt;id)]) ?&gt;</text:p>
          <text:p text:style-name="Preformatted_20_Text"><text:s text:c="16"/>&lt;?= $this-&gt;Form-&gt;postLink(__('Move up'), ['action' =&gt; 'moveUp', $category-&gt;id], ['confirm' =&gt; __('Are you sure you want to move up # {0}?', $category-&gt;id)]) ?&gt;</text:p>
          <text:p text:style-name="Preformatted_20_Text"><text:s text:c="12"/>&lt;/td&gt;</text:p>
          <text:p text:style-name="Preformatted_20_Text"><text:s text:c="8"/>&lt;/tr&gt;</text:p>
          <text:p text:style-name="Preformatted_20_Text"><text:s text:c="4"/>&lt;?php endforeach; ?&gt;</text:p>
          <text:p text:style-name="Preformatted_20_Text"><text:s text:c="4"/>&lt;/tbody&gt;</text:p>
          <text:p text:style-name="Preformatted_20_Text"><text:s text:c="4"/>&lt;/table&gt;</text:p>
          <text:p text:style-name="P2">&lt;/div&gt;</text:p>
        </text:section>
        <text:section text:style-name="Sect1" text:name="modificando-o-articlescontroller">
          <text:h text:style-name="Heading_20_2" text:outline-level="2">Modificando o ArticlesController</text:h>
          <text:p text:style-name="Text_20_body">Em nossa ArticlesController, vamos obter a lista de todas as categorias. Isto irá permitir-nos para escolher uma categoria para um artigo ao criar ou editar ele:</text:p>
          <text:p text:style-name="Preformatted_20_Text">// src/Controller/ArticlesController.php</text:p>
          <text:p text:style-name="Preformatted_20_Text">namespace App\Controller;</text:p>
          <text:p text:style-name="Preformatted_20_Text"/>
          <text:p text:style-name="Preformatted_20_Text">// Prior to 3.6 use Cake\Network\Exception\NotFoundException</text:p>
          <text:p text:style-name="Preformatted_20_Text">use Cake\Http\Exception\NotFoundException;</text:p>
          <text:p text:style-name="Preformatted_20_Text"/>
          <text:p text:style-name="Preformatted_20_Text">class ArticlesController extends AppController</text:p>
          <text:p text:style-name="Preformatted_20_Text">{</text:p>
          <text:p text:style-name="Preformatted_20_Text"><text:s text:c="4"/>// ...</text:p>
          <text:p text:style-name="Preformatted_20_Text"/>
          <text:p text:style-name="Preformatted_20_Text"><text:s text:c="4"/>public function add()</text:p>
          <text:p text:style-name="Preformatted_20_Text"><text:s text:c="4"/>{</text:p>
          <text:p text:style-name="Preformatted_20_Text"><text:s text:c="8"/>$article = $this-&gt;Articles-&gt;newEntity();</text:p>
          <text:p text:style-name="Preformatted_20_Text"><text:s text:c="8"/>if ($this-&gt;request-&gt;is('post')) {</text:p>
          <text:p text:style-name="Preformatted_20_Text"><text:s text:c="12"/>$article = $this-&gt;Articles-&gt;patchEntity($article, $this-&gt;request-&gt;getData());</text:p>
          <text:p text:style-name="Preformatted_20_Text"><text:s text:c="12"/>if ($this-&gt;Articles-&gt;save($article)) {</text:p>
          <text:p text:style-name="Preformatted_20_Text"><text:s text:c="16"/>$this-&gt;Flash-&gt;success(__('Your article has been saved.'));</text:p>
          <text:p text:style-name="Preformatted_20_Text"><text:s text:c="16"/>return $this-&gt;redirect(['action' =&gt; 'index']);</text:p>
          <text:p text:style-name="Preformatted_20_Text"><text:s text:c="12"/>}</text:p>
          <text:p text:style-name="Preformatted_20_Text"><text:s text:c="12"/>$this-&gt;Flash-&gt;error(__('Unable to add your article.'));</text:p>
          <text:p text:style-name="Preformatted_20_Text"><text:s text:c="8"/>}</text:p>
          <text:p text:style-name="Preformatted_20_Text"><text:s text:c="8"/>$this-&gt;set('article', $article);</text:p>
          <text:p text:style-name="Preformatted_20_Text"/>
          <text:p text:style-name="Preformatted_20_Text"><text:s text:c="8"/>// Just added the categories list to be able to choose</text:p>
          <text:p text:style-name="Preformatted_20_Text"><text:s text:c="8"/>// one category for an article</text:p>
          <text:p text:style-name="Preformatted_20_Text"><text:s text:c="8"/>$categories = $this-&gt;Articles-&gt;Categories-&gt;find('treeList');</text:p>
          <text:p text:style-name="Preformatted_20_Text"><text:s text:c="8"/>$this-&gt;set(compact('categories'));</text:p>
          <text:p text:style-name="Preformatted_20_Text"><text:s text:c="4"/>}</text:p>
          <text:p text:style-name="P2">}</text:p>
        </text:section>
        <text:section text:style-name="Sect1" text:name="modificando-os-artigos-templates">
          <text:h text:style-name="Heading_20_2" text:outline-level="2"><text:soft-page-break/>Modificando os artigos Templates</text:h>
          <text:p text:style-name="Text_20_body">O artigo adicionado deveria se parecer como isto:</text:p>
          <text:p text:style-name="Preformatted_20_Text">&lt;!-- File: src/Template/Articles/add.ctp --&gt;</text:p>
          <text:p text:style-name="Preformatted_20_Text"/>
          <text:p text:style-name="Preformatted_20_Text">&lt;h1&gt;Add Article&lt;/h1&gt;</text:p>
          <text:p text:style-name="Preformatted_20_Text">&lt;?php</text:p>
          <text:p text:style-name="Preformatted_20_Text">echo $this-&gt;Form-&gt;create($article);</text:p>
          <text:p text:style-name="Preformatted_20_Text">// just added the categories input</text:p>
          <text:p text:style-name="Preformatted_20_Text">echo $this-&gt;Form-&gt;input('category_id');</text:p>
          <text:p text:style-name="Preformatted_20_Text">echo $this-&gt;Form-&gt;input('title');</text:p>
          <text:p text:style-name="Preformatted_20_Text">echo $this-&gt;Form-&gt;input('body', ['rows' =&gt; '3']);</text:p>
          <text:p text:style-name="Preformatted_20_Text">echo $this-&gt;Form-&gt;button(__('Save Article'));</text:p>
          <text:p text:style-name="P2">echo $this-&gt;Form-&gt;end();</text:p>
          <text:p text:style-name="Text_20_body">Quando você vai para o endereço <text:span text:style-name="Source_20_Text">/yoursite/categories/add</text:span> você deve ver uma lista de categorias para escolher.</text:p>
        </text:section>
      </text:section>
      <text:p text:style-name="Standard"/>
      <text:h text:style-name="Heading_20_1" text:outline-level="1">Tutorial - Criando um Blog - Autenticação e Autorização</text:h>
      <text:section text:style-name="Sect1" text:name="tutorial-criando-um-blog-autenticacao-e-autorizacao">
        <text:p text:style-name="Text_20_body">Continuando com o exemplo de <text:a xlink:type="simple" xlink:href="https://book.cakephp.org/3.0/pt/tutorials-and-examples/blog/blog.html" text:style-name="Internet_20_link" text:visited-style-name="Visited_20_Internet_20_Link">Tutorial - Criando um Blog - Parte 1</text:a>, imagine que queríamos garantir o acesso a certas URLs, com base no usuário logado. Temos também uma outra exigência: permitir que o nosso blog para tenha vários autores que podem criar, editar e excluir seus próprios artigos, e bloquear para que outros autores não façam alterações nos artigos que não lhes pertencem.</text:p>
        <text:section text:style-name="Sect1" text:name="criando-todo-o-codigo-relacionado-ao-usuario">
          <text:h text:style-name="Heading_20_2" text:outline-level="2">Criando todo o código relacionado ao Usuário</text:h>
          <text:p text:style-name="Text_20_body">Primeiro, vamos criar uma nova tabela no banco de dados do blog para armazenar dados de nossos usuários:</text:p>
          <text:p text:style-name="Preformatted_20_Text">CREATE TABLE users (</text:p>
          <text:p text:style-name="Preformatted_20_Text"><text:s text:c="4"/>id INT UNSIGNED AUTO_INCREMENT PRIMARY KEY,</text:p>
          <text:p text:style-name="Preformatted_20_Text"><text:s text:c="4"/>username VARCHAR(50),</text:p>
          <text:p text:style-name="Preformatted_20_Text"><text:s text:c="4"/>password VARCHAR(255),</text:p>
          <text:p text:style-name="Preformatted_20_Text"><text:s text:c="4"/>role VARCHAR(20),</text:p>
          <text:p text:style-name="Preformatted_20_Text"><text:s text:c="4"/>created DATETIME DEFAULT NULL,</text:p>
          <text:p text:style-name="Preformatted_20_Text"><text:s text:c="4"/>modified DATETIME DEFAULT NULL</text:p>
          <text:p text:style-name="P2">);</text:p>
          <text:p text:style-name="Text_20_body">Respeitado as convenções do CakePHP para nomear tabelas, mas também aproveitando de outras convenção: Usando as colunas <text:span text:style-name="Source_20_Text">username</text:span> e <text:span text:style-name="Source_20_Text">password</text:span> da tabela de usuários, CakePHP será capaz de configurar automaticamente a maioria das coisas para nós, na implementação do login do usuário.</text:p>
          <text:p text:style-name="Text_20_body">O próximo passo é criar a nossa classe UsersTable, responsável por encontrar, salvar e validar os dados do usuário:</text:p>
          <text:p text:style-name="Preformatted_20_Text">// src/Model/Table/UsersTable.php</text:p>
          <text:p text:style-name="Preformatted_20_Text">namespace App\Model\Table;</text:p>
          <text:p text:style-name="Preformatted_20_Text"/>
          <text:p text:style-name="Preformatted_20_Text">use Cake\ORM\Table;</text:p>
          <text:p text:style-name="Preformatted_20_Text"><text:soft-page-break/>use Cake\Validation\Validator;</text:p>
          <text:p text:style-name="Preformatted_20_Text"/>
          <text:p text:style-name="Preformatted_20_Text">class UsersTable extends Table</text:p>
          <text:p text:style-name="Preformatted_20_Text">{</text:p>
          <text:p text:style-name="Preformatted_20_Text"/>
          <text:p text:style-name="Preformatted_20_Text"><text:s text:c="4"/>public function validationDefault(Validator $validator)</text:p>
          <text:p text:style-name="Preformatted_20_Text"><text:s text:c="4"/>{</text:p>
          <text:p text:style-name="Preformatted_20_Text"><text:s text:c="8"/>return $validator</text:p>
          <text:p text:style-name="Preformatted_20_Text"><text:s text:c="12"/>-&gt;notEmpty('username', 'Usuário é necessário')</text:p>
          <text:p text:style-name="Preformatted_20_Text"><text:s text:c="12"/>-&gt;notEmpty('password', 'Senha é necessária')</text:p>
          <text:p text:style-name="Preformatted_20_Text"><text:s text:c="12"/>-&gt;notEmpty('role', 'Função é necessária')</text:p>
          <text:p text:style-name="Preformatted_20_Text"><text:s text:c="12"/>-&gt;add('role', 'inList', [</text:p>
          <text:p text:style-name="Preformatted_20_Text"><text:s text:c="16"/>'rule' =&gt; ['inList', ['admin', 'author']],</text:p>
          <text:p text:style-name="Preformatted_20_Text"><text:s text:c="16"/>'message' =&gt; 'Por favor informe uma função válida'</text:p>
          <text:p text:style-name="Preformatted_20_Text"><text:s text:c="12"/>]);</text:p>
          <text:p text:style-name="Preformatted_20_Text"><text:s text:c="4"/>}</text:p>
          <text:p text:style-name="Preformatted_20_Text"/>
          <text:p text:style-name="P2">}</text:p>
          <text:p text:style-name="Text_20_body">Vamos também criar o nosso UsersController. O conteúdo a seguir corresponde a partes de uma classe UsersController básica gerado atráves do utilitário de geração de código <text:span text:style-name="Source_20_Text">bake</text:span> fornecido com CakePHP:</text:p>
          <text:p text:style-name="Preformatted_20_Text">// src/Controller/UsersController.php</text:p>
          <text:p text:style-name="Preformatted_20_Text"/>
          <text:p text:style-name="Preformatted_20_Text">namespace App\Controller;</text:p>
          <text:p text:style-name="Preformatted_20_Text"/>
          <text:p text:style-name="Preformatted_20_Text">use App\Controller\AppController;</text:p>
          <text:p text:style-name="Preformatted_20_Text">use Cake\Event\Event;</text:p>
          <text:p text:style-name="Preformatted_20_Text"/>
          <text:p text:style-name="Preformatted_20_Text">class UsersController extends AppController</text:p>
          <text:p text:style-name="Preformatted_20_Text">{</text:p>
          <text:p text:style-name="Preformatted_20_Text"/>
          <text:p text:style-name="Preformatted_20_Text"><text:s text:c="4"/>public function beforeFilter(Event $event)</text:p>
          <text:p text:style-name="Preformatted_20_Text"><text:s text:c="4"/>{</text:p>
          <text:p text:style-name="Preformatted_20_Text"><text:s text:c="8"/>parent::beforeFilter($event);</text:p>
          <text:p text:style-name="Preformatted_20_Text"><text:s text:c="8"/>$this-&gt;Auth-&gt;allow('add');</text:p>
          <text:p text:style-name="Preformatted_20_Text"><text:s text:c="4"/>}</text:p>
          <text:p text:style-name="Preformatted_20_Text"/>
          <text:p text:style-name="Preformatted_20_Text"><text:s text:c="5"/>public function index()</text:p>
          <text:p text:style-name="Preformatted_20_Text"><text:s text:c="5"/>{</text:p>
          <text:p text:style-name="Preformatted_20_Text"><text:s text:c="8"/>$this-&gt;set('users', $this-&gt;Users-&gt;find('all'));</text:p>
          <text:p text:style-name="Preformatted_20_Text"><text:s text:c="4"/>}</text:p>
          <text:p text:style-name="Preformatted_20_Text"/>
          <text:p text:style-name="Preformatted_20_Text"><text:s text:c="4"/>public function view($id)</text:p>
          <text:p text:style-name="Preformatted_20_Text"><text:s text:c="4"/>{</text:p>
          <text:p text:style-name="Preformatted_20_Text"><text:s text:c="8"/>$user = $this-&gt;Users-&gt;get($id);</text:p>
          <text:p text:style-name="Preformatted_20_Text"><text:s text:c="8"/>$this-&gt;set(compact('user'));</text:p>
          <text:p text:style-name="Preformatted_20_Text"><text:s text:c="4"/>}</text:p>
          <text:p text:style-name="Preformatted_20_Text"/>
          <text:p text:style-name="Preformatted_20_Text"><text:s text:c="4"/>public function add()</text:p>
          <text:p text:style-name="Preformatted_20_Text"><text:s text:c="4"/>{</text:p>
          <text:p text:style-name="Preformatted_20_Text"><text:s text:c="8"/>$user = $this-&gt;Users-&gt;newEntity();</text:p>
          <text:p text:style-name="Preformatted_20_Text"><text:s text:c="8"/>if ($this-&gt;request-&gt;is('post')) {</text:p>
          <text:p text:style-name="Preformatted_20_Text"><text:s text:c="12"/>$user = $this-&gt;Users-&gt;patchEntity($user, $this-&gt;request-&gt;getData());</text:p>
          <text:p text:style-name="Preformatted_20_Text"><text:s text:c="12"/>if ($this-&gt;Users-&gt;save($user)) {</text:p>
          <text:p text:style-name="Preformatted_20_Text"><text:s text:c="16"/>$this-&gt;Flash-&gt;success(__('O usuário foi salvo.'));</text:p>
          <text:p text:style-name="Preformatted_20_Text"><text:s text:c="16"/>return $this-&gt;redirect(['action' =&gt; 'add']);</text:p>
          <text:p text:style-name="Preformatted_20_Text"><text:s text:c="12"/>}</text:p>
          <text:p text:style-name="Preformatted_20_Text"><text:s text:c="12"/>$this-&gt;Flash-&gt;error(__('Não é possível adicionar o usuário.'));</text:p>
          <text:p text:style-name="Preformatted_20_Text"><text:s text:c="8"/>}</text:p>
          <text:p text:style-name="Preformatted_20_Text"><text:s text:c="8"/>$this-&gt;set('user', $user);</text:p>
          <text:p text:style-name="Preformatted_20_Text"><text:s text:c="4"/>}</text:p>
          <text:p text:style-name="Preformatted_20_Text"><text:soft-page-break/></text:p>
          <text:p text:style-name="P2">}</text:p>
          <text:p text:style-name="Text_20_body">Da mesma maneira que criamos as <text:span text:style-name="Source_20_Text">views</text:span> para os nossos artigos usando a ferramenta de geração de código, podemos implementar as <text:span text:style-name="Source_20_Text">views</text:span> do usuário. Para o propósito deste tutorial, vamos mostrar apenas o add.ctp:</text:p>
          <text:p text:style-name="Preformatted_20_Text">&lt;!-- src/Template/Users/add.ctp --&gt;</text:p>
          <text:p text:style-name="Preformatted_20_Text"/>
          <text:p text:style-name="Preformatted_20_Text">&lt;div class="users form"&gt;</text:p>
          <text:p text:style-name="Preformatted_20_Text">&lt;?= $this-&gt;Form-&gt;create($user) ?&gt;</text:p>
          <text:p text:style-name="Preformatted_20_Text"><text:s text:c="4"/>&lt;fieldset&gt;</text:p>
          <text:p text:style-name="Preformatted_20_Text"><text:s text:c="8"/>&lt;legend&gt;&lt;?= __('Add User') ?&gt;&lt;/legend&gt;</text:p>
          <text:p text:style-name="Preformatted_20_Text"><text:s text:c="8"/>&lt;?= $this-&gt;Form-&gt;input('username') ?&gt;</text:p>
          <text:p text:style-name="Preformatted_20_Text"><text:s text:c="8"/>&lt;?= $this-&gt;Form-&gt;input('password') ?&gt;</text:p>
          <text:p text:style-name="Preformatted_20_Text"><text:s text:c="8"/>&lt;?= $this-&gt;Form-&gt;input('role', [</text:p>
          <text:p text:style-name="Preformatted_20_Text"><text:s text:c="12"/>'options' =&gt; ['admin' =&gt; 'Admin', 'author' =&gt; 'Author']</text:p>
          <text:p text:style-name="Preformatted_20_Text"><text:s text:c="8"/>]) ?&gt;</text:p>
          <text:p text:style-name="Preformatted_20_Text"><text:s text:c="3"/>&lt;/fieldset&gt;</text:p>
          <text:p text:style-name="Preformatted_20_Text">&lt;?= $this-&gt;Form-&gt;button(__('Submit')); ?&gt;</text:p>
          <text:p text:style-name="Preformatted_20_Text">&lt;?= $this-&gt;Form-&gt;end() ?&gt;</text:p>
          <text:p text:style-name="P2">&lt;/div&gt;</text:p>
        </text:section>
        <text:section text:style-name="Sect1" text:name="autenticacao-login-e-logout">
          <text:h text:style-name="Heading_20_2" text:outline-level="2">Autenticação (Login e Logout)</text:h>
          <text:p text:style-name="Text_20_body">Agora estamos prontos para adicionar a nossa camada de autenticação. Em CakePHP isso é tratado pelo <text:span text:style-name="Source_20_Text">Cake\Controller\Component\AuthComponent</text:span>, uma classe responsável por exigir o <text:span text:style-name="Source_20_Text">login</text:span> para determinadas ações, a manipulação de <text:span text:style-name="Source_20_Text">login</text:span> e <text:span text:style-name="Source_20_Text">logout</text:span> de usuário, e também permite as ações para que estão autorizados.</text:p>
          <text:p text:style-name="Text_20_body">Para adicionar este componente em sua aplicação abra o arquivos <text:span text:style-name="Strong_20_Emphasis">src/Controller/AppController.php</text:span> e adicione as seguintes linha:</text:p>
          <text:p text:style-name="Preformatted_20_Text">// src/Controller/AppController.php</text:p>
          <text:p text:style-name="Preformatted_20_Text"/>
          <text:p text:style-name="Preformatted_20_Text">namespace App\Controller;</text:p>
          <text:p text:style-name="Preformatted_20_Text"/>
          <text:p text:style-name="Preformatted_20_Text">use Cake\Controller\Controller;</text:p>
          <text:p text:style-name="Preformatted_20_Text">use Cake\Event\Event;</text:p>
          <text:p text:style-name="Preformatted_20_Text"/>
          <text:p text:style-name="Preformatted_20_Text">class AppController extends Controller</text:p>
          <text:p text:style-name="Preformatted_20_Text">{</text:p>
          <text:p text:style-name="Preformatted_20_Text"><text:s text:c="4"/>//...</text:p>
          <text:p text:style-name="Preformatted_20_Text"/>
          <text:p text:style-name="Preformatted_20_Text"><text:s text:c="4"/>public function initialize()</text:p>
          <text:p text:style-name="Preformatted_20_Text"><text:s text:c="4"/>{</text:p>
          <text:p text:style-name="Preformatted_20_Text"><text:s text:c="8"/>$this-&gt;loadComponent('Flash');</text:p>
          <text:p text:style-name="Preformatted_20_Text"><text:s text:c="8"/>$this-&gt;loadComponent('Auth', [</text:p>
          <text:p text:style-name="Preformatted_20_Text"><text:s text:c="12"/>'loginRedirect' =&gt; [</text:p>
          <text:p text:style-name="Preformatted_20_Text"><text:s text:c="16"/>'controller' =&gt; 'Articles',</text:p>
          <text:p text:style-name="Preformatted_20_Text"><text:s text:c="16"/>'action' =&gt; 'index'</text:p>
          <text:p text:style-name="Preformatted_20_Text"><text:s text:c="12"/>],</text:p>
          <text:p text:style-name="Preformatted_20_Text"><text:s text:c="12"/>'logoutRedirect' =&gt; [</text:p>
          <text:p text:style-name="Preformatted_20_Text"><text:s text:c="16"/>'controller' =&gt; 'Pages',</text:p>
          <text:p text:style-name="Preformatted_20_Text"><text:s text:c="16"/>'action' =&gt; 'display',</text:p>
          <text:p text:style-name="Preformatted_20_Text"><text:s text:c="16"/>'home'</text:p>
          <text:p text:style-name="Preformatted_20_Text"><text:s text:c="12"/>]</text:p>
          <text:p text:style-name="Preformatted_20_Text"><text:s text:c="8"/>]);</text:p>
          <text:p text:style-name="Preformatted_20_Text"><text:s text:c="4"/>}</text:p>
          <text:p text:style-name="Preformatted_20_Text"><text:soft-page-break/></text:p>
          <text:p text:style-name="Preformatted_20_Text"><text:s text:c="4"/>public function beforeFilter(Event $event)</text:p>
          <text:p text:style-name="Preformatted_20_Text"><text:s text:c="4"/>{</text:p>
          <text:p text:style-name="Preformatted_20_Text"><text:s text:c="8"/>$this-&gt;Auth-&gt;allow(['index', 'view', 'display']);</text:p>
          <text:p text:style-name="Preformatted_20_Text"><text:s text:c="4"/>}</text:p>
          <text:p text:style-name="Preformatted_20_Text"><text:s text:c="4"/>//...</text:p>
          <text:p text:style-name="P2">}</text:p>
          <text:p text:style-name="Text_20_body">Não há muito para ser configurado, como usamos as convenções para a tabela de usuários. Nós apenas configuramos as URLs que serão carregados após o <text:span text:style-name="Source_20_Text">login</text:span> e <text:span text:style-name="Source_20_Text">logout</text:span>, estás ações são realizadas no nosso caso para os <text:span text:style-name="Source_20_Text">/articles/</text:span> e <text:span text:style-name="Source_20_Text">/</text:span> respectivamente.</text:p>
          <text:p text:style-name="Text_20_body">O que fizemos na função <text:span text:style-name="Source_20_Text">beforeFilter()</text:span> foi dizer ao <text:span text:style-name="Source_20_Text">AuthComponent</text:span> para não exigir <text:span text:style-name="Source_20_Text">login</text:span> em todos <text:span text:style-name="Source_20_Text">index()</text:span> e <text:span text:style-name="Source_20_Text">view()</text:span>, em cada controlador. Queremos que os nossos visitantes sejam capaz de ler e listar as entradas sem registrar-se no site.</text:p>
          <text:p text:style-name="Text_20_body">Agora, precisamos ser capaz de registrar novos usuários, salvar seu <text:span text:style-name="Source_20_Text">username</text:span> e <text:span text:style-name="Source_20_Text">password</text:span>, e mais importante, o hash da senha para que ele não seja armazenado como texto simples no nosso banco de dados. Vamos dizer ao <text:span text:style-name="Source_20_Text">AuthComponet</text:span> para permitir que usuários deslogados acessem a função add e execute as ações de <text:span text:style-name="Source_20_Text">login</text:span> e <text:span text:style-name="Source_20_Text">logout</text:span>:</text:p>
          <text:p text:style-name="Preformatted_20_Text">// src/Controller/UsersController.php</text:p>
          <text:p text:style-name="Preformatted_20_Text"/>
          <text:p text:style-name="Preformatted_20_Text">public function beforeFilter(Event $event)</text:p>
          <text:p text:style-name="Preformatted_20_Text">{</text:p>
          <text:p text:style-name="Preformatted_20_Text"><text:s text:c="4"/>parent::beforeFilter($event);</text:p>
          <text:p text:style-name="Preformatted_20_Text"><text:s text:c="4"/>// Permitir aos usuários se registrarem e efetuar logout.</text:p>
          <text:p text:style-name="Preformatted_20_Text"><text:s text:c="4"/>// Você não deve adicionar a ação de "login" a lista de permissões.</text:p>
          <text:p text:style-name="Preformatted_20_Text"><text:s text:c="4"/>// Isto pode causar problemas com o funcionamento normal do AuthComponent.</text:p>
          <text:p text:style-name="Preformatted_20_Text"><text:s text:c="4"/>$this-&gt;Auth-&gt;allow(['add', 'logout']);</text:p>
          <text:p text:style-name="Preformatted_20_Text">}</text:p>
          <text:p text:style-name="Preformatted_20_Text"/>
          <text:p text:style-name="Preformatted_20_Text">public function login()</text:p>
          <text:p text:style-name="Preformatted_20_Text">{</text:p>
          <text:p text:style-name="Preformatted_20_Text"><text:s text:c="4"/>if ($this-&gt;request-&gt;is('post')) {</text:p>
          <text:p text:style-name="Preformatted_20_Text"><text:s text:c="8"/>$user = $this-&gt;Auth-&gt;identify();</text:p>
          <text:p text:style-name="Preformatted_20_Text"><text:s text:c="8"/>if ($user) {</text:p>
          <text:p text:style-name="Preformatted_20_Text"><text:s text:c="12"/>$this-&gt;Auth-&gt;setUser($user);</text:p>
          <text:p text:style-name="Preformatted_20_Text"><text:s text:c="12"/>return $this-&gt;redirect($this-&gt;Auth-&gt;redirectUrl());</text:p>
          <text:p text:style-name="Preformatted_20_Text"><text:s text:c="8"/>}</text:p>
          <text:p text:style-name="Preformatted_20_Text"><text:s text:c="8"/>$this-&gt;Flash-&gt;error(__('Usuário ou senha ínvalido, tente novamente'));</text:p>
          <text:p text:style-name="Preformatted_20_Text"><text:s text:c="4"/>}</text:p>
          <text:p text:style-name="Preformatted_20_Text">}</text:p>
          <text:p text:style-name="Preformatted_20_Text"/>
          <text:p text:style-name="Preformatted_20_Text">public function logout()</text:p>
          <text:p text:style-name="Preformatted_20_Text">{</text:p>
          <text:p text:style-name="Preformatted_20_Text"><text:s text:c="4"/>return $this-&gt;redirect($this-&gt;Auth-&gt;logout());</text:p>
          <text:p text:style-name="P2">}</text:p>
          <text:p text:style-name="Text_20_body">O hashing da senha ainda não está feito, precisamos de uma classe a fim de manipular sua geração. Crie o arquivo <text:span text:style-name="Strong_20_Emphasis">src/Model/Entity/User.php</text:span> e adicione a seguinte trecho:</text:p>
          <text:p text:style-name="Preformatted_20_Text">// src/Model/Entity/User.php</text:p>
          <text:p text:style-name="Preformatted_20_Text">namespace App\Model\Entity;</text:p>
          <text:p text:style-name="Preformatted_20_Text"/>
          <text:p text:style-name="Preformatted_20_Text">use Cake\Auth\DefaultPasswordHasher;</text:p>
          <text:p text:style-name="Preformatted_20_Text">use Cake\ORM\Entity;</text:p>
          <text:p text:style-name="Preformatted_20_Text"/>
          <text:p text:style-name="Preformatted_20_Text">class User extends Entity</text:p>
          <text:p text:style-name="Preformatted_20_Text"><text:soft-page-break/>{</text:p>
          <text:p text:style-name="Preformatted_20_Text"/>
          <text:p text:style-name="Preformatted_20_Text"><text:s text:c="4"/>// Gera conjunto de todos os campos exceto o com a chave primária.</text:p>
          <text:p text:style-name="Preformatted_20_Text"><text:s text:c="4"/>protected $_accessible = [</text:p>
          <text:p text:style-name="Preformatted_20_Text"><text:s text:c="8"/>'*' =&gt; true,</text:p>
          <text:p text:style-name="Preformatted_20_Text"><text:s text:c="8"/>'id' =&gt; false</text:p>
          <text:p text:style-name="Preformatted_20_Text"><text:s text:c="4"/>];</text:p>
          <text:p text:style-name="Preformatted_20_Text"/>
          <text:p text:style-name="Preformatted_20_Text"><text:s text:c="4"/>// ...</text:p>
          <text:p text:style-name="Preformatted_20_Text"/>
          <text:p text:style-name="Preformatted_20_Text"><text:s text:c="4"/>protected function _setPassword($password)</text:p>
          <text:p text:style-name="Preformatted_20_Text"><text:s text:c="4"/>{</text:p>
          <text:p text:style-name="Preformatted_20_Text"><text:s text:c="8"/>if (strlen($password) &gt; 0) {</text:p>
          <text:p text:style-name="Preformatted_20_Text"><text:s text:c="12"/>return (new DefaultPasswordHasher)-&gt;hash($password);</text:p>
          <text:p text:style-name="Preformatted_20_Text"><text:s text:c="8"/>}</text:p>
          <text:p text:style-name="Preformatted_20_Text"><text:s text:c="4"/>}</text:p>
          <text:p text:style-name="Preformatted_20_Text"/>
          <text:p text:style-name="Preformatted_20_Text"><text:s text:c="4"/>// ...</text:p>
          <text:p text:style-name="P2">}</text:p>
          <text:p text:style-name="Text_20_body">Agora, a senha criptografada usando a classe <text:span text:style-name="Source_20_Text">DefaultPasswordHasher</text:span>. Está faltando apenas o arquivo para exibição da tela de login. Abra o arquivo <text:span text:style-name="Strong_20_Emphasis">src/Template/Users/login.ctp</text:span> e adicione as seguintes linhas:</text:p>
          <text:p text:style-name="Preformatted_20_Text">&lt;!-- File: src/Template/Users/login.ctp --&gt;</text:p>
          <text:p text:style-name="Preformatted_20_Text"/>
          <text:p text:style-name="Preformatted_20_Text">&lt;div class="users form"&gt;</text:p>
          <text:p text:style-name="Preformatted_20_Text">&lt;?= $this-&gt;Flash-&gt;render('auth') ?&gt;</text:p>
          <text:p text:style-name="Preformatted_20_Text">&lt;?= $this-&gt;Form-&gt;create() ?&gt;</text:p>
          <text:p text:style-name="Preformatted_20_Text"><text:s text:c="4"/>&lt;fieldset&gt;</text:p>
          <text:p text:style-name="Preformatted_20_Text"><text:s text:c="8"/>&lt;legend&gt;&lt;?= __('Por favor informe seu usuário e senha') ?&gt;&lt;/legend&gt;</text:p>
          <text:p text:style-name="Preformatted_20_Text"><text:s text:c="8"/>&lt;?= $this-&gt;Form-&gt;input('username') ?&gt;</text:p>
          <text:p text:style-name="Preformatted_20_Text"><text:s text:c="8"/>&lt;?= $this-&gt;Form-&gt;input('password') ?&gt;</text:p>
          <text:p text:style-name="Preformatted_20_Text"><text:s text:c="4"/>&lt;/fieldset&gt;</text:p>
          <text:p text:style-name="Preformatted_20_Text">&lt;?= $this-&gt;Form-&gt;button(__('Login')); ?&gt;</text:p>
          <text:p text:style-name="Preformatted_20_Text">&lt;?= $this-&gt;Form-&gt;end() ?&gt;</text:p>
          <text:p text:style-name="P2">&lt;/div&gt;</text:p>
          <text:p text:style-name="Text_20_body">Agora você pode registrar um novo usuário, acessando a URL <text:span text:style-name="Source_20_Text">/users/add</text:span> e faça login com o usuário recém-criado, indo para a URL <text:span text:style-name="Source_20_Text">/users/login</text:span>. Além disso, tente acessar qualquer outro URL que não tenha sido explicitamente permitido, como <text:span text:style-name="Source_20_Text">/articles/add</text:span>, você vai ver que o aplicativo redireciona automaticamente para a página de login.</text:p>
          <text:p text:style-name="Text_20_body">E é isso! Parece simples demais para ser verdade. Vamos voltar um pouco para explicar o que aconteceu. A função <text:span text:style-name="Source_20_Text">beforeFilter()</text:span> está falando para o AuthComponent não solicitar um login para a ação <text:span text:style-name="Source_20_Text">add()</text:span> em adição as ações <text:span text:style-name="Source_20_Text">index()</text:span> e <text:span text:style-name="Source_20_Text">view()</text:span> que foram prontamente autorizadas na função <text:span text:style-name="Source_20_Text">beforeFilter()</text:span> do AppController.</text:p>
          <text:p text:style-name="Text_20_body">A ação <text:span text:style-name="Source_20_Text">login()</text:span> chama a função <text:span text:style-name="Source_20_Text">$this-&gt;Auth-&gt;identify()</text:span> da AuthComponent, que funciona sem qualquer outra configuração porque estamos seguindo convenções, como mencionado anteriormente. Ou seja, ter uma tabela de usuários com um <text:span text:style-name="Source_20_Text">username</text:span> e uma coluna de <text:span text:style-name="Source_20_Text">password</text:span>, e usamos um form para postar os dados do usuário para o controller. Esta função retorna se o login foi bem sucedido ou não, e caso ela retorne sucesso, então nós redirecionamos o usuário para a URL que configuramos quando adicionamos o AuthComponent em nossa aplicação.</text:p>
          <text:p text:style-name="Text_20_body"><text:soft-page-break/>O logout funciona quando acessamos a URL <text:span text:style-name="Source_20_Text">/users/logout</text:span> que irá redirecionar o usuário para a url configurada em logoutUrl. Essa url é acionada quando a função <text:span text:style-name="Source_20_Text">AuthComponent::logout()</text:span>.</text:p>
        </text:section>
        <text:section text:style-name="Sect1" text:name="autorizacao-quem-tem-permissao-para-acessar-o-que">
          <text:h text:style-name="Heading_20_2" text:outline-level="2">Autorização (quem tem permissão para acessar o que)</text:h>
          <text:p text:style-name="Text_20_body">Como afirmado anteriormente, nós estamos convertendo esse blog em uma ferramenta multi usuário de autoria, e para fazer isso, precisamos modificar a tabela de artigos um pouco para adicionar a referência à tabela de Usuários:</text:p>
          <text:p text:style-name="P2">ALTER TABLE articles ADD COLUMN user_id INT(11);</text:p>
          <text:p text:style-name="Text_20_body">Além disso, uma pequena mudança no ArticlesController é necessário para armazenar o usuário conectado no momento como uma referência para o artigo criado:</text:p>
          <text:p text:style-name="Preformatted_20_Text">// src/Controller/ArticlesController.php</text:p>
          <text:p text:style-name="Preformatted_20_Text"/>
          <text:p text:style-name="Preformatted_20_Text">public function add()</text:p>
          <text:p text:style-name="Preformatted_20_Text">{</text:p>
          <text:p text:style-name="Preformatted_20_Text"><text:s text:c="4"/>$article = $this-&gt;Articles-&gt;newEntity();</text:p>
          <text:p text:style-name="Preformatted_20_Text"><text:s text:c="4"/>if ($this-&gt;request-&gt;is('post')) {</text:p>
          <text:p text:style-name="Preformatted_20_Text"><text:s text:c="8"/>$article = $this-&gt;Articles-&gt;patchEntity($article, $this-&gt;request-&gt;getData());</text:p>
          <text:p text:style-name="Preformatted_20_Text"><text:s text:c="8"/>// Adicione esta linha</text:p>
          <text:p text:style-name="Preformatted_20_Text"><text:s text:c="8"/>$article-&gt;user_id = $this-&gt;Auth-&gt;user('id');</text:p>
          <text:p text:style-name="Preformatted_20_Text"><text:s text:c="8"/>// Você também pode fazer o seguinte</text:p>
          <text:p text:style-name="Preformatted_20_Text"><text:s text:c="8"/>//$newData = ['user_id' =&gt; $this-&gt;Auth-&gt;user('id')];</text:p>
          <text:p text:style-name="Preformatted_20_Text"><text:s text:c="8"/>//$article = $this-&gt;Articles-&gt;patchEntity($article, $newData);</text:p>
          <text:p text:style-name="Preformatted_20_Text"><text:s text:c="8"/>if ($this-&gt;Articles-&gt;save($article)) {</text:p>
          <text:p text:style-name="Preformatted_20_Text"><text:s text:c="12"/>$this-&gt;Flash-&gt;success(__('Seu artigo foi salvo.'));</text:p>
          <text:p text:style-name="Preformatted_20_Text"><text:s text:c="12"/>return $this-&gt;redirect(['action' =&gt; 'index']);</text:p>
          <text:p text:style-name="Preformatted_20_Text"><text:s text:c="8"/>}</text:p>
          <text:p text:style-name="Preformatted_20_Text"><text:s text:c="8"/>$this-&gt;Flash-&gt;error(__('Não foi possível adicionar seu artigo.'));</text:p>
          <text:p text:style-name="Preformatted_20_Text"><text:s text:c="4"/>}</text:p>
          <text:p text:style-name="Preformatted_20_Text"><text:s text:c="4"/>$this-&gt;set('article', $article);</text:p>
          <text:p text:style-name="P2">}</text:p>
          <text:p text:style-name="Text_20_body">A função <text:span text:style-name="Source_20_Text">user()</text:span> fornecida pelo componente retorna qualquer coluna do usuário logado no momento. Nós usamos esse metódo para adicionar a informação dentro de request data para que ela seja salva.</text:p>
          <text:p text:style-name="Text_20_body">Vamos garantir que nossa app evite que alguns autores editem ou apaguem posts de outros. Uma regra básica para nossa aplicação é que usuários admin possam acessar qualquer url, enquanto usuários normais (o papel author) podem somente acessar as actions permitidas. Abra novamente a classe AppController e adicione um pouco mais de opções para as configurações do Auth:</text:p>
          <text:p text:style-name="Preformatted_20_Text">// src/Controller/AppController.php</text:p>
          <text:p text:style-name="Preformatted_20_Text"/>
          <text:p text:style-name="Preformatted_20_Text">public function initialize()</text:p>
          <text:p text:style-name="Preformatted_20_Text">{</text:p>
          <text:p text:style-name="Preformatted_20_Text"><text:s text:c="4"/>$this-&gt;loadComponent('Flash');</text:p>
          <text:p text:style-name="Preformatted_20_Text"><text:s text:c="4"/>$this-&gt;loadComponent('Auth', [</text:p>
          <text:p text:style-name="Preformatted_20_Text"><text:s text:c="8"/>'authorize' =&gt; ['Controller'], // Adicione está linha</text:p>
          <text:p text:style-name="Preformatted_20_Text"><text:s text:c="8"/>'loginRedirect' =&gt; [</text:p>
          <text:p text:style-name="Preformatted_20_Text"><text:s text:c="12"/>'controller' =&gt; 'Articles',</text:p>
          <text:p text:style-name="Preformatted_20_Text"><text:s text:c="12"/>'action' =&gt; 'index'</text:p>
          <text:p text:style-name="Preformatted_20_Text"><text:s text:c="8"/>],</text:p>
          <text:p text:style-name="Preformatted_20_Text"><text:s text:c="8"/>'logoutRedirect' =&gt; [</text:p>
          <text:p text:style-name="Preformatted_20_Text"><text:soft-page-break/><text:s text:c="12"/>'controller' =&gt; 'Pages',</text:p>
          <text:p text:style-name="Preformatted_20_Text"><text:s text:c="12"/>'action' =&gt; 'display',</text:p>
          <text:p text:style-name="Preformatted_20_Text"><text:s text:c="12"/>'home'</text:p>
          <text:p text:style-name="Preformatted_20_Text"><text:s text:c="8"/>]</text:p>
          <text:p text:style-name="Preformatted_20_Text"><text:s text:c="4"/>]);</text:p>
          <text:p text:style-name="Preformatted_20_Text">}</text:p>
          <text:p text:style-name="Preformatted_20_Text"/>
          <text:p text:style-name="Preformatted_20_Text">public function isAuthorized($user)</text:p>
          <text:p text:style-name="Preformatted_20_Text">{</text:p>
          <text:p text:style-name="Preformatted_20_Text"><text:s text:c="4"/>// Admin pode acessar todas as actions</text:p>
          <text:p text:style-name="Preformatted_20_Text"><text:s text:c="4"/>if (isset($user['role']) &amp;&amp; $user['role'] === 'admin') {</text:p>
          <text:p text:style-name="Preformatted_20_Text"><text:s text:c="8"/>return true;</text:p>
          <text:p text:style-name="Preformatted_20_Text"><text:s text:c="4"/>}</text:p>
          <text:p text:style-name="Preformatted_20_Text"/>
          <text:p text:style-name="Preformatted_20_Text"><text:s text:c="4"/>// Bloqueia acesso por padrão</text:p>
          <text:p text:style-name="Preformatted_20_Text"><text:s text:c="4"/>return false;</text:p>
          <text:p text:style-name="P2">}</text:p>
          <text:p text:style-name="Text_20_body">Acabamos de criar um mecanismo de autorização muito simples. Nesse caso os usuários com papel <text:span text:style-name="Source_20_Text">admin</text:span> poderão acessar qualquer url no site quando estiverem logados, mas o restante dos usuários (author) não podem acessar qualquer coisa diferente dos usuários não logados.</text:p>
          <text:p text:style-name="Text_20_body">Isso não é exatamente o que nós queremos, por isso precisamos corrigir nosso metódo <text:span text:style-name="Source_20_Text">isAuthorized()</text:span> para fornecer mais regras. Mas ao invés de fazer isso no AppController, vamos delegar a cada controller para suprir essas regras extras. As regras que adicionaremos para o <text:span text:style-name="Source_20_Text">add</text:span> de ArticlesController deve permitir ao autores criarem os posts mas evitar a edição de posts que não sejam deles. Abra o arquivo <text:span text:style-name="Strong_20_Emphasis">src/Controller/ArticlesController.php</text:span> e adicione o seguinte conteúdo:</text:p>
          <text:p text:style-name="Preformatted_20_Text">// src/Controller/ArticlesController.php</text:p>
          <text:p text:style-name="Preformatted_20_Text"/>
          <text:p text:style-name="Preformatted_20_Text">public function isAuthorized($user)</text:p>
          <text:p text:style-name="Preformatted_20_Text">{</text:p>
          <text:p text:style-name="Preformatted_20_Text"><text:s text:c="4"/>// Todos os usuários registrados podem adicionar artigos</text:p>
          <text:p text:style-name="Preformatted_20_Text"><text:s text:c="4"/>if ($this-&gt;request-&gt;getParam('action') === 'add') {</text:p>
          <text:p text:style-name="Preformatted_20_Text"><text:s text:c="8"/>return true;</text:p>
          <text:p text:style-name="Preformatted_20_Text"><text:s text:c="4"/>}</text:p>
          <text:p text:style-name="Preformatted_20_Text"/>
          <text:p text:style-name="Preformatted_20_Text"><text:s text:c="4"/>// Apenas o proprietário do artigo pode editar e excluí</text:p>
          <text:p text:style-name="Preformatted_20_Text"><text:s text:c="4"/>if (in_array($this-&gt;request-&gt;getParam('action'), ['edit', 'delete'])) {</text:p>
          <text:p text:style-name="Preformatted_20_Text"><text:s text:c="8"/>$articleId = (int)$this-&gt;request-&gt;getParam('pass.0');</text:p>
          <text:p text:style-name="Preformatted_20_Text"><text:s text:c="8"/>if ($this-&gt;Articles-&gt;isOwnedBy($articleId, $user['id'])) {</text:p>
          <text:p text:style-name="Preformatted_20_Text"><text:s text:c="12"/>return true;</text:p>
          <text:p text:style-name="Preformatted_20_Text"><text:s text:c="8"/>}</text:p>
          <text:p text:style-name="Preformatted_20_Text"><text:s text:c="4"/>}</text:p>
          <text:p text:style-name="Preformatted_20_Text"/>
          <text:p text:style-name="Preformatted_20_Text"><text:s text:c="4"/>return parent::isAuthorized($user);</text:p>
          <text:p text:style-name="P2">}</text:p>
          <text:p text:style-name="Text_20_body">Estamos sobrescrevendo a chamada <text:span text:style-name="Source_20_Text">isAuthorized()``do AppController e internamente verificando na classe pai se o usuário está autorizado. Caso não esteja, então apenas permitem acessar a action ``add</text:span>, e condicionalmente action <text:span text:style-name="Source_20_Text">edit</text:span> e <text:span text:style-name="Source_20_Text">delete</text:span>. Uma última coisa não foi implementada. Para dizer ou não se o usuário está autorizado a editar o artigo, nós estamos chamando uma função <text:span text:style-name="Source_20_Text">isOwnedBy()</text:span> na tabela artigos. Vamos, então, implementar essa função:</text:p>
          <text:p text:style-name="Preformatted_20_Text">// src/Model/Table/ArticlesTable.php</text:p>
          <text:p text:style-name="Preformatted_20_Text"/>
          <text:p text:style-name="Preformatted_20_Text"><text:soft-page-break/>public function isOwnedBy($articleId, $userId)</text:p>
          <text:p text:style-name="Preformatted_20_Text">{</text:p>
          <text:p text:style-name="Preformatted_20_Text"><text:s text:c="4"/>return $this-&gt;exists(['id' =&gt; $articleId, 'user_id' =&gt; $userId]);</text:p>
          <text:p text:style-name="P2">}</text:p>
          <text:p text:style-name="Text_20_body">Isso conclui então nossa autorização simples e nosso tutorial de autorização. Para garantir o UsersController você pode seguir as mesmas técnicas que usamos para ArticlesController, você também pode ser mais criativo e codificar algumas coisas mais gerais no AppController para suas próprias regras baseadas em papéis.</text:p>
          <text:p text:style-name="Text_20_body">Se precisar de mais controle, nós sugerimos que leia o guia completo do Auth <text:a xlink:type="simple" xlink:href="https://book.cakephp.org/3.0/pt/controllers/components/authentication.html" text:style-name="Internet_20_link" text:visited-style-name="Visited_20_Internet_20_Link">Authentication</text:a> seção onde você encontrará mais sobre a configuração do componente, criação de classes de Autorização customizadas, e muito mais.</text:p>
          <text:section text:style-name="Sect1" text:name="sugerimos-as-seguintes-leituras">
            <text:h text:style-name="Heading_20_3" text:outline-level="3">Sugerimos as seguintes leituras</text:h>
            <text:list xml:id="list4087590506" text:style-name="L6">
              <text:list-item>
                <text:p text:style-name="P16"><text:a xlink:type="simple" xlink:href="https://book.cakephp.org/3.0/pt/bake/usage.html" text:style-name="Internet_20_link" text:visited-style-name="Visited_20_Internet_20_Link">Geração de código com bake</text:a> Generating basic CRUD code </text:p>
              </text:list-item>
              <text:list-item>
                <text:p text:style-name="P10"><text:a xlink:type="simple" xlink:href="https://book.cakephp.org/3.0/pt/controllers/components/authentication.html" text:style-name="Internet_20_link" text:visited-style-name="Visited_20_Internet_20_Link">Authentication</text:a>: User registration and login </text:p>
              </text:list-item>
            </text:list>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3:50:41.109538982</meta:creation-date>
    <dc:date>2019-03-02T10:38:42.503884256</dc:date>
    <meta:editing-duration>PT12M6S</meta:editing-duration>
    <meta:editing-cycles>5</meta:editing-cycles>
    <meta:generator>LibreOffice/6.0.7.3$Linux_X86_64 LibreOffice_project/00m0$Build-3</meta:generator>
    <meta:document-statistic meta:table-count="0" meta:image-count="0" meta:object-count="0" meta:page-count="41" meta:paragraph-count="1356" meta:word-count="10617" meta:character-count="80885" meta:non-whitespace-character-count="66204"/>
  </office:meta>
</office:document-meta>
</file>